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8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9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0" style:family="table-cell" style:parent-style-name="Normal_5_32_Tables_32_raw" style:data-style-name="N36">
      <style:table-cell-properties style:vertical-align="automatic" fo:background-color="#FFFFFF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11" style:family="table-cell" style:parent-style-name="Normal_5_32_Tables_32_raw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2" style:family="table-cell" style:parent-style-name="Normal_5_32_Tables_32_raw" style:data-style-name="N36">
      <style:table-cell-properties fo:border-top="none" fo:border-bottom="2pt solid #000000" fo:border-left="none" fo:border-right="none" style:vertical-align="automatic" fo:background-color="#FFFFFF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13" style:family="table-cell" style:parent-style-name="Normal_5_32_Tables_32_raw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14" style:family="table-cell" style:parent-style-name="Normal_5_32_Tables_32_raw" style:data-style-name="N36">
      <style:table-cell-properties style:vertical-align="middle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5" style:family="table-cell" style:parent-style-name="Normal_5_32_Tables_32_raw" style:data-style-name="N36">
      <style:table-cell-properties fo:border-top="2pt solid #000000" fo:border-bottom="none" fo:border-left="none" fo:border-right="none" style:vertical-align="middle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6" style:family="table-cell" style:parent-style-name="Normal_5_32_Tables_32_raw" style:data-style-name="N36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7" style:family="table-cell" style:parent-style-name="Normal_5_32_Tables_32_raw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8" style:family="table-cell" style:parent-style-name="Normal_5_32_Tables_32_raw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9" style:family="table-cell" style:parent-style-name="Percent" style:data-style-name="N37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fo:background-color="#FFFFFF"/>
      <style:text-properties fo:color="#808080" fo:font-size="11pt" style:font-size-asian="11pt" style:font-size-complex="11pt"/>
    </style:style>
    <style:style style:name="ce21" style:family="table-cell" style:parent-style-name="Normal_5_32_Tables_32_raw" style:data-style-name="N38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22" style:family="table-cell" style:parent-style-name="Normal_5_32_Tables_32_raw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3" style:family="table-cell" style:parent-style-name="Normal_5_32_Tables_32_raw" style:data-style-name="N37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4" style:family="table-cell" style:parent-style-name="Percent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5" style:family="table-cell" style:parent-style-name="Normal_32_2" style:data-style-name="N0">
      <style:table-cell-properties style:vertical-align="automatic" fo:wrap-option="wrap" fo:background-color="#FFFFFF"/>
      <style:text-properties fo:font-size="11pt" style:font-size-asian="11pt" style:font-size-complex="11pt"/>
    </style:style>
    <style:style style:name="ce26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30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31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2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Normal_5_32_Tables_32_raw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35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86354166666667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42pt" style:use-optimal-row-height="false" fo:break-before="auto"/>
    </style:style>
    <style:style style:name="ro6" style:family="table-row">
      <style:table-row-properties style:row-height="17.25pt" style:use-optimal-row-height="tru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43.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709_2017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1638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style-name="ce4"/>
          <table:table-cell table:number-columns-repeated="16380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8" table:style-name="ce3"/>
          <table:table-cell table:number-columns-repeated="16375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Table TSGB1202 (NTS0709)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office:value-type="string" table:style-name="ce7">
            <text:p>Travel by mobility status and main mode/mode: England, 2017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table:style-name="ce9"/>
          <table:table-cell table:number-columns-repeated="3" table:style-name="ce10"/>
          <table:table-cell table:number-columns-repeated="16380" table:style-name="ce3"/>
        </table:table-row>
        <table:table-row table:style-name="ro3">
          <table:table-cell table:style-name="ce11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4">
          <table:table-cell table:style-name="ce14"/>
          <table:table-cell office:value-type="string" table:number-columns-spanned="2" table:number-rows-spanned="1" table:style-name="ce33">
            <text:p>Mobility status<text:span text:style-name="T2">1</text:span></text:p>
          </table:table-cell>
          <table:covered-table-cell/>
          <table:table-cell table:style-name="ce15"/>
          <table:table-cell table:number-columns-repeated="16380" table:style-name="ce3"/>
        </table:table-row>
        <table:table-row table:style-name="ro5">
          <table:table-cell table:style-name="ce16"/>
          <table:table-cell office:value-type="string" table:style-name="ce17">
            <text:p>With a mobility difficulty</text:p>
          </table:table-cell>
          <table:table-cell office:value-type="string" table:style-name="ce17">
            <text:p>No mobility difficulty</text:p>
          </table:table-cell>
          <table:table-cell office:value-type="string" table:style-name="ce17">
            <text:p>All individuals (aged 16+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rips per person per year by main mode:</text:p>
          </table:table-cell>
          <table:table-cell table:style-name="ce18"/>
          <table:table-cell table:number-columns-repeated="2" table:style-name="ce8"/>
          <table:table-cell table:number-columns-repeated="16380" table:style-name="ce3"/>
        </table:table-row>
        <table:table-row table:style-name="ro6">
          <table:table-cell office:value-type="string" table:style-name="ce9">
            <text:p>Walk<text:span text:style-name="T2">2</text:span></text:p>
          </table:table-cell>
          <table:table-cell office:value-type="float" office:value="124.98725749797751" table:style-name="ce19">
            <text:p>125</text:p>
          </table:table-cell>
          <table:table-cell office:value-type="float" office:value="257.34316333437727" table:style-name="ce19">
            <text:p>257</text:p>
          </table:table-cell>
          <table:table-cell office:value-type="float" office:value="244.58124364201183" table:style-name="ce19">
            <text:p>245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Bicycle</text:p>
          </table:table-cell>
          <table:table-cell office:value-type="float" office:value="7.9708772643528674" table:style-name="ce19">
            <text:p>8</text:p>
          </table:table-cell>
          <table:table-cell office:value-type="float" office:value="18.279742278430778" table:style-name="ce19">
            <text:p>18</text:p>
          </table:table-cell>
          <table:table-cell office:value-type="float" office:value="17.293194251984694" table:style-name="ce19">
            <text:p>17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Car / van driver</text:p>
          </table:table-cell>
          <table:table-cell office:value-type="float" office:value="245.0778345025814" table:style-name="ce19">
            <text:p>245</text:p>
          </table:table-cell>
          <table:table-cell office:value-type="float" office:value="509.04319168515866" table:style-name="ce19">
            <text:p>509</text:p>
          </table:table-cell>
          <table:table-cell office:value-type="float" office:value="483.74663247825583" table:style-name="ce19">
            <text:p>484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Car / van passenger</text:p>
          </table:table-cell>
          <table:table-cell office:value-type="float" office:value="154.64759142985298" table:style-name="ce19">
            <text:p>155</text:p>
          </table:table-cell>
          <table:table-cell office:value-type="float" office:value="135.17075294899024" table:style-name="ce19">
            <text:p>135</text:p>
          </table:table-cell>
          <table:table-cell office:value-type="float" office:value="137.06770867809328" table:style-name="ce19">
            <text:p>137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Motorcycle<text:s/></text:p>
          </table:table-cell>
          <table:table-cell office:value-type="float" office:value="2.1940582781646825" table:style-name="ce19">
            <text:p>2</text:p>
          </table:table-cell>
          <table:table-cell office:value-type="float" office:value="4.1795739420490738" table:style-name="ce19">
            <text:p>4</text:p>
          </table:table-cell>
          <table:table-cell office:value-type="float" office:value="4.0051217872477949" table:style-name="ce19">
            <text:p>4</text:p>
          </table:table-cell>
          <table:table-cell table:style-name="ce9"/>
          <table:table-cell table:number-columns-repeated="16379" table:style-name="ce3"/>
        </table:table-row>
        <table:table-row table:style-name="ro6">
          <table:table-cell office:value-type="string" table:style-name="ce9">
            <text:p>Other private transport<text:span text:style-name="T2">3</text:span></text:p>
          </table:table-cell>
          <table:table-cell office:value-type="float" office:value="20.013917312462059" table:style-name="ce19">
            <text:p>20</text:p>
          </table:table-cell>
          <table:table-cell office:value-type="float" office:value="3.1577873866906434" table:style-name="ce19">
            <text:p>3</text:p>
          </table:table-cell>
          <table:table-cell office:value-type="float" office:value="4.7799587678605429" table:style-name="ce19">
            <text:p>5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Bus in London</text:p>
          </table:table-cell>
          <table:table-cell office:value-type="float" office:value="11.220292315786009" table:style-name="ce19">
            <text:p>11</text:p>
          </table:table-cell>
          <table:table-cell office:value-type="float" office:value="18.640132267059855" table:style-name="ce19">
            <text:p>19</text:p>
          </table:table-cell>
          <table:table-cell office:value-type="float" office:value="17.92123836501634" table:style-name="ce19">
            <text:p>18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Other local bus</text:p>
          </table:table-cell>
          <table:table-cell office:value-type="float" office:value="35.235488836226452" table:style-name="ce19">
            <text:p>35</text:p>
          </table:table-cell>
          <table:table-cell office:value-type="float" office:value="38.665746709325234" table:style-name="ce19">
            <text:p>39</text:p>
          </table:table-cell>
          <table:table-cell office:value-type="float" office:value="38.320352671897417" table:style-name="ce19">
            <text:p>38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Non-local bus</text:p>
          </table:table-cell>
          <table:table-cell office:value-type="float" office:value="0.21889107305543262" table:style-name="ce19">
            <text:p>-</text:p>
          </table:table-cell>
          <table:table-cell office:value-type="float" office:value="0.9610889166778247" table:style-name="ce19">
            <text:p>1</text:p>
          </table:table-cell>
          <table:table-cell office:value-type="float" office:value="0.88957097151775055" table:style-name="ce19">
            <text:p>1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style-name="ce9">
            <text:p>London Underground</text:p>
          </table:table-cell>
          <table:table-cell office:value-type="float" office:value="4.1032385305715184" table:style-name="ce19">
            <text:p>4</text:p>
          </table:table-cell>
          <table:table-cell office:value-type="float" office:value="12.552499550880594" table:style-name="ce19">
            <text:p>13</text:p>
          </table:table-cell>
          <table:table-cell office:value-type="float" office:value="11.737632039899145" table:style-name="ce19">
            <text:p>1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Surface Rail</text:p>
          </table:table-cell>
          <table:table-cell office:value-type="float" office:value="9.6559762870403851" table:style-name="ce19">
            <text:p>10</text:p>
          </table:table-cell>
          <table:table-cell office:value-type="float" office:value="25.871956397001654" table:style-name="ce19">
            <text:p>26</text:p>
          </table:table-cell>
          <table:table-cell office:value-type="float" office:value="24.307274336526582" table:style-name="ce19">
            <text:p>2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axi / minicab</text:p>
          </table:table-cell>
          <table:table-cell office:value-type="float" office:value="18.835392855966052" table:style-name="ce19">
            <text:p>19</text:p>
          </table:table-cell>
          <table:table-cell office:value-type="float" office:value="8.6687945001433437" table:style-name="ce19">
            <text:p>9</text:p>
          </table:table-cell>
          <table:table-cell office:value-type="float" office:value="9.6437625160387732" table:style-name="ce19">
            <text:p>10</text:p>
          </table:table-cell>
          <table:table-cell table:style-name="ce4"/>
          <table:table-cell table:number-columns-repeated="16379"/>
        </table:table-row>
        <table:table-row table:style-name="ro6">
          <table:table-cell office:value-type="string" table:style-name="ce9">
            <text:p>Other public transport<text:span text:style-name="T2">4</text:span></text:p>
          </table:table-cell>
          <table:table-cell office:value-type="float" office:value="1.302959894494268" table:style-name="ce19">
            <text:p>1</text:p>
          </table:table-cell>
          <table:table-cell office:value-type="float" office:value="4.7250952810609785" table:style-name="ce19">
            <text:p>5</text:p>
          </table:table-cell>
          <table:table-cell office:value-type="float" office:value="4.3952119339999154" table:style-name="ce19">
            <text:p>4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All modes</text:p>
          </table:table-cell>
          <table:table-cell office:value-type="float" office:value="635.46377607853162" table:style-name="ce19">
            <text:p>635</text:p>
          </table:table-cell>
          <table:table-cell office:value-type="float" office:value="1037.259525197846" table:style-name="ce19">
            <text:p>1,037</text:p>
          </table:table-cell>
          <table:table-cell office:value-type="float" office:value="998.68890244034958" table:style-name="ce19">
            <text:p>999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9"/>
          <table:table-cell table:number-columns-repeated="3" table:style-name="ce21"/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Distance (miles) per person per year by stage mode:</text:p>
          </table:table-cell>
          <table:table-cell table:style-name="ce22"/>
          <table:table-cell table:number-columns-repeated="2" table:style-name="ce23"/>
          <table:table-cell table:style-name="ce4"/>
          <table:table-cell table:number-columns-repeated="16379"/>
        </table:table-row>
        <table:table-row table:style-name="ro6">
          <table:table-cell office:value-type="string" table:style-name="ce9">
            <text:p>Walk<text:span text:style-name="T2">2</text:span></text:p>
          </table:table-cell>
          <table:table-cell office:value-type="float" office:value="97.747182607123307" table:style-name="ce19">
            <text:p>98</text:p>
          </table:table-cell>
          <table:table-cell office:value-type="float" office:value="220.35664736549171" table:style-name="ce19">
            <text:p>220</text:p>
          </table:table-cell>
          <table:table-cell office:value-type="float" office:value="208.54872032517551" table:style-name="ce19">
            <text:p>209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Bicycle</text:p>
          </table:table-cell>
          <table:table-cell office:value-type="float" office:value="25.976026179062277" table:style-name="ce19">
            <text:p>26</text:p>
          </table:table-cell>
          <table:table-cell office:value-type="float" office:value="72.299630912214397" table:style-name="ce19">
            <text:p>72</text:p>
          </table:table-cell>
          <table:table-cell office:value-type="float" office:value="67.98272657648775" table:style-name="ce19">
            <text:p>68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Car / van driver</text:p>
          </table:table-cell>
          <table:table-cell office:value-type="float" office:value="1490.5061263970165" table:style-name="ce19">
            <text:p>1,491</text:p>
          </table:table-cell>
          <table:table-cell office:value-type="float" office:value="4334.0179961863741" table:style-name="ce19">
            <text:p>4,334</text:p>
          </table:table-cell>
          <table:table-cell office:value-type="float" office:value="4061.2420104699677" table:style-name="ce19">
            <text:p>4,06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Car / van passenger</text:p>
          </table:table-cell>
          <table:table-cell office:value-type="float" office:value="1271.3352423961389" table:style-name="ce19">
            <text:p>1,271</text:p>
          </table:table-cell>
          <table:table-cell office:value-type="float" office:value="1482.6279550171423" table:style-name="ce19">
            <text:p>1,483</text:p>
          </table:table-cell>
          <table:table-cell office:value-type="float" office:value="1463.5765423793464" table:style-name="ce19">
            <text:p>1,46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Motorcycle<text:s/></text:p>
          </table:table-cell>
          <table:table-cell office:value-type="float" office:value="27.474788004618876" table:style-name="ce19">
            <text:p>27</text:p>
          </table:table-cell>
          <table:table-cell office:value-type="float" office:value="46.571824412351383" table:style-name="ce19">
            <text:p>47</text:p>
          </table:table-cell>
          <table:table-cell office:value-type="float" office:value="44.774867992989172" table:style-name="ce19">
            <text:p>45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9">
            <text:p>Other private transport<text:span text:style-name="T2">3</text:span></text:p>
          </table:table-cell>
          <table:table-cell office:value-type="float" office:value="71.628376815050032" table:style-name="ce19">
            <text:p>72</text:p>
          </table:table-cell>
          <table:table-cell office:value-type="float" office:value="82.242686950049162" table:style-name="ce19">
            <text:p>82</text:p>
          </table:table-cell>
          <table:table-cell office:value-type="float" office:value="81.225224269959313" table:style-name="ce19">
            <text:p>81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Bus in London</text:p>
          </table:table-cell>
          <table:table-cell office:value-type="float" office:value="37.258028572077038" table:style-name="ce19">
            <text:p>37</text:p>
          </table:table-cell>
          <table:table-cell office:value-type="float" office:value="88.424241223772199" table:style-name="ce19">
            <text:p>88</text:p>
          </table:table-cell>
          <table:table-cell office:value-type="float" office:value="83.484259040494635" table:style-name="ce19">
            <text:p>83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Other local bus</text:p>
          </table:table-cell>
          <table:table-cell office:value-type="float" office:value="145.14113869344587" table:style-name="ce19">
            <text:p>145</text:p>
          </table:table-cell>
          <table:table-cell office:value-type="float" office:value="190.08131026090959" table:style-name="ce19">
            <text:p>190</text:p>
          </table:table-cell>
          <table:table-cell office:value-type="float" office:value="185.6936416681115" table:style-name="ce19">
            <text:p>186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n-local bus</text:p>
          </table:table-cell>
          <table:table-cell office:value-type="float" office:value="27.182678924620866" table:style-name="ce19">
            <text:p>27</text:p>
          </table:table-cell>
          <table:table-cell office:value-type="float" office:value="73.523480732354443" table:style-name="ce19">
            <text:p>74</text:p>
          </table:table-cell>
          <table:table-cell office:value-type="float" office:value="69.052229244588133" table:style-name="ce19">
            <text:p>69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London Underground</text:p>
          </table:table-cell>
          <table:table-cell office:value-type="float" office:value="38.6526507500744" table:style-name="ce19">
            <text:p>39</text:p>
          </table:table-cell>
          <table:table-cell office:value-type="float" office:value="130.18284756499727" table:style-name="ce19">
            <text:p>130</text:p>
          </table:table-cell>
          <table:table-cell office:value-type="float" office:value="121.35796677346409" table:style-name="ce19">
            <text:p>12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urface Rail</text:p>
          </table:table-cell>
          <table:table-cell office:value-type="float" office:value="197.88564907738854" table:style-name="ce19">
            <text:p>198</text:p>
          </table:table-cell>
          <table:table-cell office:value-type="float" office:value="708.17882404451268" table:style-name="ce19">
            <text:p>708</text:p>
          </table:table-cell>
          <table:table-cell office:value-type="float" office:value="658.98656817376241" table:style-name="ce19">
            <text:p>659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Taxi / minicab</text:p>
          </table:table-cell>
          <table:table-cell office:value-type="float" office:value="63.223498928415729" table:style-name="ce19">
            <text:p>63</text:p>
          </table:table-cell>
          <table:table-cell office:value-type="float" office:value="57.204859390421241" table:style-name="ce19">
            <text:p>57</text:p>
          </table:table-cell>
          <table:table-cell office:value-type="float" office:value="57.770985396044168" table:style-name="ce19">
            <text:p>58</text:p>
          </table:table-cell>
          <table:table-cell table:number-columns-repeated="16380"/>
        </table:table-row>
        <table:table-row table:style-name="ro6">
          <table:table-cell office:value-type="string" table:style-name="ce9">
            <text:p>Other public transport<text:span text:style-name="T2">4</text:span></text:p>
          </table:table-cell>
          <table:table-cell office:value-type="float" office:value="11.04704773697665" table:style-name="ce19">
            <text:p>11</text:p>
          </table:table-cell>
          <table:table-cell office:value-type="float" office:value="61.799864637113899" table:style-name="ce19">
            <text:p>62</text:p>
          </table:table-cell>
          <table:table-cell office:value-type="float" office:value="56.911041581075708" table:style-name="ce19">
            <text:p>57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All modes</text:p>
          </table:table-cell>
          <table:table-cell office:value-type="float" office:value="3505.0584350820091" table:style-name="ce19">
            <text:p>3,505</text:p>
          </table:table-cell>
          <table:table-cell office:value-type="float" office:value="7547.5121686977054" table:style-name="ce19">
            <text:p>7,548</text:p>
          </table:table-cell>
          <table:table-cell office:value-type="float" office:value="7160.606783891466" table:style-name="ce19">
            <text:p>7,161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3" table:style-name="ce21"/>
          <table:table-cell table:number-columns-repeated="16380"/>
        </table:table-row>
        <table:table-row table:style-name="ro1">
          <table:table-cell office:value-type="string" table:style-name="ce9">
            <text:p>Unweighted sample size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<text:s text:c="3"/>individuals</text:p>
          </table:table-cell>
          <table:table-cell office:value-type="float" office:value="1209" table:style-name="ce19">
            <text:p>1,209</text:p>
          </table:table-cell>
          <table:table-cell office:value-type="float" office:value="10413" table:style-name="ce19">
            <text:p>10,413</text:p>
          </table:table-cell>
          <table:table-cell office:value-type="float" office:value="11627" table:style-name="ce19">
            <text:p>11,627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<text:s text:c="3"/>trips ('000s)</text:p>
          </table:table-cell>
          <table:table-cell office:value-type="float" office:value="13.46" table:style-name="ce19">
            <text:p>13</text:p>
          </table:table-cell>
          <table:table-cell office:value-type="float" office:value="196.447" table:style-name="ce19">
            <text:p>196</text:p>
          </table:table-cell>
          <table:table-cell office:value-type="float" office:value="209.98599999999999" table:style-name="ce19">
            <text:p>210</text:p>
          </table:table-cell>
          <table:table-cell table:number-columns-repeated="16380"/>
        </table:table-row>
        <table:table-row table:style-name="ro7">
          <table:table-cell office:value-type="string" table:style-name="ce11">
            <text:p><text:s text:c="3"/>stages ('000s)</text:p>
          </table:table-cell>
          <table:table-cell office:value-type="float" office:value="14.757999999999999" table:style-name="ce24">
            <text:p>15</text:p>
          </table:table-cell>
          <table:table-cell office:value-type="float" office:value="221.958" table:style-name="ce24">
            <text:p>222</text:p>
          </table:table-cell>
          <table:table-cell office:value-type="float" office:value="236.79499999999999" table:style-name="ce24">
            <text:p>237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number-columns-spanned="4" table:number-rows-spanned="1" table:style-name="ce34">
            <text:p>1. The NTS definition of having a mobility difficulty is based on those adults who responded to say they have difficulties travelling on foot, by bus or both. Those that said they only have difficulty getting in/out of a car are classified in this table as having no mobility difficulty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2. Walking data was revised in 2018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3. Motorcycle and other private (mostly private hire bus)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4. Air, ferries and light rail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figures in this table are National Statistics.</text:p>
          </table:table-cell>
          <table:table-cell table:number-columns-repeated="3" table:style-name="ce8"/>
          <table:table-cell table:style-name="ce18"/>
          <table:table-cell table:style-name="ce8"/>
          <table:table-cell table:number-columns-repeated="16378"/>
        </table:table-row>
        <table:table-row table:style-name="ro9">
          <table:table-cell office:value-type="string" table:number-columns-spanned="4" table:number-rows-spanned="1" table:style-name="ce35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2" table:style-name="ce25"/>
          <table:table-cell table:number-columns-repeated="16378"/>
        </table:table-row>
        <table:table-row table:style-name="ro7">
          <table:table-cell office:value-type="string" table:style-name="ce26">
            <text:p>The survey results are subject to sampling error.</text:p>
          </table:table-cell>
          <table:table-cell table:number-columns-repeated="3" table:style-name="ce8"/>
          <table:table-cell table:style-name="ce18"/>
          <table:table-cell table:style-name="ce8"/>
          <table:table-cell table:number-columns-repeated="16378"/>
        </table:table-row>
        <table:table-row table:style-name="ro2">
          <table:table-cell table:style-name="ce3"/>
          <table:table-cell table:style-name="ce27"/>
          <table:table-cell table:number-columns-repeated="3" table:style-name="ce3"/>
          <table:table-cell table:style-name="ce28"/>
          <table:table-cell table:number-columns-repeated="16378"/>
        </table:table-row>
        <table:table-row table:style-name="ro2">
          <table:table-cell office:value-type="string" table:style-name="ce29">
            <text:p><text:a xlink:href="mailto:national.travelsurvey@dft.gov.uk"><text:span text:style-name="T1">Email:<text:s/></text:span>national.travelsurvey@dft.gov.uk</text:a></text:p>
          </table:table-cell>
          <table:table-cell table:style-name="ce30"/>
          <table:table-cell table:style-name="ce3"/>
          <table:table-cell office:value-type="string" table:style-name="ce28">
            <text:p>Source: National Travel Survey</text:p>
          </table:table-cell>
          <table:table-cell table:style-name="ce3"/>
          <table:table-cell table:style-name="ce28"/>
          <table:table-cell table:number-columns-repeated="16378"/>
        </table:table-row>
        <table:table-row table:style-name="ro1">
          <table:table-cell office:value-type="string" table:style-name="ce31">
            <text:p><text:a xlink:href="https://www.gov.uk/government/statistics/national-travel-survey-2017">Notes &amp; definitions</text:a></text:p>
          </table:table-cell>
          <table:table-cell table:style-name="ce27"/>
          <table:table-cell table:style-name="ce3"/>
          <table:table-cell office:value-type="string" table:style-name="ce28">
            <text:p>Last updated: 26 July 2018</text:p>
          </table:table-cell>
          <table:table-cell table:style-name="ce3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32"/>
          <table:table-cell table:style-name="ce26"/>
          <table:table-cell office:value-type="string" table:style-name="ce28">
            <text:p>Next update: Summer 2019</text:p>
          </table:table-cell>
          <table:table-cell table:style-name="ce26"/>
          <table:table-cell table:style-name="ce28"/>
          <table:table-cell table:number-columns-repeated="16378"/>
        </table:table-row>
        <table:table-row table:style-name="ro2">
          <table:table-cell table:number-columns-spanned="6" table:number-rows-spanned="1" table:style-name="ce36"/>
          <table:covered-table-cell table:number-columns-repeated="5"/>
          <table:table-cell table:number-columns-repeated="16378"/>
        </table:table-row>
        <table:table-row table:style-name="ro2">
          <table:table-cell table:number-columns-repeated="6" table:style-name="ce26"/>
          <table:table-cell table:number-columns-repeated="16378"/>
        </table:table-row>
        <table:table-row table:number-rows-repeated="1048516" table:style-name="ro2">
          <table:table-cell table:number-columns-repeated="16384"/>
        </table:table-row>
      </table:table>
      <table:table table:name="NTS0709_2016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1638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style-name="ce4"/>
          <table:table-cell table:number-columns-repeated="16380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8" table:style-name="ce3"/>
          <table:table-cell table:number-columns-repeated="16375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Table TSGB1202 (NTS0709)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office:value-type="string" table:style-name="ce7">
            <text:p>Travel by mobility status and main mode/mode: England, 2016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table:style-name="ce9"/>
          <table:table-cell table:number-columns-repeated="3" table:style-name="ce10"/>
          <table:table-cell table:number-columns-repeated="16380" table:style-name="ce3"/>
        </table:table-row>
        <table:table-row table:style-name="ro3">
          <table:table-cell table:style-name="ce11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4">
          <table:table-cell table:style-name="ce14"/>
          <table:table-cell office:value-type="string" table:number-columns-spanned="2" table:number-rows-spanned="1" table:style-name="ce33">
            <text:p>Mobility status<text:span text:style-name="T2">1</text:span></text:p>
          </table:table-cell>
          <table:covered-table-cell/>
          <table:table-cell table:style-name="ce15"/>
          <table:table-cell table:number-columns-repeated="16380" table:style-name="ce3"/>
        </table:table-row>
        <table:table-row table:style-name="ro5">
          <table:table-cell table:style-name="ce16"/>
          <table:table-cell office:value-type="string" table:style-name="ce17">
            <text:p>With a mobility difficulty</text:p>
          </table:table-cell>
          <table:table-cell office:value-type="string" table:style-name="ce17">
            <text:p>No mobility difficulty</text:p>
          </table:table-cell>
          <table:table-cell office:value-type="string" table:style-name="ce17">
            <text:p>All individuals (aged 16+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rips per person per year by main mode:</text:p>
          </table:table-cell>
          <table:table-cell table:style-name="ce18"/>
          <table:table-cell table:number-columns-repeated="2" table:style-name="ce8"/>
          <table:table-cell table:number-columns-repeated="16380" table:style-name="ce3"/>
        </table:table-row>
        <table:table-row table:style-name="ro6">
          <table:table-cell office:value-type="string" table:style-name="ce9">
            <text:p>Walk<text:span text:style-name="T2">2</text:span></text:p>
          </table:table-cell>
          <table:table-cell office:value-type="float" office:value="107.65126553772299" table:style-name="ce19">
            <text:p>108</text:p>
          </table:table-cell>
          <table:table-cell office:value-type="float" office:value="240.11955224818828" table:style-name="ce19">
            <text:p>240</text:p>
          </table:table-cell>
          <table:table-cell office:value-type="float" office:value="227.67126507733173" table:style-name="ce19">
            <text:p>228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Bicycle</text:p>
          </table:table-cell>
          <table:table-cell office:value-type="float" office:value="1.2928095646854569" table:style-name="ce19">
            <text:p>1</text:p>
          </table:table-cell>
          <table:table-cell office:value-type="float" office:value="16.771913229968945" table:style-name="ce19">
            <text:p>17</text:p>
          </table:table-cell>
          <table:table-cell office:value-type="float" office:value="15.314545967499228" table:style-name="ce19">
            <text:p>15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Car / van driver</text:p>
          </table:table-cell>
          <table:table-cell office:value-type="float" office:value="244.26996306341391" table:style-name="ce19">
            <text:p>244</text:p>
          </table:table-cell>
          <table:table-cell office:value-type="float" office:value="507.38748607040964" table:style-name="ce19">
            <text:p>507</text:p>
          </table:table-cell>
          <table:table-cell office:value-type="float" office:value="482.82627169740437" table:style-name="ce19">
            <text:p>483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Car / van passenger</text:p>
          </table:table-cell>
          <table:table-cell office:value-type="float" office:value="171.11677372466579" table:style-name="ce19">
            <text:p>171</text:p>
          </table:table-cell>
          <table:table-cell office:value-type="float" office:value="134.83688406153126" table:style-name="ce19">
            <text:p>135</text:p>
          </table:table-cell>
          <table:table-cell office:value-type="float" office:value="138.17213205435525" table:style-name="ce19">
            <text:p>138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Motorcycle<text:s/></text:p>
          </table:table-cell>
          <table:table-cell office:value-type="float" office:value="0.62872207685850756" table:style-name="ce19">
            <text:p>1</text:p>
          </table:table-cell>
          <table:table-cell office:value-type="float" office:value="4.1283852098171439" table:style-name="ce19">
            <text:p>4</text:p>
          </table:table-cell>
          <table:table-cell office:value-type="float" office:value="3.7986526066900539" table:style-name="ce19">
            <text:p>4</text:p>
          </table:table-cell>
          <table:table-cell table:style-name="ce9"/>
          <table:table-cell table:number-columns-repeated="16379" table:style-name="ce3"/>
        </table:table-row>
        <table:table-row table:style-name="ro6">
          <table:table-cell office:value-type="string" table:style-name="ce9">
            <text:p>Other private transport<text:span text:style-name="T2">3</text:span></text:p>
          </table:table-cell>
          <table:table-cell office:value-type="float" office:value="15.794820778231566" table:style-name="ce19">
            <text:p>16</text:p>
          </table:table-cell>
          <table:table-cell office:value-type="float" office:value="4.0417325485202236" table:style-name="ce19">
            <text:p>4</text:p>
          </table:table-cell>
          <table:table-cell office:value-type="float" office:value="5.1768790135266736" table:style-name="ce19">
            <text:p>5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Bus in London</text:p>
          </table:table-cell>
          <table:table-cell office:value-type="float" office:value="5.7922201813092231" table:style-name="ce19">
            <text:p>6</text:p>
          </table:table-cell>
          <table:table-cell office:value-type="float" office:value="17.006268124825116" table:style-name="ce19">
            <text:p>17</text:p>
          </table:table-cell>
          <table:table-cell office:value-type="float" office:value="15.976915535605885" table:style-name="ce19">
            <text:p>16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Other local bus</text:p>
          </table:table-cell>
          <table:table-cell office:value-type="float" office:value="32.253776442805155" table:style-name="ce19">
            <text:p>32</text:p>
          </table:table-cell>
          <table:table-cell office:value-type="float" office:value="36.42862534009231" table:style-name="ce19">
            <text:p>36</text:p>
          </table:table-cell>
          <table:table-cell office:value-type="float" office:value="36.013072104071519" table:style-name="ce19">
            <text:p>3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Non-local bus</text:p>
          </table:table-cell>
          <table:table-cell office:value-type="float" office:value="0.42293020665522563" table:style-name="ce19">
            <text:p>-</text:p>
          </table:table-cell>
          <table:table-cell office:value-type="float" office:value="0.68229256864900134" table:style-name="ce19">
            <text:p>1</text:p>
          </table:table-cell>
          <table:table-cell office:value-type="float" office:value="0.65759060272660086" table:style-name="ce19">
            <text:p>1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style-name="ce9">
            <text:p>London Underground</text:p>
          </table:table-cell>
          <table:table-cell office:value-type="float" office:value="0.55983370601112115" table:style-name="ce19">
            <text:p>1</text:p>
          </table:table-cell>
          <table:table-cell office:value-type="float" office:value="13.178109405476725" table:style-name="ce19">
            <text:p>13</text:p>
          </table:table-cell>
          <table:table-cell office:value-type="float" office:value="11.990439109044869" table:style-name="ce19">
            <text:p>1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Surface Rail</text:p>
          </table:table-cell>
          <table:table-cell office:value-type="float" office:value="5.1271303545239473" table:style-name="ce19">
            <text:p>5</text:p>
          </table:table-cell>
          <table:table-cell office:value-type="float" office:value="26.667391763040939" table:style-name="ce19">
            <text:p>27</text:p>
          </table:table-cell>
          <table:table-cell office:value-type="float" office:value="24.658855343131506" table:style-name="ce19">
            <text:p>2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axi / minicab</text:p>
          </table:table-cell>
          <table:table-cell office:value-type="float" office:value="15.544369755999433" table:style-name="ce19">
            <text:p>16</text:p>
          </table:table-cell>
          <table:table-cell office:value-type="float" office:value="10.924224627272286" table:style-name="ce19">
            <text:p>11</text:p>
          </table:table-cell>
          <table:table-cell office:value-type="float" office:value="11.390758031893158" table:style-name="ce19">
            <text:p>11</text:p>
          </table:table-cell>
          <table:table-cell table:style-name="ce4"/>
          <table:table-cell table:number-columns-repeated="16379"/>
        </table:table-row>
        <table:table-row table:style-name="ro6">
          <table:table-cell office:value-type="string" table:style-name="ce9">
            <text:p>Other public transport<text:span text:style-name="T2">4</text:span></text:p>
          </table:table-cell>
          <table:table-cell office:value-type="float" office:value="2.186197111084212" table:style-name="ce19">
            <text:p>2</text:p>
          </table:table-cell>
          <table:table-cell office:value-type="float" office:value="3.152164464240113" table:style-name="ce19">
            <text:p>3</text:p>
          </table:table-cell>
          <table:table-cell office:value-type="float" office:value="3.0597339399198105" table:style-name="ce19">
            <text:p>3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All modes</text:p>
          </table:table-cell>
          <table:table-cell office:value-type="float" office:value="602.64081250396646" table:style-name="ce19">
            <text:p>603</text:p>
          </table:table-cell>
          <table:table-cell office:value-type="float" office:value="1015.3250296620317" table:style-name="ce19">
            <text:p>1,015</text:p>
          </table:table-cell>
          <table:table-cell office:value-type="float" office:value="976.70711108320029" table:style-name="ce19">
            <text:p>977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9"/>
          <table:table-cell table:number-columns-repeated="3" table:style-name="ce21"/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Distance (miles) per person per year by stage mode:</text:p>
          </table:table-cell>
          <table:table-cell table:style-name="ce22"/>
          <table:table-cell table:number-columns-repeated="2" table:style-name="ce23"/>
          <table:table-cell table:style-name="ce4"/>
          <table:table-cell table:number-columns-repeated="16379"/>
        </table:table-row>
        <table:table-row table:style-name="ro6">
          <table:table-cell office:value-type="string" table:style-name="ce9">
            <text:p>Walk<text:span text:style-name="T2">2</text:span></text:p>
          </table:table-cell>
          <table:table-cell office:value-type="float" office:value="65.344679657331582" table:style-name="ce19">
            <text:p>65</text:p>
          </table:table-cell>
          <table:table-cell office:value-type="float" office:value="209.08195430656329" table:style-name="ce19">
            <text:p>209</text:p>
          </table:table-cell>
          <table:table-cell office:value-type="float" office:value="195.55555312876095" table:style-name="ce19">
            <text:p>19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Bicycle</text:p>
          </table:table-cell>
          <table:table-cell office:value-type="float" office:value="7.825270908572751" table:style-name="ce19">
            <text:p>8</text:p>
          </table:table-cell>
          <table:table-cell office:value-type="float" office:value="66.440575947209339" table:style-name="ce19">
            <text:p>66</text:p>
          </table:table-cell>
          <table:table-cell office:value-type="float" office:value="60.919843371542598" table:style-name="ce19">
            <text:p>61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Car / van driver</text:p>
          </table:table-cell>
          <table:table-cell office:value-type="float" office:value="1566.5820385218938" table:style-name="ce19">
            <text:p>1,567</text:p>
          </table:table-cell>
          <table:table-cell office:value-type="float" office:value="4340.7090679918365" table:style-name="ce19">
            <text:p>4,341</text:p>
          </table:table-cell>
          <table:table-cell office:value-type="float" office:value="4080.6038889840083" table:style-name="ce19">
            <text:p>4,08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Car / van passenger</text:p>
          </table:table-cell>
          <table:table-cell office:value-type="float" office:value="1304.4250999480903" table:style-name="ce19">
            <text:p>1,304</text:p>
          </table:table-cell>
          <table:table-cell office:value-type="float" office:value="1479.3553587770518" table:style-name="ce19">
            <text:p>1,479</text:p>
          </table:table-cell>
          <table:table-cell office:value-type="float" office:value="1462.2287164913932" table:style-name="ce19">
            <text:p>1,46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Motorcycle<text:s/></text:p>
          </table:table-cell>
          <table:table-cell office:value-type="float" office:value="2.143895545850091" table:style-name="ce19">
            <text:p>2</text:p>
          </table:table-cell>
          <table:table-cell office:value-type="float" office:value="46.422958823521199" table:style-name="ce19">
            <text:p>46</text:p>
          </table:table-cell>
          <table:table-cell office:value-type="float" office:value="42.255152951535386" table:style-name="ce19">
            <text:p>42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9">
            <text:p>Other private transport<text:span text:style-name="T2">3</text:span></text:p>
          </table:table-cell>
          <table:table-cell office:value-type="float" office:value="83.028690264798897" table:style-name="ce19">
            <text:p>83</text:p>
          </table:table-cell>
          <table:table-cell office:value-type="float" office:value="82.747481199868631" table:style-name="ce19">
            <text:p>83</text:p>
          </table:table-cell>
          <table:table-cell office:value-type="float" office:value="83.119526179889391" table:style-name="ce19">
            <text:p>83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Bus in London</text:p>
          </table:table-cell>
          <table:table-cell office:value-type="float" office:value="16.89709570743512" table:style-name="ce19">
            <text:p>17</text:p>
          </table:table-cell>
          <table:table-cell office:value-type="float" office:value="69.988829784228386" table:style-name="ce19">
            <text:p>70</text:p>
          </table:table-cell>
          <table:table-cell office:value-type="float" office:value="65.071063982621965" table:style-name="ce19">
            <text:p>65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Other local bus</text:p>
          </table:table-cell>
          <table:table-cell office:value-type="float" office:value="137.34689278186127" table:style-name="ce19">
            <text:p>137</text:p>
          </table:table-cell>
          <table:table-cell office:value-type="float" office:value="191.35490739452536" table:style-name="ce19">
            <text:p>191</text:p>
          </table:table-cell>
          <table:table-cell office:value-type="float" office:value="186.17638831000585" table:style-name="ce19">
            <text:p>186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n-local bus</text:p>
          </table:table-cell>
          <table:table-cell office:value-type="float" office:value="40.990641256658918" table:style-name="ce19">
            <text:p>41</text:p>
          </table:table-cell>
          <table:table-cell office:value-type="float" office:value="60.661726715406786" table:style-name="ce19">
            <text:p>61</text:p>
          </table:table-cell>
          <table:table-cell office:value-type="float" office:value="58.781947139584716" table:style-name="ce19">
            <text:p>59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London Underground</text:p>
          </table:table-cell>
          <table:table-cell office:value-type="float" office:value="6.4129738181245344" table:style-name="ce19">
            <text:p>6</text:p>
          </table:table-cell>
          <table:table-cell office:value-type="float" office:value="129.40185918018085" table:style-name="ce19">
            <text:p>129</text:p>
          </table:table-cell>
          <table:table-cell office:value-type="float" office:value="117.82509899518877" table:style-name="ce19">
            <text:p>118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urface Rail</text:p>
          </table:table-cell>
          <table:table-cell office:value-type="float" office:value="172.400625478363" table:style-name="ce19">
            <text:p>172</text:p>
          </table:table-cell>
          <table:table-cell office:value-type="float" office:value="696.60767075355261" table:style-name="ce19">
            <text:p>697</text:p>
          </table:table-cell>
          <table:table-cell office:value-type="float" office:value="647.48361762031004" table:style-name="ce19">
            <text:p>647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Taxi / minicab</text:p>
          </table:table-cell>
          <table:table-cell office:value-type="float" office:value="62.960680278153795" table:style-name="ce19">
            <text:p>63</text:p>
          </table:table-cell>
          <table:table-cell office:value-type="float" office:value="63.976773926613014" table:style-name="ce19">
            <text:p>64</text:p>
          </table:table-cell>
          <table:table-cell office:value-type="float" office:value="63.879561901986925" table:style-name="ce19">
            <text:p>64</text:p>
          </table:table-cell>
          <table:table-cell table:number-columns-repeated="16380"/>
        </table:table-row>
        <table:table-row table:style-name="ro6">
          <table:table-cell office:value-type="string" table:style-name="ce9">
            <text:p>Other public transport<text:span text:style-name="T2">4</text:span></text:p>
          </table:table-cell>
          <table:table-cell office:value-type="float" office:value="23.674315334969165" table:style-name="ce19">
            <text:p>24</text:p>
          </table:table-cell>
          <table:table-cell office:value-type="float" office:value="73.201443861124019" table:style-name="ce19">
            <text:p>73</text:p>
          </table:table-cell>
          <table:table-cell office:value-type="float" office:value="68.524662404107744" table:style-name="ce19">
            <text:p>69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All modes</text:p>
          </table:table-cell>
          <table:table-cell office:value-type="float" office:value="3490.0328995021036" table:style-name="ce19">
            <text:p>3,490</text:p>
          </table:table-cell>
          <table:table-cell office:value-type="float" office:value="7509.9506086616811" table:style-name="ce19">
            <text:p>7,510</text:p>
          </table:table-cell>
          <table:table-cell office:value-type="float" office:value="7132.4250214609337" table:style-name="ce19">
            <text:p>7,132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3" table:style-name="ce21"/>
          <table:table-cell table:number-columns-repeated="16380"/>
        </table:table-row>
        <table:table-row table:style-name="ro1">
          <table:table-cell office:value-type="string" table:style-name="ce9">
            <text:p>Unweighted sample size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<text:s text:c="3"/>individuals</text:p>
          </table:table-cell>
          <table:table-cell office:value-type="float" office:value="1284" table:style-name="ce19">
            <text:p>1,284</text:p>
          </table:table-cell>
          <table:table-cell office:value-type="float" office:value="11323" table:style-name="ce19">
            <text:p>11,323</text:p>
          </table:table-cell>
          <table:table-cell office:value-type="float" office:value="12616" table:style-name="ce19">
            <text:p>12,616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<text:s text:c="3"/>trips ('000s)</text:p>
          </table:table-cell>
          <table:table-cell office:value-type="float" office:value="13.794" table:style-name="ce19">
            <text:p>14</text:p>
          </table:table-cell>
          <table:table-cell office:value-type="float" office:value="211.43199999999999" table:style-name="ce19">
            <text:p>211</text:p>
          </table:table-cell>
          <table:table-cell office:value-type="float" office:value="225.37299999999999" table:style-name="ce19">
            <text:p>225</text:p>
          </table:table-cell>
          <table:table-cell table:number-columns-repeated="16380"/>
        </table:table-row>
        <table:table-row table:style-name="ro7">
          <table:table-cell office:value-type="string" table:style-name="ce11">
            <text:p><text:s text:c="3"/>stages ('000s)</text:p>
          </table:table-cell>
          <table:table-cell office:value-type="float" office:value="14.686999999999999" table:style-name="ce24">
            <text:p>15</text:p>
          </table:table-cell>
          <table:table-cell office:value-type="float" office:value="238.619" table:style-name="ce24">
            <text:p>239</text:p>
          </table:table-cell>
          <table:table-cell office:value-type="float" office:value="253.46299999999999" table:style-name="ce24">
            <text:p>253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number-columns-spanned="4" table:number-rows-spanned="1" table:style-name="ce34">
            <text:p>1. The NTS definition of having a mobility difficulty is based on those adults who responded to say they have difficulties travelling on foot, by bus or both. Those that said they only have difficulty getting in/out of a car are classified in this table as having no mobility difficulty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2. Walking data was revised in 2018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3. Motorcycle and other private (mostly private hire bus)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4. Air, ferries and light rail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figures in this table are National Statistics.</text:p>
          </table:table-cell>
          <table:table-cell table:number-columns-repeated="3" table:style-name="ce8"/>
          <table:table-cell table:style-name="ce18"/>
          <table:table-cell table:style-name="ce8"/>
          <table:table-cell table:number-columns-repeated="16378"/>
        </table:table-row>
        <table:table-row table:style-name="ro9">
          <table:table-cell office:value-type="string" table:number-columns-spanned="4" table:number-rows-spanned="1" table:style-name="ce35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2" table:style-name="ce25"/>
          <table:table-cell table:number-columns-repeated="16378"/>
        </table:table-row>
        <table:table-row table:style-name="ro7">
          <table:table-cell office:value-type="string" table:style-name="ce26">
            <text:p>The survey results are subject to sampling error.</text:p>
          </table:table-cell>
          <table:table-cell table:number-columns-repeated="3" table:style-name="ce8"/>
          <table:table-cell table:style-name="ce18"/>
          <table:table-cell table:style-name="ce8"/>
          <table:table-cell table:number-columns-repeated="16378"/>
        </table:table-row>
        <table:table-row table:style-name="ro2">
          <table:table-cell table:style-name="ce3"/>
          <table:table-cell table:style-name="ce27"/>
          <table:table-cell table:number-columns-repeated="3" table:style-name="ce3"/>
          <table:table-cell table:style-name="ce28"/>
          <table:table-cell table:number-columns-repeated="16378"/>
        </table:table-row>
        <table:table-row table:style-name="ro2">
          <table:table-cell office:value-type="string" table:style-name="ce29">
            <text:p><text:a xlink:href="mailto:national.travelsurvey@dft.gov.uk"><text:span text:style-name="T1">Email:<text:s/></text:span>national.travelsurvey@dft.gov.uk</text:a></text:p>
          </table:table-cell>
          <table:table-cell table:style-name="ce30"/>
          <table:table-cell table:style-name="ce3"/>
          <table:table-cell office:value-type="string" table:style-name="ce28">
            <text:p>Source: National Travel Survey</text:p>
          </table:table-cell>
          <table:table-cell table:style-name="ce3"/>
          <table:table-cell table:style-name="ce28"/>
          <table:table-cell table:number-columns-repeated="16378"/>
        </table:table-row>
        <table:table-row table:style-name="ro1">
          <table:table-cell office:value-type="string" table:style-name="ce31">
            <text:p><text:a xlink:href="https://www.gov.uk/government/statistics/national-travel-survey-2017">Notes &amp; definitions</text:a></text:p>
          </table:table-cell>
          <table:table-cell table:style-name="ce27"/>
          <table:table-cell table:style-name="ce3"/>
          <table:table-cell office:value-type="string" table:style-name="ce28">
            <text:p>Last updated: 26 July 2018</text:p>
          </table:table-cell>
          <table:table-cell table:style-name="ce3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32"/>
          <table:table-cell table:style-name="ce26"/>
          <table:table-cell office:value-type="string" table:style-name="ce28">
            <text:p>Next update: Summer 2019</text:p>
          </table:table-cell>
          <table:table-cell table:style-name="ce26"/>
          <table:table-cell table:style-name="ce28"/>
          <table:table-cell table:number-columns-repeated="16378"/>
        </table:table-row>
        <table:table-row table:style-name="ro2">
          <table:table-cell table:number-columns-spanned="6" table:number-rows-spanned="1" table:style-name="ce36"/>
          <table:covered-table-cell table:number-columns-repeated="5"/>
          <table:table-cell table:number-columns-repeated="16378"/>
        </table:table-row>
        <table:table-row table:style-name="ro2">
          <table:table-cell table:number-columns-repeated="6" table:style-name="ce26"/>
          <table:table-cell table:number-columns-repeated="16378"/>
        </table:table-row>
        <table:table-row table:number-rows-repeated="1048516" table:style-name="ro2">
          <table:table-cell table:number-columns-repeated="16384"/>
        </table:table-row>
      </table:table>
      <table:table table:name="NTS0709_2015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1638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style-name="ce4"/>
          <table:table-cell table:number-columns-repeated="16380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8" table:style-name="ce3"/>
          <table:table-cell table:number-columns-repeated="16375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Table TSGB1202 (NTS0709)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office:value-type="string" table:style-name="ce7">
            <text:p>Travel by mobility status and main mode/mode: England, 2015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table:style-name="ce9"/>
          <table:table-cell table:number-columns-repeated="3" table:style-name="ce10"/>
          <table:table-cell table:number-columns-repeated="16380" table:style-name="ce3"/>
        </table:table-row>
        <table:table-row table:style-name="ro3">
          <table:table-cell table:style-name="ce11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4">
          <table:table-cell table:style-name="ce14"/>
          <table:table-cell office:value-type="string" table:number-columns-spanned="2" table:number-rows-spanned="1" table:style-name="ce33">
            <text:p>Mobility status<text:span text:style-name="T2">1</text:span></text:p>
          </table:table-cell>
          <table:covered-table-cell/>
          <table:table-cell table:style-name="ce15"/>
          <table:table-cell table:number-columns-repeated="16380" table:style-name="ce3"/>
        </table:table-row>
        <table:table-row table:style-name="ro5">
          <table:table-cell table:style-name="ce16"/>
          <table:table-cell office:value-type="string" table:style-name="ce17">
            <text:p>With a mobility difficulty</text:p>
          </table:table-cell>
          <table:table-cell office:value-type="string" table:style-name="ce17">
            <text:p>No mobility difficulty</text:p>
          </table:table-cell>
          <table:table-cell office:value-type="string" table:style-name="ce17">
            <text:p>All individuals (aged 16+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rips per person per year by main mode:</text:p>
          </table:table-cell>
          <table:table-cell table:style-name="ce18"/>
          <table:table-cell table:number-columns-repeated="2" table:style-name="ce8"/>
          <table:table-cell table:number-columns-repeated="16380" table:style-name="ce3"/>
        </table:table-row>
        <table:table-row table:style-name="ro6">
          <table:table-cell office:value-type="string" table:style-name="ce9">
            <text:p>Walk<text:span text:style-name="T2">2</text:span></text:p>
          </table:table-cell>
          <table:table-cell office:value-type="float" office:value="105.34854822231235" table:style-name="ce19">
            <text:p>105</text:p>
          </table:table-cell>
          <table:table-cell office:value-type="float" office:value="215.50444239691384" table:style-name="ce19">
            <text:p>216</text:p>
          </table:table-cell>
          <table:table-cell office:value-type="float" office:value="205.67422765972123" table:style-name="ce19">
            <text:p>206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Bicycle</text:p>
          </table:table-cell>
          <table:table-cell office:value-type="float" office:value="4.317392581471986" table:style-name="ce19">
            <text:p>4</text:p>
          </table:table-cell>
          <table:table-cell office:value-type="float" office:value="19.50461412981069" table:style-name="ce19">
            <text:p>20</text:p>
          </table:table-cell>
          <table:table-cell office:value-type="float" office:value="18.13056387344281" table:style-name="ce19">
            <text:p>18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Car / van driver</text:p>
          </table:table-cell>
          <table:table-cell office:value-type="float" office:value="228.67246944012618" table:style-name="ce19">
            <text:p>229</text:p>
          </table:table-cell>
          <table:table-cell office:value-type="float" office:value="496.24315805864734" table:style-name="ce19">
            <text:p>496</text:p>
          </table:table-cell>
          <table:table-cell office:value-type="float" office:value="472.26810090782789" table:style-name="ce19">
            <text:p>472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Car / van passenger</text:p>
          </table:table-cell>
          <table:table-cell office:value-type="float" office:value="178.82121883133919" table:style-name="ce19">
            <text:p>179</text:p>
          </table:table-cell>
          <table:table-cell office:value-type="float" office:value="133.33108590101071" table:style-name="ce19">
            <text:p>133</text:p>
          </table:table-cell>
          <table:table-cell office:value-type="float" office:value="137.4194920109573" table:style-name="ce19">
            <text:p>137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Motorcycle<text:s/></text:p>
          </table:table-cell>
          <table:table-cell office:value-type="float" office:value="0" table:style-name="ce19">
            <text:p>0</text:p>
          </table:table-cell>
          <table:table-cell office:value-type="float" office:value="3.6634629614214713" table:style-name="ce19">
            <text:p>4</text:p>
          </table:table-cell>
          <table:table-cell office:value-type="float" office:value="3.3322766621134021" table:style-name="ce19">
            <text:p>3</text:p>
          </table:table-cell>
          <table:table-cell table:style-name="ce9"/>
          <table:table-cell table:number-columns-repeated="16379" table:style-name="ce3"/>
        </table:table-row>
        <table:table-row table:style-name="ro6">
          <table:table-cell office:value-type="string" table:style-name="ce9">
            <text:p>Other private transport<text:span text:style-name="T2">3</text:span></text:p>
          </table:table-cell>
          <table:table-cell office:value-type="float" office:value="20.622082182174793" table:style-name="ce19">
            <text:p>21</text:p>
          </table:table-cell>
          <table:table-cell office:value-type="float" office:value="3.79715546627334" table:style-name="ce19">
            <text:p>4</text:p>
          </table:table-cell>
          <table:table-cell office:value-type="float" office:value="5.312978804704878" table:style-name="ce19">
            <text:p>5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Bus in London</text:p>
          </table:table-cell>
          <table:table-cell office:value-type="float" office:value="10.372700860902841" table:style-name="ce19">
            <text:p>10</text:p>
          </table:table-cell>
          <table:table-cell office:value-type="float" office:value="21.303869122438872" table:style-name="ce19">
            <text:p>21</text:p>
          </table:table-cell>
          <table:table-cell office:value-type="float" office:value="20.313052139034326" table:style-name="ce19">
            <text:p>20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Other local bus</text:p>
          </table:table-cell>
          <table:table-cell office:value-type="float" office:value="42.685618669543736" table:style-name="ce19">
            <text:p>43</text:p>
          </table:table-cell>
          <table:table-cell office:value-type="float" office:value="42.525365773898798" table:style-name="ce19">
            <text:p>43</text:p>
          </table:table-cell>
          <table:table-cell office:value-type="float" office:value="42.567059371564397" table:style-name="ce19">
            <text:p>4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Non-local bus</text:p>
          </table:table-cell>
          <table:table-cell office:value-type="float" office:value="1.0028018248392612" table:style-name="ce19">
            <text:p>1</text:p>
          </table:table-cell>
          <table:table-cell office:value-type="float" office:value="0.68055303637548903" table:style-name="ce19">
            <text:p>1</text:p>
          </table:table-cell>
          <table:table-cell office:value-type="float" office:value="0.70943264125758443" table:style-name="ce19">
            <text:p>1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style-name="ce9">
            <text:p>London Underground</text:p>
          </table:table-cell>
          <table:table-cell office:value-type="float" office:value="1.0638362229964946" table:style-name="ce19">
            <text:p>1</text:p>
          </table:table-cell>
          <table:table-cell office:value-type="float" office:value="11.888119184552183" table:style-name="ce19">
            <text:p>12</text:p>
          </table:table-cell>
          <table:table-cell office:value-type="float" office:value="10.909308814229636" table:style-name="ce19">
            <text:p>11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Surface Rail</text:p>
          </table:table-cell>
          <table:table-cell office:value-type="float" office:value="3.5950319820853469" table:style-name="ce19">
            <text:p>4</text:p>
          </table:table-cell>
          <table:table-cell office:value-type="float" office:value="25.443354711017015" table:style-name="ce19">
            <text:p>25</text:p>
          </table:table-cell>
          <table:table-cell office:value-type="float" office:value="23.467305979204596" table:style-name="ce19">
            <text:p>23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axi / minicab</text:p>
          </table:table-cell>
          <table:table-cell office:value-type="float" office:value="15.63477203156339" table:style-name="ce19">
            <text:p>16</text:p>
          </table:table-cell>
          <table:table-cell office:value-type="float" office:value="9.8949970038998938" table:style-name="ce19">
            <text:p>10</text:p>
          </table:table-cell>
          <table:table-cell office:value-type="float" office:value="10.409950420292162" table:style-name="ce19">
            <text:p>10</text:p>
          </table:table-cell>
          <table:table-cell table:style-name="ce4"/>
          <table:table-cell table:number-columns-repeated="16379"/>
        </table:table-row>
        <table:table-row table:style-name="ro6">
          <table:table-cell office:value-type="string" table:style-name="ce9">
            <text:p>Other public transport<text:span text:style-name="T2">4</text:span></text:p>
          </table:table-cell>
          <table:table-cell office:value-type="float" office:value="2.9451823458134463" table:style-name="ce19">
            <text:p>3</text:p>
          </table:table-cell>
          <table:table-cell office:value-type="float" office:value="3.3792229319771407" table:style-name="ce19">
            <text:p>3</text:p>
          </table:table-cell>
          <table:table-cell office:value-type="float" office:value="3.3392429894050406" table:style-name="ce19">
            <text:p>3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All modes</text:p>
          </table:table-cell>
          <table:table-cell office:value-type="float" office:value="615.08165519516899" table:style-name="ce19">
            <text:p>615</text:p>
          </table:table-cell>
          <table:table-cell office:value-type="float" office:value="987.15940067823669" table:style-name="ce19">
            <text:p>987</text:p>
          </table:table-cell>
          <table:table-cell office:value-type="float" office:value="953.85299227375549" table:style-name="ce19">
            <text:p>954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9"/>
          <table:table-cell table:number-columns-repeated="3" table:style-name="ce21"/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Distance (miles) per person per year by stage mode:</text:p>
          </table:table-cell>
          <table:table-cell table:style-name="ce22"/>
          <table:table-cell table:number-columns-repeated="2" table:style-name="ce23"/>
          <table:table-cell table:style-name="ce4"/>
          <table:table-cell table:number-columns-repeated="16379"/>
        </table:table-row>
        <table:table-row table:style-name="ro6">
          <table:table-cell office:value-type="string" table:style-name="ce9">
            <text:p>Walk<text:span text:style-name="T2">2</text:span></text:p>
          </table:table-cell>
          <table:table-cell office:value-type="float" office:value="71.80341224912209" table:style-name="ce19">
            <text:p>72</text:p>
          </table:table-cell>
          <table:table-cell office:value-type="float" office:value="200.61796363972886" table:style-name="ce19">
            <text:p>201</text:p>
          </table:table-cell>
          <table:table-cell office:value-type="float" office:value="189.07692236808313" table:style-name="ce19">
            <text:p>189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Bicycle</text:p>
          </table:table-cell>
          <table:table-cell office:value-type="float" office:value="8.8613830718667117" table:style-name="ce19">
            <text:p>9</text:p>
          </table:table-cell>
          <table:table-cell office:value-type="float" office:value="66.736735981919196" table:style-name="ce19">
            <text:p>67</text:p>
          </table:table-cell>
          <table:table-cell office:value-type="float" office:value="61.502426746244254" table:style-name="ce19">
            <text:p>62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Car / van driver</text:p>
          </table:table-cell>
          <table:table-cell office:value-type="float" office:value="1398.0308030483961" table:style-name="ce19">
            <text:p>1,398</text:p>
          </table:table-cell>
          <table:table-cell office:value-type="float" office:value="4313.5847468465727" table:style-name="ce19">
            <text:p>4,314</text:p>
          </table:table-cell>
          <table:table-cell office:value-type="float" office:value="4050.8222799650935" table:style-name="ce19">
            <text:p>4,05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Car / van passenger</text:p>
          </table:table-cell>
          <table:table-cell office:value-type="float" office:value="1505.6367393880687" table:style-name="ce19">
            <text:p>1,506</text:p>
          </table:table-cell>
          <table:table-cell office:value-type="float" office:value="1518.1662340763485" table:style-name="ce19">
            <text:p>1,518</text:p>
          </table:table-cell>
          <table:table-cell office:value-type="float" office:value="1517.2266677450214" table:style-name="ce19">
            <text:p>1,517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Motorcycle<text:s/></text:p>
          </table:table-cell>
          <table:table-cell office:value-type="float" office:value="0" table:style-name="ce19">
            <text:p>0</text:p>
          </table:table-cell>
          <table:table-cell office:value-type="float" office:value="40.741593926240867" table:style-name="ce19">
            <text:p>41</text:p>
          </table:table-cell>
          <table:table-cell office:value-type="float" office:value="37.058450992237148" table:style-name="ce19">
            <text:p>37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9">
            <text:p>Other private transport<text:span text:style-name="T2">3</text:span></text:p>
          </table:table-cell>
          <table:table-cell office:value-type="float" office:value="138.37145761743275" table:style-name="ce19">
            <text:p>138</text:p>
          </table:table-cell>
          <table:table-cell office:value-type="float" office:value="82.797017053001241" table:style-name="ce19">
            <text:p>83</text:p>
          </table:table-cell>
          <table:table-cell office:value-type="float" office:value="87.786245723560697" table:style-name="ce19">
            <text:p>88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Bus in London</text:p>
          </table:table-cell>
          <table:table-cell office:value-type="float" office:value="33.049888409919866" table:style-name="ce19">
            <text:p>33</text:p>
          </table:table-cell>
          <table:table-cell office:value-type="float" office:value="96.087526746581474" table:style-name="ce19">
            <text:p>96</text:p>
          </table:table-cell>
          <table:table-cell office:value-type="float" office:value="90.380443367460913" table:style-name="ce19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Other local bus</text:p>
          </table:table-cell>
          <table:table-cell office:value-type="float" office:value="186.98121553330168" table:style-name="ce19">
            <text:p>187</text:p>
          </table:table-cell>
          <table:table-cell office:value-type="float" office:value="215.54933074554657" table:style-name="ce19">
            <text:p>216</text:p>
          </table:table-cell>
          <table:table-cell office:value-type="float" office:value="213.36564048511093" table:style-name="ce19">
            <text:p>213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n-local bus</text:p>
          </table:table-cell>
          <table:table-cell office:value-type="float" office:value="92.340757772041684" table:style-name="ce19">
            <text:p>92</text:p>
          </table:table-cell>
          <table:table-cell office:value-type="float" office:value="50.027881932220389" table:style-name="ce19">
            <text:p>50</text:p>
          </table:table-cell>
          <table:table-cell office:value-type="float" office:value="53.82982190953993" table:style-name="ce19">
            <text:p>54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London Underground</text:p>
          </table:table-cell>
          <table:table-cell office:value-type="float" office:value="12.800177934145518" table:style-name="ce19">
            <text:p>13</text:p>
          </table:table-cell>
          <table:table-cell office:value-type="float" office:value="116.60914978486555" table:style-name="ce19">
            <text:p>117</text:p>
          </table:table-cell>
          <table:table-cell office:value-type="float" office:value="107.2213336845972" table:style-name="ce19">
            <text:p>107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urface Rail</text:p>
          </table:table-cell>
          <table:table-cell office:value-type="float" office:value="100.22866011144959" table:style-name="ce19">
            <text:p>100</text:p>
          </table:table-cell>
          <table:table-cell office:value-type="float" office:value="758.25673849187842" table:style-name="ce19">
            <text:p>758</text:p>
          </table:table-cell>
          <table:table-cell office:value-type="float" office:value="698.74410223007033" table:style-name="ce19">
            <text:p>699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Taxi / minicab</text:p>
          </table:table-cell>
          <table:table-cell office:value-type="float" office:value="74.853256770058977" table:style-name="ce19">
            <text:p>75</text:p>
          </table:table-cell>
          <table:table-cell office:value-type="float" office:value="57.994688663341471" table:style-name="ce19">
            <text:p>58</text:p>
          </table:table-cell>
          <table:table-cell office:value-type="float" office:value="59.499898207974979" table:style-name="ce19">
            <text:p>59</text:p>
          </table:table-cell>
          <table:table-cell table:number-columns-repeated="16380"/>
        </table:table-row>
        <table:table-row table:style-name="ro6">
          <table:table-cell office:value-type="string" table:style-name="ce9">
            <text:p>Other public transport<text:span text:style-name="T2">4</text:span></text:p>
          </table:table-cell>
          <table:table-cell office:value-type="float" office:value="15.839232250854291" table:style-name="ce19">
            <text:p>16</text:p>
          </table:table-cell>
          <table:table-cell office:value-type="float" office:value="67.997895808459774" table:style-name="ce19">
            <text:p>68</text:p>
          </table:table-cell>
          <table:table-cell office:value-type="float" office:value="63.278632743276276" table:style-name="ce19">
            <text:p>63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All modes</text:p>
          </table:table-cell>
          <table:table-cell office:value-type="float" office:value="3638.7969841566587" table:style-name="ce19">
            <text:p>3,639</text:p>
          </table:table-cell>
          <table:table-cell office:value-type="float" office:value="7585.1675036967063" table:style-name="ce19">
            <text:p>7,585</text:p>
          </table:table-cell>
          <table:table-cell office:value-type="float" office:value="7229.7928661682718" table:style-name="ce19">
            <text:p>7,230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3" table:style-name="ce21"/>
          <table:table-cell table:number-columns-repeated="16380"/>
        </table:table-row>
        <table:table-row table:style-name="ro1">
          <table:table-cell office:value-type="string" table:style-name="ce9">
            <text:p>Unweighted sample size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<text:s text:c="3"/>individuals</text:p>
          </table:table-cell>
          <table:table-cell office:value-type="float" office:value="1219" table:style-name="ce19">
            <text:p>1,219</text:p>
          </table:table-cell>
          <table:table-cell office:value-type="float" office:value="11209" table:style-name="ce19">
            <text:p>11,209</text:p>
          </table:table-cell>
          <table:table-cell office:value-type="float" office:value="12431" table:style-name="ce19">
            <text:p>12,43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<text:s text:c="3"/>trips ('000s)</text:p>
          </table:table-cell>
          <table:table-cell office:value-type="float" office:value="13.225" table:style-name="ce19">
            <text:p>13</text:p>
          </table:table-cell>
          <table:table-cell office:value-type="float" office:value="199.46799999999999" table:style-name="ce19">
            <text:p>199</text:p>
          </table:table-cell>
          <table:table-cell office:value-type="float" office:value="212.78700000000001" table:style-name="ce19">
            <text:p>213</text:p>
          </table:table-cell>
          <table:table-cell table:number-columns-repeated="16380"/>
        </table:table-row>
        <table:table-row table:style-name="ro7">
          <table:table-cell office:value-type="string" table:style-name="ce11">
            <text:p><text:s text:c="3"/>stages ('000s)</text:p>
          </table:table-cell>
          <table:table-cell office:value-type="float" office:value="13.971" table:style-name="ce24">
            <text:p>14</text:p>
          </table:table-cell>
          <table:table-cell office:value-type="float" office:value="222.93799999999999" table:style-name="ce24">
            <text:p>223</text:p>
          </table:table-cell>
          <table:table-cell office:value-type="float" office:value="237.00299999999999" table:style-name="ce24">
            <text:p>237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number-columns-spanned="4" table:number-rows-spanned="1" table:style-name="ce34">
            <text:p>1. The NTS definition of having a mobility difficulty is based on those adults who responded to say they have difficulties travelling on foot, by bus or both. Those that said they only have difficulty getting in/out of a car are classified in this table as having no mobility difficulty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2. Walking data was revised in 2018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3. Motorcycle and other private (mostly private hire bus)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4. Air, ferries and light rail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figures in this table are National Statistics.</text:p>
          </table:table-cell>
          <table:table-cell table:number-columns-repeated="3" table:style-name="ce8"/>
          <table:table-cell table:style-name="ce18"/>
          <table:table-cell table:style-name="ce8"/>
          <table:table-cell table:number-columns-repeated="16378"/>
        </table:table-row>
        <table:table-row table:style-name="ro9">
          <table:table-cell office:value-type="string" table:number-columns-spanned="4" table:number-rows-spanned="1" table:style-name="ce35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2" table:style-name="ce25"/>
          <table:table-cell table:number-columns-repeated="16378"/>
        </table:table-row>
        <table:table-row table:style-name="ro7">
          <table:table-cell office:value-type="string" table:style-name="ce26">
            <text:p>The survey results are subject to sampling error.</text:p>
          </table:table-cell>
          <table:table-cell table:number-columns-repeated="3" table:style-name="ce8"/>
          <table:table-cell table:style-name="ce18"/>
          <table:table-cell table:style-name="ce8"/>
          <table:table-cell table:number-columns-repeated="16378"/>
        </table:table-row>
        <table:table-row table:style-name="ro2">
          <table:table-cell table:style-name="ce3"/>
          <table:table-cell table:style-name="ce27"/>
          <table:table-cell table:number-columns-repeated="3" table:style-name="ce3"/>
          <table:table-cell table:style-name="ce28"/>
          <table:table-cell table:number-columns-repeated="16378"/>
        </table:table-row>
        <table:table-row table:style-name="ro2">
          <table:table-cell office:value-type="string" table:style-name="ce29">
            <text:p><text:a xlink:href="mailto:national.travelsurvey@dft.gov.uk"><text:span text:style-name="T1">Email:<text:s/></text:span>national.travelsurvey@dft.gov.uk</text:a></text:p>
          </table:table-cell>
          <table:table-cell table:style-name="ce30"/>
          <table:table-cell table:style-name="ce3"/>
          <table:table-cell office:value-type="string" table:style-name="ce28">
            <text:p>Source: National Travel Survey</text:p>
          </table:table-cell>
          <table:table-cell table:style-name="ce3"/>
          <table:table-cell table:style-name="ce28"/>
          <table:table-cell table:number-columns-repeated="16378"/>
        </table:table-row>
        <table:table-row table:style-name="ro1">
          <table:table-cell office:value-type="string" table:style-name="ce31">
            <text:p><text:a xlink:href="https://www.gov.uk/government/statistics/national-travel-survey-2017">Notes &amp; definitions</text:a></text:p>
          </table:table-cell>
          <table:table-cell table:style-name="ce27"/>
          <table:table-cell table:style-name="ce3"/>
          <table:table-cell office:value-type="string" table:style-name="ce28">
            <text:p>Last updated: 26 July 2018</text:p>
          </table:table-cell>
          <table:table-cell table:style-name="ce3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32"/>
          <table:table-cell table:style-name="ce26"/>
          <table:table-cell office:value-type="string" table:style-name="ce28">
            <text:p>Next update: Summer 2019</text:p>
          </table:table-cell>
          <table:table-cell table:style-name="ce26"/>
          <table:table-cell table:style-name="ce28"/>
          <table:table-cell table:number-columns-repeated="16378"/>
        </table:table-row>
        <table:table-row table:style-name="ro2">
          <table:table-cell table:number-columns-spanned="6" table:number-rows-spanned="1" table:style-name="ce36"/>
          <table:covered-table-cell table:number-columns-repeated="5"/>
          <table:table-cell table:number-columns-repeated="16378"/>
        </table:table-row>
        <table:table-row table:style-name="ro2">
          <table:table-cell table:number-columns-repeated="6" table:style-name="ce26"/>
          <table:table-cell table:number-columns-repeated="16378"/>
        </table:table-row>
        <table:table-row table:number-rows-repeated="1048516" table:style-name="ro2">
          <table:table-cell table:number-columns-repeated="16384"/>
        </table:table-row>
      </table:table>
      <table:table table:name="NTS0709_2014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1638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style-name="ce4"/>
          <table:table-cell table:number-columns-repeated="16380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8" table:style-name="ce3"/>
          <table:table-cell table:number-columns-repeated="16375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Table TSGB1202 (NTS0709)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office:value-type="string" table:style-name="ce7">
            <text:p>Travel by mobility status and main mode/mode: England, 2014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table:style-name="ce9"/>
          <table:table-cell table:number-columns-repeated="3" table:style-name="ce10"/>
          <table:table-cell table:number-columns-repeated="16380" table:style-name="ce3"/>
        </table:table-row>
        <table:table-row table:style-name="ro3">
          <table:table-cell table:style-name="ce11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4">
          <table:table-cell table:style-name="ce14"/>
          <table:table-cell office:value-type="string" table:number-columns-spanned="2" table:number-rows-spanned="1" table:style-name="ce33">
            <text:p>Mobility status<text:span text:style-name="T2">1</text:span></text:p>
          </table:table-cell>
          <table:covered-table-cell/>
          <table:table-cell table:style-name="ce15"/>
          <table:table-cell table:number-columns-repeated="16380" table:style-name="ce3"/>
        </table:table-row>
        <table:table-row table:style-name="ro5">
          <table:table-cell table:style-name="ce16"/>
          <table:table-cell office:value-type="string" table:style-name="ce17">
            <text:p>With a mobility difficulty</text:p>
          </table:table-cell>
          <table:table-cell office:value-type="string" table:style-name="ce17">
            <text:p>No mobility difficulty</text:p>
          </table:table-cell>
          <table:table-cell office:value-type="string" table:style-name="ce17">
            <text:p>All individuals (aged 16+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rips per person per year by main mode:</text:p>
          </table:table-cell>
          <table:table-cell table:style-name="ce18"/>
          <table:table-cell table:number-columns-repeated="2" table:style-name="ce8"/>
          <table:table-cell table:number-columns-repeated="16380" table:style-name="ce3"/>
        </table:table-row>
        <table:table-row table:style-name="ro6">
          <table:table-cell office:value-type="string" table:style-name="ce9">
            <text:p>Walk<text:span text:style-name="T2">2</text:span></text:p>
          </table:table-cell>
          <table:table-cell office:value-type="float" office:value="104.55626631565298" table:style-name="ce19">
            <text:p>105</text:p>
          </table:table-cell>
          <table:table-cell office:value-type="float" office:value="213.56468344731633" table:style-name="ce19">
            <text:p>214</text:p>
          </table:table-cell>
          <table:table-cell office:value-type="float" office:value="203.47332018477536" table:style-name="ce19">
            <text:p>203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Bicycle</text:p>
          </table:table-cell>
          <table:table-cell office:value-type="float" office:value="2.1097045140153265" table:style-name="ce19">
            <text:p>2</text:p>
          </table:table-cell>
          <table:table-cell office:value-type="float" office:value="21.142480812351888" table:style-name="ce19">
            <text:p>21</text:p>
          </table:table-cell>
          <table:table-cell office:value-type="float" office:value="19.465694645809624" table:style-name="ce19">
            <text:p>19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Car / van driver</text:p>
          </table:table-cell>
          <table:table-cell office:value-type="float" office:value="217.79790194565061" table:style-name="ce19">
            <text:p>218</text:p>
          </table:table-cell>
          <table:table-cell office:value-type="float" office:value="503.21540335348345" table:style-name="ce19">
            <text:p>503</text:p>
          </table:table-cell>
          <table:table-cell office:value-type="float" office:value="476.26539276564688" table:style-name="ce19">
            <text:p>476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Car / van passenger</text:p>
          </table:table-cell>
          <table:table-cell office:value-type="float" office:value="163.37405134456773" table:style-name="ce19">
            <text:p>163</text:p>
          </table:table-cell>
          <table:table-cell office:value-type="float" office:value="138.05816437513974" table:style-name="ce19">
            <text:p>138</text:p>
          </table:table-cell>
          <table:table-cell office:value-type="float" office:value="140.25190156581715" table:style-name="ce19">
            <text:p>140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Motorcycle<text:s/></text:p>
          </table:table-cell>
          <table:table-cell office:value-type="float" office:value="0" table:style-name="ce19">
            <text:p>0</text:p>
          </table:table-cell>
          <table:table-cell office:value-type="float" office:value="4.3505606400409107" table:style-name="ce19">
            <text:p>4</text:p>
          </table:table-cell>
          <table:table-cell office:value-type="float" office:value="3.9414309839740471" table:style-name="ce19">
            <text:p>4</text:p>
          </table:table-cell>
          <table:table-cell table:style-name="ce9"/>
          <table:table-cell table:number-columns-repeated="16379" table:style-name="ce3"/>
        </table:table-row>
        <table:table-row table:style-name="ro6">
          <table:table-cell office:value-type="string" table:style-name="ce9">
            <text:p>Other private transport<text:span text:style-name="T2">3</text:span></text:p>
          </table:table-cell>
          <table:table-cell office:value-type="float" office:value="17.426290509504447" table:style-name="ce19">
            <text:p>17</text:p>
          </table:table-cell>
          <table:table-cell office:value-type="float" office:value="3.8118147320165043" table:style-name="ce19">
            <text:p>4</text:p>
          </table:table-cell>
          <table:table-cell office:value-type="float" office:value="5.0648014527209622" table:style-name="ce19">
            <text:p>5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Bus in London</text:p>
          </table:table-cell>
          <table:table-cell office:value-type="float" office:value="8.3506345014188543" table:style-name="ce19">
            <text:p>8</text:p>
          </table:table-cell>
          <table:table-cell office:value-type="float" office:value="19.72488588901836" table:style-name="ce19">
            <text:p>20</text:p>
          </table:table-cell>
          <table:table-cell office:value-type="float" office:value="18.796725279906205" table:style-name="ce19">
            <text:p>19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Other local bus</text:p>
          </table:table-cell>
          <table:table-cell office:value-type="float" office:value="39.562561396840742" table:style-name="ce19">
            <text:p>40</text:p>
          </table:table-cell>
          <table:table-cell office:value-type="float" office:value="42.050200254789772" table:style-name="ce19">
            <text:p>42</text:p>
          </table:table-cell>
          <table:table-cell office:value-type="float" office:value="41.754219345217678" table:style-name="ce19">
            <text:p>4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Non-local bus</text:p>
          </table:table-cell>
          <table:table-cell office:value-type="float" office:value="0.60137879400668959" table:style-name="ce19">
            <text:p>1</text:p>
          </table:table-cell>
          <table:table-cell office:value-type="float" office:value="0.86382268756974123" table:style-name="ce19">
            <text:p>1</text:p>
          </table:table-cell>
          <table:table-cell office:value-type="float" office:value="0.83819920972345052" table:style-name="ce19">
            <text:p>1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style-name="ce9">
            <text:p>London Underground</text:p>
          </table:table-cell>
          <table:table-cell office:value-type="float" office:value="0.43412237525052805" table:style-name="ce19">
            <text:p>-</text:p>
          </table:table-cell>
          <table:table-cell office:value-type="float" office:value="13.424000586015392" table:style-name="ce19">
            <text:p>13</text:p>
          </table:table-cell>
          <table:table-cell office:value-type="float" office:value="12.228684887828292" table:style-name="ce19">
            <text:p>1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Surface Rail</text:p>
          </table:table-cell>
          <table:table-cell office:value-type="float" office:value="3.9348783317175386" table:style-name="ce19">
            <text:p>4</text:p>
          </table:table-cell>
          <table:table-cell office:value-type="float" office:value="26.522009779715628" table:style-name="ce19">
            <text:p>27</text:p>
          </table:table-cell>
          <table:table-cell office:value-type="float" office:value="24.463481374129373" table:style-name="ce19">
            <text:p>2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axi / minicab</text:p>
          </table:table-cell>
          <table:table-cell office:value-type="float" office:value="18.010986565307679" table:style-name="ce19">
            <text:p>18</text:p>
          </table:table-cell>
          <table:table-cell office:value-type="float" office:value="10.372457607291793" table:style-name="ce19">
            <text:p>10</text:p>
          </table:table-cell>
          <table:table-cell office:value-type="float" office:value="11.120042001823606" table:style-name="ce19">
            <text:p>11</text:p>
          </table:table-cell>
          <table:table-cell table:style-name="ce4"/>
          <table:table-cell table:number-columns-repeated="16379"/>
        </table:table-row>
        <table:table-row table:style-name="ro6">
          <table:table-cell office:value-type="string" table:style-name="ce9">
            <text:p>Other public transport<text:span text:style-name="T2">4</text:span></text:p>
          </table:table-cell>
          <table:table-cell office:value-type="float" office:value="3.7323879276133356" table:style-name="ce19">
            <text:p>4</text:p>
          </table:table-cell>
          <table:table-cell office:value-type="float" office:value="2.4958987325277056" table:style-name="ce19">
            <text:p>2</text:p>
          </table:table-cell>
          <table:table-cell office:value-type="float" office:value="2.6063259110024606" table:style-name="ce19">
            <text:p>3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All modes</text:p>
          </table:table-cell>
          <table:table-cell office:value-type="float" office:value="579.89116452154656" table:style-name="ce19">
            <text:p>580</text:p>
          </table:table-cell>
          <table:table-cell office:value-type="float" office:value="999.59638289727718" table:style-name="ce19">
            <text:p>1,000</text:p>
          </table:table-cell>
          <table:table-cell office:value-type="float" office:value="960.27021960837487" table:style-name="ce19">
            <text:p>960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9"/>
          <table:table-cell table:number-columns-repeated="3" table:style-name="ce21"/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Distance (miles) per person per year by stage mode:</text:p>
          </table:table-cell>
          <table:table-cell table:style-name="ce22"/>
          <table:table-cell table:number-columns-repeated="2" table:style-name="ce23"/>
          <table:table-cell table:style-name="ce4"/>
          <table:table-cell table:number-columns-repeated="16379"/>
        </table:table-row>
        <table:table-row table:style-name="ro6">
          <table:table-cell office:value-type="string" table:style-name="ce9">
            <text:p>Walk<text:span text:style-name="T2">2</text:span></text:p>
          </table:table-cell>
          <table:table-cell office:value-type="float" office:value="71.48373155863608" table:style-name="ce19">
            <text:p>71</text:p>
          </table:table-cell>
          <table:table-cell office:value-type="float" office:value="196.93621448084474" table:style-name="ce19">
            <text:p>197</text:p>
          </table:table-cell>
          <table:table-cell office:value-type="float" office:value="185.67372956028078" table:style-name="ce19">
            <text:p>18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Bicycle</text:p>
          </table:table-cell>
          <table:table-cell office:value-type="float" office:value="5.1179781858420439" table:style-name="ce19">
            <text:p>5</text:p>
          </table:table-cell>
          <table:table-cell office:value-type="float" office:value="72.052838068243901" table:style-name="ce19">
            <text:p>72</text:p>
          </table:table-cell>
          <table:table-cell office:value-type="float" office:value="66.604421808588555" table:style-name="ce19">
            <text:p>67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Car / van driver</text:p>
          </table:table-cell>
          <table:table-cell office:value-type="float" office:value="1356.730944979565" table:style-name="ce19">
            <text:p>1,357</text:p>
          </table:table-cell>
          <table:table-cell office:value-type="float" office:value="4346.3473214807464" table:style-name="ce19">
            <text:p>4,346</text:p>
          </table:table-cell>
          <table:table-cell office:value-type="float" office:value="4064.5194006907554" table:style-name="ce19">
            <text:p>4,06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Car / van passenger</text:p>
          </table:table-cell>
          <table:table-cell office:value-type="float" office:value="1248.8548016445664" table:style-name="ce19">
            <text:p>1,249</text:p>
          </table:table-cell>
          <table:table-cell office:value-type="float" office:value="1487.8994104374376" table:style-name="ce19">
            <text:p>1,488</text:p>
          </table:table-cell>
          <table:table-cell office:value-type="float" office:value="1464.446900816662" table:style-name="ce19">
            <text:p>1,46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Motorcycle<text:s/></text:p>
          </table:table-cell>
          <table:table-cell office:value-type="float" office:value="0" table:style-name="ce19">
            <text:p>0</text:p>
          </table:table-cell>
          <table:table-cell office:value-type="float" office:value="41.160967919905957" table:style-name="ce19">
            <text:p>41</text:p>
          </table:table-cell>
          <table:table-cell office:value-type="float" office:value="37.290162742876639" table:style-name="ce19">
            <text:p>37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9">
            <text:p>Other private transport<text:span text:style-name="T2">3</text:span></text:p>
          </table:table-cell>
          <table:table-cell office:value-type="float" office:value="123.62609339523357" table:style-name="ce19">
            <text:p>124</text:p>
          </table:table-cell>
          <table:table-cell office:value-type="float" office:value="93.594670198375482" table:style-name="ce19">
            <text:p>94</text:p>
          </table:table-cell>
          <table:table-cell office:value-type="float" office:value="96.224976091691872" table:style-name="ce19">
            <text:p>96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Bus in London</text:p>
          </table:table-cell>
          <table:table-cell office:value-type="float" office:value="25.00823543202586" table:style-name="ce19">
            <text:p>25</text:p>
          </table:table-cell>
          <table:table-cell office:value-type="float" office:value="87.538734302140327" table:style-name="ce19">
            <text:p>88</text:p>
          </table:table-cell>
          <table:table-cell office:value-type="float" office:value="82.157676338899634" table:style-name="ce19">
            <text:p>8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Other local bus</text:p>
          </table:table-cell>
          <table:table-cell office:value-type="float" office:value="175.57546234542124" table:style-name="ce19">
            <text:p>176</text:p>
          </table:table-cell>
          <table:table-cell office:value-type="float" office:value="212.91714529163727" table:style-name="ce19">
            <text:p>213</text:p>
          </table:table-cell>
          <table:table-cell office:value-type="float" office:value="209.13017229440138" table:style-name="ce19">
            <text:p>209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n-local bus</text:p>
          </table:table-cell>
          <table:table-cell office:value-type="float" office:value="51.786488155395666" table:style-name="ce19">
            <text:p>52</text:p>
          </table:table-cell>
          <table:table-cell office:value-type="float" office:value="57.790652687089768" table:style-name="ce19">
            <text:p>58</text:p>
          </table:table-cell>
          <table:table-cell office:value-type="float" office:value="57.144805873543213" table:style-name="ce19">
            <text:p>57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London Underground</text:p>
          </table:table-cell>
          <table:table-cell office:value-type="float" office:value="6.0660280614266364" table:style-name="ce19">
            <text:p>6</text:p>
          </table:table-cell>
          <table:table-cell office:value-type="float" office:value="122.70071263542872" table:style-name="ce19">
            <text:p>123</text:p>
          </table:table-cell>
          <table:table-cell office:value-type="float" office:value="111.93833151666193" table:style-name="ce19">
            <text:p>11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urface Rail</text:p>
          </table:table-cell>
          <table:table-cell office:value-type="float" office:value="101.42398199394762" table:style-name="ce19">
            <text:p>101</text:p>
          </table:table-cell>
          <table:table-cell office:value-type="float" office:value="689.93719238324331" table:style-name="ce19">
            <text:p>690</text:p>
          </table:table-cell>
          <table:table-cell office:value-type="float" office:value="635.22794643824625" table:style-name="ce19">
            <text:p>635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Taxi / minicab</text:p>
          </table:table-cell>
          <table:table-cell office:value-type="float" office:value="60.405725245184634" table:style-name="ce19">
            <text:p>60</text:p>
          </table:table-cell>
          <table:table-cell office:value-type="float" office:value="60.323771729103292" table:style-name="ce19">
            <text:p>60</text:p>
          </table:table-cell>
          <table:table-cell office:value-type="float" office:value="60.755600747359395" table:style-name="ce19">
            <text:p>61</text:p>
          </table:table-cell>
          <table:table-cell table:number-columns-repeated="16380"/>
        </table:table-row>
        <table:table-row table:style-name="ro6">
          <table:table-cell office:value-type="string" table:style-name="ce9">
            <text:p>Other public transport<text:span text:style-name="T2">4</text:span></text:p>
          </table:table-cell>
          <table:table-cell office:value-type="float" office:value="16.819313206832984" table:style-name="ce19">
            <text:p>17</text:p>
          </table:table-cell>
          <table:table-cell office:value-type="float" office:value="36.129371161468399" table:style-name="ce19">
            <text:p>36</text:p>
          </table:table-cell>
          <table:table-cell office:value-type="float" office:value="34.287064386460209" table:style-name="ce19">
            <text:p>34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All modes</text:p>
          </table:table-cell>
          <table:table-cell office:value-type="float" office:value="3242.8987842040765" table:style-name="ce19">
            <text:p>3,243</text:p>
          </table:table-cell>
          <table:table-cell office:value-type="float" office:value="7505.3290027756639" table:style-name="ce19">
            <text:p>7,505</text:p>
          </table:table-cell>
          <table:table-cell office:value-type="float" office:value="7105.4011893064271" table:style-name="ce19">
            <text:p>7,105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3" table:style-name="ce21"/>
          <table:table-cell table:number-columns-repeated="16380"/>
        </table:table-row>
        <table:table-row table:style-name="ro1">
          <table:table-cell office:value-type="string" table:style-name="ce9">
            <text:p>Unweighted sample size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<text:s text:c="3"/>individuals</text:p>
          </table:table-cell>
          <table:table-cell office:value-type="float" office:value="1328" table:style-name="ce19">
            <text:p>1,328</text:p>
          </table:table-cell>
          <table:table-cell office:value-type="float" office:value="11749" table:style-name="ce19">
            <text:p>11,749</text:p>
          </table:table-cell>
          <table:table-cell office:value-type="float" office:value="13093" table:style-name="ce19">
            <text:p>13,093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<text:s text:c="3"/>trips ('000s)</text:p>
          </table:table-cell>
          <table:table-cell office:value-type="float" office:value="13.67" table:style-name="ce19">
            <text:p>14</text:p>
          </table:table-cell>
          <table:table-cell office:value-type="float" office:value="213.36199999999999" table:style-name="ce19">
            <text:p>213</text:p>
          </table:table-cell>
          <table:table-cell office:value-type="float" office:value="227.232" table:style-name="ce19">
            <text:p>227</text:p>
          </table:table-cell>
          <table:table-cell table:number-columns-repeated="16380"/>
        </table:table-row>
        <table:table-row table:style-name="ro7">
          <table:table-cell office:value-type="string" table:style-name="ce11">
            <text:p><text:s text:c="3"/>stages ('000s)</text:p>
          </table:table-cell>
          <table:table-cell office:value-type="float" office:value="14.531000000000001" table:style-name="ce24">
            <text:p>15</text:p>
          </table:table-cell>
          <table:table-cell office:value-type="float" office:value="237.21299999999999" table:style-name="ce24">
            <text:p>237</text:p>
          </table:table-cell>
          <table:table-cell office:value-type="float" office:value="252.03200000000001" table:style-name="ce24">
            <text:p>252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number-columns-spanned="4" table:number-rows-spanned="1" table:style-name="ce34">
            <text:p>1. The NTS definition of having a mobility difficulty is based on those adults who responded to say they have difficulties travelling on foot, by bus or both. Those that said they only have difficulty getting in/out of a car are classified in this table as having no mobility difficulty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2. Walking data was revised in 2018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3. Motorcycle and other private (mostly private hire bus)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4. Air, ferries and light rail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figures in this table are National Statistics.</text:p>
          </table:table-cell>
          <table:table-cell table:number-columns-repeated="3" table:style-name="ce8"/>
          <table:table-cell table:style-name="ce18"/>
          <table:table-cell table:style-name="ce8"/>
          <table:table-cell table:number-columns-repeated="16378"/>
        </table:table-row>
        <table:table-row table:style-name="ro9">
          <table:table-cell office:value-type="string" table:number-columns-spanned="4" table:number-rows-spanned="1" table:style-name="ce35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2" table:style-name="ce25"/>
          <table:table-cell table:number-columns-repeated="16378"/>
        </table:table-row>
        <table:table-row table:style-name="ro7">
          <table:table-cell office:value-type="string" table:style-name="ce26">
            <text:p>The survey results are subject to sampling error.</text:p>
          </table:table-cell>
          <table:table-cell table:number-columns-repeated="3" table:style-name="ce8"/>
          <table:table-cell table:style-name="ce18"/>
          <table:table-cell table:style-name="ce8"/>
          <table:table-cell table:number-columns-repeated="16378"/>
        </table:table-row>
        <table:table-row table:style-name="ro2">
          <table:table-cell table:style-name="ce3"/>
          <table:table-cell table:style-name="ce27"/>
          <table:table-cell table:number-columns-repeated="3" table:style-name="ce3"/>
          <table:table-cell table:style-name="ce28"/>
          <table:table-cell table:number-columns-repeated="16378"/>
        </table:table-row>
        <table:table-row table:style-name="ro2">
          <table:table-cell office:value-type="string" table:style-name="ce29">
            <text:p><text:a xlink:href="mailto:national.travelsurvey@dft.gov.uk"><text:span text:style-name="T1">Email:<text:s/></text:span>national.travelsurvey@dft.gov.uk</text:a></text:p>
          </table:table-cell>
          <table:table-cell table:style-name="ce30"/>
          <table:table-cell table:style-name="ce3"/>
          <table:table-cell office:value-type="string" table:style-name="ce28">
            <text:p>Source: National Travel Survey</text:p>
          </table:table-cell>
          <table:table-cell table:style-name="ce3"/>
          <table:table-cell table:style-name="ce28"/>
          <table:table-cell table:number-columns-repeated="16378"/>
        </table:table-row>
        <table:table-row table:style-name="ro1">
          <table:table-cell office:value-type="string" table:style-name="ce31">
            <text:p><text:a xlink:href="https://www.gov.uk/government/statistics/national-travel-survey-2017">Notes &amp; definitions</text:a></text:p>
          </table:table-cell>
          <table:table-cell table:style-name="ce27"/>
          <table:table-cell table:style-name="ce3"/>
          <table:table-cell office:value-type="string" table:style-name="ce28">
            <text:p>Last updated: 26 July 2018</text:p>
          </table:table-cell>
          <table:table-cell table:style-name="ce3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32"/>
          <table:table-cell table:style-name="ce26"/>
          <table:table-cell office:value-type="string" table:style-name="ce28">
            <text:p>Next update: Summer 2019</text:p>
          </table:table-cell>
          <table:table-cell table:style-name="ce26"/>
          <table:table-cell table:style-name="ce28"/>
          <table:table-cell table:number-columns-repeated="16378"/>
        </table:table-row>
        <table:table-row table:style-name="ro2">
          <table:table-cell table:number-columns-spanned="6" table:number-rows-spanned="1" table:style-name="ce36"/>
          <table:covered-table-cell table:number-columns-repeated="5"/>
          <table:table-cell table:number-columns-repeated="16378"/>
        </table:table-row>
        <table:table-row table:style-name="ro2">
          <table:table-cell table:number-columns-repeated="6" table:style-name="ce26"/>
          <table:table-cell table:number-columns-repeated="16378"/>
        </table:table-row>
        <table:table-row table:number-rows-repeated="1048516" table:style-name="ro2">
          <table:table-cell table:number-columns-repeated="16384"/>
        </table:table-row>
      </table:table>
      <table:table table:name="NTS0709_2013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1638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style-name="ce4"/>
          <table:table-cell table:number-columns-repeated="16380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8" table:style-name="ce3"/>
          <table:table-cell table:number-columns-repeated="16375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Table TSGB1202 (NTS0709)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office:value-type="string" table:style-name="ce7">
            <text:p>Travel by mobility status and main mode/mode: England, 2013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table:style-name="ce9"/>
          <table:table-cell table:number-columns-repeated="3" table:style-name="ce10"/>
          <table:table-cell table:number-columns-repeated="16380" table:style-name="ce3"/>
        </table:table-row>
        <table:table-row table:style-name="ro3">
          <table:table-cell table:style-name="ce11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4">
          <table:table-cell table:style-name="ce14"/>
          <table:table-cell office:value-type="string" table:number-columns-spanned="2" table:number-rows-spanned="1" table:style-name="ce33">
            <text:p>Mobility status<text:span text:style-name="T2">1</text:span></text:p>
          </table:table-cell>
          <table:covered-table-cell/>
          <table:table-cell table:style-name="ce15"/>
          <table:table-cell table:number-columns-repeated="16380" table:style-name="ce3"/>
        </table:table-row>
        <table:table-row table:style-name="ro5">
          <table:table-cell table:style-name="ce16"/>
          <table:table-cell office:value-type="string" table:style-name="ce17">
            <text:p>With a mobility difficulty</text:p>
          </table:table-cell>
          <table:table-cell office:value-type="string" table:style-name="ce17">
            <text:p>No mobility difficulty</text:p>
          </table:table-cell>
          <table:table-cell office:value-type="string" table:style-name="ce17">
            <text:p>All individuals (aged 16+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rips per person per year by main mode:</text:p>
          </table:table-cell>
          <table:table-cell table:style-name="ce18"/>
          <table:table-cell table:number-columns-repeated="2" table:style-name="ce8"/>
          <table:table-cell table:number-columns-repeated="16380" table:style-name="ce3"/>
        </table:table-row>
        <table:table-row table:style-name="ro6">
          <table:table-cell office:value-type="string" table:style-name="ce9">
            <text:p>Walk<text:span text:style-name="T2">2</text:span></text:p>
          </table:table-cell>
          <table:table-cell office:value-type="float" office:value="94.720041535517055" table:style-name="ce19">
            <text:p>95</text:p>
          </table:table-cell>
          <table:table-cell office:value-type="float" office:value="215.51039742084023" table:style-name="ce19">
            <text:p>216</text:p>
          </table:table-cell>
          <table:table-cell office:value-type="float" office:value="205.04332121508676" table:style-name="ce19">
            <text:p>205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Bicycle</text:p>
          </table:table-cell>
          <table:table-cell office:value-type="float" office:value="0.94408006216398399" table:style-name="ce19">
            <text:p>1</text:p>
          </table:table-cell>
          <table:table-cell office:value-type="float" office:value="16.737802994204856" table:style-name="ce19">
            <text:p>17</text:p>
          </table:table-cell>
          <table:table-cell office:value-type="float" office:value="15.387752586812681" table:style-name="ce19">
            <text:p>15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Car / van driver</text:p>
          </table:table-cell>
          <table:table-cell office:value-type="float" office:value="222.76542515588577" table:style-name="ce19">
            <text:p>223</text:p>
          </table:table-cell>
          <table:table-cell office:value-type="float" office:value="494.98277484665351" table:style-name="ce19">
            <text:p>495</text:p>
          </table:table-cell>
          <table:table-cell office:value-type="float" office:value="471.10126875485832" table:style-name="ce19">
            <text:p>471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Car / van passenger</text:p>
          </table:table-cell>
          <table:table-cell office:value-type="float" office:value="169.27953310043617" table:style-name="ce19">
            <text:p>169</text:p>
          </table:table-cell>
          <table:table-cell office:value-type="float" office:value="144.91345137501352" table:style-name="ce19">
            <text:p>145</text:p>
          </table:table-cell>
          <table:table-cell office:value-type="float" office:value="146.99341373000556" table:style-name="ce19">
            <text:p>147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Motorcycle<text:s/></text:p>
          </table:table-cell>
          <table:table-cell office:value-type="float" office:value="0.42631499577080056" table:style-name="ce19">
            <text:p>-</text:p>
          </table:table-cell>
          <table:table-cell office:value-type="float" office:value="4.0455820370908198" table:style-name="ce19">
            <text:p>4</text:p>
          </table:table-cell>
          <table:table-cell office:value-type="float" office:value="3.7421095631437553" table:style-name="ce19">
            <text:p>4</text:p>
          </table:table-cell>
          <table:table-cell table:style-name="ce9"/>
          <table:table-cell table:number-columns-repeated="16379" table:style-name="ce3"/>
        </table:table-row>
        <table:table-row table:style-name="ro6">
          <table:table-cell office:value-type="string" table:style-name="ce9">
            <text:p>Other private transport<text:span text:style-name="T2">3</text:span></text:p>
          </table:table-cell>
          <table:table-cell office:value-type="float" office:value="18.422744409134772" table:style-name="ce19">
            <text:p>18</text:p>
          </table:table-cell>
          <table:table-cell office:value-type="float" office:value="3.8466691216636129" table:style-name="ce19">
            <text:p>4</text:p>
          </table:table-cell>
          <table:table-cell office:value-type="float" office:value="5.1106210294900372" table:style-name="ce19">
            <text:p>5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Bus in London</text:p>
          </table:table-cell>
          <table:table-cell office:value-type="float" office:value="8.3710486776369564" table:style-name="ce19">
            <text:p>8</text:p>
          </table:table-cell>
          <table:table-cell office:value-type="float" office:value="21.766560517654817" table:style-name="ce19">
            <text:p>22</text:p>
          </table:table-cell>
          <table:table-cell office:value-type="float" office:value="20.579786203582866" table:style-name="ce19">
            <text:p>21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Other local bus</text:p>
          </table:table-cell>
          <table:table-cell office:value-type="float" office:value="33.81471656405904" table:style-name="ce19">
            <text:p>34</text:p>
          </table:table-cell>
          <table:table-cell office:value-type="float" office:value="43.4764461267334" table:style-name="ce19">
            <text:p>43</text:p>
          </table:table-cell>
          <table:table-cell office:value-type="float" office:value="42.592807253853266" table:style-name="ce19">
            <text:p>4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Non-local bus</text:p>
          </table:table-cell>
          <table:table-cell office:value-type="float" office:value="0.43437724529081218" table:style-name="ce19">
            <text:p>-</text:p>
          </table:table-cell>
          <table:table-cell office:value-type="float" office:value="0.61453505342559933" table:style-name="ce19">
            <text:p>1</text:p>
          </table:table-cell>
          <table:table-cell office:value-type="float" office:value="0.5982535626069474" table:style-name="ce19">
            <text:p>1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style-name="ce9">
            <text:p>London Underground</text:p>
          </table:table-cell>
          <table:table-cell office:value-type="float" office:value="1.1485055293902648" table:style-name="ce19">
            <text:p>1</text:p>
          </table:table-cell>
          <table:table-cell office:value-type="float" office:value="12.101599578648933" table:style-name="ce19">
            <text:p>12</text:p>
          </table:table-cell>
          <table:table-cell office:value-type="float" office:value="11.136883065850874" table:style-name="ce19">
            <text:p>11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Surface Rail</text:p>
          </table:table-cell>
          <table:table-cell office:value-type="float" office:value="5.4723277903069443" table:style-name="ce19">
            <text:p>5</text:p>
          </table:table-cell>
          <table:table-cell office:value-type="float" office:value="25.184837608308609" table:style-name="ce19">
            <text:p>25</text:p>
          </table:table-cell>
          <table:table-cell office:value-type="float" office:value="23.48962376748063" table:style-name="ce19">
            <text:p>23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axi / minicab</text:p>
          </table:table-cell>
          <table:table-cell office:value-type="float" office:value="23.106739163850708" table:style-name="ce19">
            <text:p>23</text:p>
          </table:table-cell>
          <table:table-cell office:value-type="float" office:value="9.4056029099182368" table:style-name="ce19">
            <text:p>9</text:p>
          </table:table-cell>
          <table:table-cell office:value-type="float" office:value="10.587920044223793" table:style-name="ce19">
            <text:p>11</text:p>
          </table:table-cell>
          <table:table-cell table:style-name="ce4"/>
          <table:table-cell table:number-columns-repeated="16379"/>
        </table:table-row>
        <table:table-row table:style-name="ro6">
          <table:table-cell office:value-type="string" table:style-name="ce9">
            <text:p>Other public transport<text:span text:style-name="T2">4</text:span></text:p>
          </table:table-cell>
          <table:table-cell office:value-type="float" office:value="2.4392839126121828" table:style-name="ce19">
            <text:p>2</text:p>
          </table:table-cell>
          <table:table-cell office:value-type="float" office:value="3.3350642571960769" table:style-name="ce19">
            <text:p>3</text:p>
          </table:table-cell>
          <table:table-cell office:value-type="float" office:value="3.2538311721869961" table:style-name="ce19">
            <text:p>3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All modes</text:p>
          </table:table-cell>
          <table:table-cell office:value-type="float" office:value="581.34513814205548" table:style-name="ce19">
            <text:p>581</text:p>
          </table:table-cell>
          <table:table-cell office:value-type="float" office:value="995.92132384735226" table:style-name="ce19">
            <text:p>996</text:p>
          </table:table-cell>
          <table:table-cell office:value-type="float" office:value="959.61759194918238" table:style-name="ce19">
            <text:p>960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9"/>
          <table:table-cell table:number-columns-repeated="3" table:style-name="ce21"/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Distance (miles) per person per year by stage mode:</text:p>
          </table:table-cell>
          <table:table-cell table:style-name="ce22"/>
          <table:table-cell table:number-columns-repeated="2" table:style-name="ce23"/>
          <table:table-cell table:style-name="ce4"/>
          <table:table-cell table:number-columns-repeated="16379"/>
        </table:table-row>
        <table:table-row table:style-name="ro6">
          <table:table-cell office:value-type="string" table:style-name="ce9">
            <text:p>Walk<text:span text:style-name="T2">2</text:span></text:p>
          </table:table-cell>
          <table:table-cell office:value-type="float" office:value="69.082524531773032" table:style-name="ce19">
            <text:p>69</text:p>
          </table:table-cell>
          <table:table-cell office:value-type="float" office:value="200.18732504275599" table:style-name="ce19">
            <text:p>200</text:p>
          </table:table-cell>
          <table:table-cell office:value-type="float" office:value="188.81568703835066" table:style-name="ce19">
            <text:p>189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Bicycle</text:p>
          </table:table-cell>
          <table:table-cell office:value-type="float" office:value="2.0281735632829196" table:style-name="ce19">
            <text:p>2</text:p>
          </table:table-cell>
          <table:table-cell office:value-type="float" office:value="62.311383220734569" table:style-name="ce19">
            <text:p>62</text:p>
          </table:table-cell>
          <table:table-cell office:value-type="float" office:value="57.135066812624309" table:style-name="ce19">
            <text:p>57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Car / van driver</text:p>
          </table:table-cell>
          <table:table-cell office:value-type="float" office:value="1345.0045695336219" table:style-name="ce19">
            <text:p>1,345</text:p>
          </table:table-cell>
          <table:table-cell office:value-type="float" office:value="4265.7551871783207" table:style-name="ce19">
            <text:p>4,266</text:p>
          </table:table-cell>
          <table:table-cell office:value-type="float" office:value="4010.4109203775206" table:style-name="ce19">
            <text:p>4,01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Car / van passenger</text:p>
          </table:table-cell>
          <table:table-cell office:value-type="float" office:value="1490.4580348152554" table:style-name="ce19">
            <text:p>1,490</text:p>
          </table:table-cell>
          <table:table-cell office:value-type="float" office:value="1543.9429788343216" table:style-name="ce19">
            <text:p>1,544</text:p>
          </table:table-cell>
          <table:table-cell office:value-type="float" office:value="1539.2154699305468" table:style-name="ce19">
            <text:p>1,539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Motorcycle<text:s/></text:p>
          </table:table-cell>
          <table:table-cell office:value-type="float" office:value="2.7646785026829495" table:style-name="ce19">
            <text:p>3</text:p>
          </table:table-cell>
          <table:table-cell office:value-type="float" office:value="41.717386994924233" table:style-name="ce19">
            <text:p>42</text:p>
          </table:table-cell>
          <table:table-cell office:value-type="float" office:value="38.436788587313679" table:style-name="ce19">
            <text:p>38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9">
            <text:p>Other private transport<text:span text:style-name="T2">3</text:span></text:p>
          </table:table-cell>
          <table:table-cell office:value-type="float" office:value="120.93033997751847" table:style-name="ce19">
            <text:p>121</text:p>
          </table:table-cell>
          <table:table-cell office:value-type="float" office:value="102.53862349424739" table:style-name="ce19">
            <text:p>103</text:p>
          </table:table-cell>
          <table:table-cell office:value-type="float" office:value="104.27032996141703" table:style-name="ce19">
            <text:p>10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Bus in London</text:p>
          </table:table-cell>
          <table:table-cell office:value-type="float" office:value="27.264158058667313" table:style-name="ce19">
            <text:p>27</text:p>
          </table:table-cell>
          <table:table-cell office:value-type="float" office:value="90.106124451962884" table:style-name="ce19">
            <text:p>90</text:p>
          </table:table-cell>
          <table:table-cell office:value-type="float" office:value="84.550600976384047" table:style-name="ce19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Other local bus</text:p>
          </table:table-cell>
          <table:table-cell office:value-type="float" office:value="161.5335963379253" table:style-name="ce19">
            <text:p>162</text:p>
          </table:table-cell>
          <table:table-cell office:value-type="float" office:value="213.67760460833514" table:style-name="ce19">
            <text:p>214</text:p>
          </table:table-cell>
          <table:table-cell office:value-type="float" office:value="209.76464434413762" table:style-name="ce19">
            <text:p>21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n-local bus</text:p>
          </table:table-cell>
          <table:table-cell office:value-type="float" office:value="58.178736916554989" table:style-name="ce19">
            <text:p>58</text:p>
          </table:table-cell>
          <table:table-cell office:value-type="float" office:value="54.853005043955193" table:style-name="ce19">
            <text:p>55</text:p>
          </table:table-cell>
          <table:table-cell office:value-type="float" office:value="55.08764749966398" table:style-name="ce19">
            <text:p>55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London Underground</text:p>
          </table:table-cell>
          <table:table-cell office:value-type="float" office:value="8.9949422716142848" table:style-name="ce19">
            <text:p>9</text:p>
          </table:table-cell>
          <table:table-cell office:value-type="float" office:value="108.75193019695439" table:style-name="ce19">
            <text:p>109</text:p>
          </table:table-cell>
          <table:table-cell office:value-type="float" office:value="99.967085256414137" table:style-name="ce19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urface Rail</text:p>
          </table:table-cell>
          <table:table-cell office:value-type="float" office:value="144.09078630189836" table:style-name="ce19">
            <text:p>144</text:p>
          </table:table-cell>
          <table:table-cell office:value-type="float" office:value="717.41376328029264" table:style-name="ce19">
            <text:p>717</text:p>
          </table:table-cell>
          <table:table-cell office:value-type="float" office:value="669.81288386018889" table:style-name="ce19">
            <text:p>67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Taxi / minicab</text:p>
          </table:table-cell>
          <table:table-cell office:value-type="float" office:value="98.911701805743206" table:style-name="ce19">
            <text:p>99</text:p>
          </table:table-cell>
          <table:table-cell office:value-type="float" office:value="52.651478774314612" table:style-name="ce19">
            <text:p>53</text:p>
          </table:table-cell>
          <table:table-cell office:value-type="float" office:value="56.622623380651888" table:style-name="ce19">
            <text:p>57</text:p>
          </table:table-cell>
          <table:table-cell table:number-columns-repeated="16380"/>
        </table:table-row>
        <table:table-row table:style-name="ro6">
          <table:table-cell office:value-type="string" table:style-name="ce9">
            <text:p>Other public transport<text:span text:style-name="T2">4</text:span></text:p>
          </table:table-cell>
          <table:table-cell office:value-type="float" office:value="11.186259004525104" table:style-name="ce19">
            <text:p>11</text:p>
          </table:table-cell>
          <table:table-cell office:value-type="float" office:value="70.078252593730056" table:style-name="ce19">
            <text:p>70</text:p>
          </table:table-cell>
          <table:table-cell office:value-type="float" office:value="65.411349782479348" table:style-name="ce19">
            <text:p>65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All modes</text:p>
          </table:table-cell>
          <table:table-cell office:value-type="float" office:value="3540.4285016210629" table:style-name="ce19">
            <text:p>3,540</text:p>
          </table:table-cell>
          <table:table-cell office:value-type="float" office:value="7523.9850437148489" table:style-name="ce19">
            <text:p>7,524</text:p>
          </table:table-cell>
          <table:table-cell office:value-type="float" office:value="7179.5010978076934" table:style-name="ce19">
            <text:p>7,180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3" table:style-name="ce21"/>
          <table:table-cell table:number-columns-repeated="16380"/>
        </table:table-row>
        <table:table-row table:style-name="ro1">
          <table:table-cell office:value-type="string" table:style-name="ce9">
            <text:p>Unweighted sample size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<text:s text:c="3"/>individuals</text:p>
          </table:table-cell>
          <table:table-cell office:value-type="float" office:value="1231" table:style-name="ce19">
            <text:p>1,231</text:p>
          </table:table-cell>
          <table:table-cell office:value-type="float" office:value="11659" table:style-name="ce19">
            <text:p>11,659</text:p>
          </table:table-cell>
          <table:table-cell office:value-type="float" office:value="12901" table:style-name="ce19">
            <text:p>12,90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<text:s text:c="3"/>trips ('000s)</text:p>
          </table:table-cell>
          <table:table-cell office:value-type="float" office:value="12.574" table:style-name="ce19">
            <text:p>13</text:p>
          </table:table-cell>
          <table:table-cell office:value-type="float" office:value="209.80500000000001" table:style-name="ce19">
            <text:p>210</text:p>
          </table:table-cell>
          <table:table-cell office:value-type="float" office:value="222.53299999999999" table:style-name="ce19">
            <text:p>223</text:p>
          </table:table-cell>
          <table:table-cell table:number-columns-repeated="16380"/>
        </table:table-row>
        <table:table-row table:style-name="ro7">
          <table:table-cell office:value-type="string" table:style-name="ce11">
            <text:p><text:s text:c="3"/>stages ('000s)</text:p>
          </table:table-cell>
          <table:table-cell office:value-type="float" office:value="13.254" table:style-name="ce24">
            <text:p>13</text:p>
          </table:table-cell>
          <table:table-cell office:value-type="float" office:value="233.23699999999999" table:style-name="ce24">
            <text:p>233</text:p>
          </table:table-cell>
          <table:table-cell office:value-type="float" office:value="246.65700000000001" table:style-name="ce24">
            <text:p>247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number-columns-spanned="4" table:number-rows-spanned="1" table:style-name="ce34">
            <text:p>1. The NTS definition of having a mobility difficulty is based on those adults who responded to say they have difficulties travelling on foot, by bus or both. Those that said they only have difficulty getting in/out of a car are classified in this table as having no mobility difficulty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2. Walking data was revised in 2018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3. Motorcycle and other private (mostly private hire bus)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4. Air, ferries and light rail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figures in this table are National Statistics.</text:p>
          </table:table-cell>
          <table:table-cell table:number-columns-repeated="3" table:style-name="ce8"/>
          <table:table-cell table:style-name="ce18"/>
          <table:table-cell table:style-name="ce8"/>
          <table:table-cell table:number-columns-repeated="16378"/>
        </table:table-row>
        <table:table-row table:style-name="ro9">
          <table:table-cell office:value-type="string" table:number-columns-spanned="4" table:number-rows-spanned="1" table:style-name="ce35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2" table:style-name="ce25"/>
          <table:table-cell table:number-columns-repeated="16378"/>
        </table:table-row>
        <table:table-row table:style-name="ro7">
          <table:table-cell office:value-type="string" table:style-name="ce26">
            <text:p>The survey results are subject to sampling error.</text:p>
          </table:table-cell>
          <table:table-cell table:number-columns-repeated="3" table:style-name="ce8"/>
          <table:table-cell table:style-name="ce18"/>
          <table:table-cell table:style-name="ce8"/>
          <table:table-cell table:number-columns-repeated="16378"/>
        </table:table-row>
        <table:table-row table:style-name="ro2">
          <table:table-cell table:style-name="ce3"/>
          <table:table-cell table:style-name="ce27"/>
          <table:table-cell table:number-columns-repeated="3" table:style-name="ce3"/>
          <table:table-cell table:style-name="ce28"/>
          <table:table-cell table:number-columns-repeated="16378"/>
        </table:table-row>
        <table:table-row table:style-name="ro2">
          <table:table-cell office:value-type="string" table:style-name="ce29">
            <text:p><text:a xlink:href="mailto:national.travelsurvey@dft.gov.uk"><text:span text:style-name="T1">Email:<text:s/></text:span>national.travelsurvey@dft.gov.uk</text:a></text:p>
          </table:table-cell>
          <table:table-cell table:style-name="ce30"/>
          <table:table-cell table:style-name="ce3"/>
          <table:table-cell office:value-type="string" table:style-name="ce28">
            <text:p>Source: National Travel Survey</text:p>
          </table:table-cell>
          <table:table-cell table:style-name="ce3"/>
          <table:table-cell table:style-name="ce28"/>
          <table:table-cell table:number-columns-repeated="16378"/>
        </table:table-row>
        <table:table-row table:style-name="ro1">
          <table:table-cell office:value-type="string" table:style-name="ce31">
            <text:p><text:a xlink:href="https://www.gov.uk/government/statistics/national-travel-survey-2017">Notes &amp; definitions</text:a></text:p>
          </table:table-cell>
          <table:table-cell table:style-name="ce27"/>
          <table:table-cell table:style-name="ce3"/>
          <table:table-cell office:value-type="string" table:style-name="ce28">
            <text:p>Last updated: 26 July 2018</text:p>
          </table:table-cell>
          <table:table-cell table:style-name="ce3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32"/>
          <table:table-cell table:style-name="ce26"/>
          <table:table-cell office:value-type="string" table:style-name="ce28">
            <text:p>Next update: Summer 2019</text:p>
          </table:table-cell>
          <table:table-cell table:style-name="ce26"/>
          <table:table-cell table:style-name="ce28"/>
          <table:table-cell table:number-columns-repeated="16378"/>
        </table:table-row>
        <table:table-row table:style-name="ro2">
          <table:table-cell table:number-columns-spanned="6" table:number-rows-spanned="1" table:style-name="ce36"/>
          <table:covered-table-cell table:number-columns-repeated="5"/>
          <table:table-cell table:number-columns-repeated="16378"/>
        </table:table-row>
        <table:table-row table:style-name="ro2">
          <table:table-cell table:number-columns-repeated="6" table:style-name="ce26"/>
          <table:table-cell table:number-columns-repeated="16378"/>
        </table:table-row>
        <table:table-row table:number-rows-repeated="1048516" table:style-name="ro2">
          <table:table-cell table:number-columns-repeated="16384"/>
        </table:table-row>
      </table:table>
      <table:table table:name="NTS0709_2012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1638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style-name="ce4"/>
          <table:table-cell table:number-columns-repeated="16380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8" table:style-name="ce3"/>
          <table:table-cell table:number-columns-repeated="16375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Table TSGB1202 (NTS0709)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office:value-type="string" table:style-name="ce7">
            <text:p>Travel by mobility status and main mode/mode: England, 2012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table:style-name="ce9"/>
          <table:table-cell table:number-columns-repeated="3" table:style-name="ce10"/>
          <table:table-cell table:number-columns-repeated="16380" table:style-name="ce3"/>
        </table:table-row>
        <table:table-row table:style-name="ro3">
          <table:table-cell table:style-name="ce11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4">
          <table:table-cell table:style-name="ce14"/>
          <table:table-cell office:value-type="string" table:number-columns-spanned="2" table:number-rows-spanned="1" table:style-name="ce33">
            <text:p>Mobility status<text:span text:style-name="T2">1</text:span></text:p>
          </table:table-cell>
          <table:covered-table-cell/>
          <table:table-cell table:style-name="ce15"/>
          <table:table-cell table:number-columns-repeated="16380" table:style-name="ce3"/>
        </table:table-row>
        <table:table-row table:style-name="ro5">
          <table:table-cell table:style-name="ce16"/>
          <table:table-cell office:value-type="string" table:style-name="ce17">
            <text:p>With a mobility difficulty</text:p>
          </table:table-cell>
          <table:table-cell office:value-type="string" table:style-name="ce17">
            <text:p>No mobility difficulty</text:p>
          </table:table-cell>
          <table:table-cell office:value-type="string" table:style-name="ce17">
            <text:p>All individuals (aged 16+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rips per person per year by main mode:</text:p>
          </table:table-cell>
          <table:table-cell table:style-name="ce18"/>
          <table:table-cell table:number-columns-repeated="2" table:style-name="ce8"/>
          <table:table-cell table:number-columns-repeated="16380" table:style-name="ce3"/>
        </table:table-row>
        <table:table-row table:style-name="ro6">
          <table:table-cell office:value-type="string" table:style-name="ce9">
            <text:p>Walk<text:span text:style-name="T2">2</text:span></text:p>
          </table:table-cell>
          <table:table-cell office:value-type="float" office:value="110.46336466393639" table:style-name="ce19">
            <text:p>110</text:p>
          </table:table-cell>
          <table:table-cell office:value-type="float" office:value="230.34884084506601" table:style-name="ce19">
            <text:p>230</text:p>
          </table:table-cell>
          <table:table-cell office:value-type="float" office:value="217.08648451959345" table:style-name="ce19">
            <text:p>217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Bicycle</text:p>
          </table:table-cell>
          <table:table-cell office:value-type="float" office:value="4.9086111234042678" table:style-name="ce19">
            <text:p>5</text:p>
          </table:table-cell>
          <table:table-cell office:value-type="float" office:value="19.819282822060625" table:style-name="ce19">
            <text:p>20</text:p>
          </table:table-cell>
          <table:table-cell office:value-type="float" office:value="18.135133061623215" table:style-name="ce19">
            <text:p>18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Car / van driver</text:p>
          </table:table-cell>
          <table:table-cell office:value-type="float" office:value="275.52359530722509" table:style-name="ce19">
            <text:p>276</text:p>
          </table:table-cell>
          <table:table-cell office:value-type="float" office:value="518.45786027119357" table:style-name="ce19">
            <text:p>518</text:p>
          </table:table-cell>
          <table:table-cell office:value-type="float" office:value="491.31462263693726" table:style-name="ce19">
            <text:p>491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Car / van passenger</text:p>
          </table:table-cell>
          <table:table-cell office:value-type="float" office:value="167.98410963284505" table:style-name="ce19">
            <text:p>168</text:p>
          </table:table-cell>
          <table:table-cell office:value-type="float" office:value="145.18919051031008" table:style-name="ce19">
            <text:p>145</text:p>
          </table:table-cell>
          <table:table-cell office:value-type="float" office:value="147.70775407162824" table:style-name="ce19">
            <text:p>148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Motorcycle<text:s/></text:p>
          </table:table-cell>
          <table:table-cell office:value-type="float" office:value="0.42028142170366189" table:style-name="ce19">
            <text:p>-</text:p>
          </table:table-cell>
          <table:table-cell office:value-type="float" office:value="4.8576931015234113" table:style-name="ce19">
            <text:p>5</text:p>
          </table:table-cell>
          <table:table-cell office:value-type="float" office:value="4.3569791284529389" table:style-name="ce19">
            <text:p>4</text:p>
          </table:table-cell>
          <table:table-cell table:style-name="ce9"/>
          <table:table-cell table:number-columns-repeated="16379" table:style-name="ce3"/>
        </table:table-row>
        <table:table-row table:style-name="ro6">
          <table:table-cell office:value-type="string" table:style-name="ce9">
            <text:p>Other private transport<text:span text:style-name="T2">3</text:span></text:p>
          </table:table-cell>
          <table:table-cell office:value-type="float" office:value="20.495897508922795" table:style-name="ce19">
            <text:p>20</text:p>
          </table:table-cell>
          <table:table-cell office:value-type="float" office:value="3.8000522563125512" table:style-name="ce19">
            <text:p>4</text:p>
          </table:table-cell>
          <table:table-cell office:value-type="float" office:value="5.6736328869976917" table:style-name="ce19">
            <text:p>6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Bus in London</text:p>
          </table:table-cell>
          <table:table-cell office:value-type="float" office:value="12.951145331721838" table:style-name="ce19">
            <text:p>13</text:p>
          </table:table-cell>
          <table:table-cell office:value-type="float" office:value="19.736467233337045" table:style-name="ce19">
            <text:p>20</text:p>
          </table:table-cell>
          <table:table-cell office:value-type="float" office:value="18.965038177934456" table:style-name="ce19">
            <text:p>19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Other local bus</text:p>
          </table:table-cell>
          <table:table-cell office:value-type="float" office:value="42.023478249020584" table:style-name="ce19">
            <text:p>42</text:p>
          </table:table-cell>
          <table:table-cell office:value-type="float" office:value="42.145276485188141" table:style-name="ce19">
            <text:p>42</text:p>
          </table:table-cell>
          <table:table-cell office:value-type="float" office:value="42.111808457834741" table:style-name="ce19">
            <text:p>4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Non-local bus</text:p>
          </table:table-cell>
          <table:table-cell office:value-type="float" office:value="0.80568777892780874" table:style-name="ce19">
            <text:p>1</text:p>
          </table:table-cell>
          <table:table-cell office:value-type="float" office:value="0.81770053439839907" table:style-name="ce19">
            <text:p>1</text:p>
          </table:table-cell>
          <table:table-cell office:value-type="float" office:value="0.82361082732627566" table:style-name="ce19">
            <text:p>1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style-name="ce9">
            <text:p>London Underground</text:p>
          </table:table-cell>
          <table:table-cell office:value-type="float" office:value="0.47140118813395226" table:style-name="ce19">
            <text:p>-</text:p>
          </table:table-cell>
          <table:table-cell office:value-type="float" office:value="12.120963771636369" table:style-name="ce19">
            <text:p>12</text:p>
          </table:table-cell>
          <table:table-cell office:value-type="float" office:value="10.806733183249746" table:style-name="ce19">
            <text:p>11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Surface Rail</text:p>
          </table:table-cell>
          <table:table-cell office:value-type="float" office:value="2.1566457319000927" table:style-name="ce19">
            <text:p>2</text:p>
          </table:table-cell>
          <table:table-cell office:value-type="float" office:value="25.157916798724841" table:style-name="ce19">
            <text:p>25</text:p>
          </table:table-cell>
          <table:table-cell office:value-type="float" office:value="22.570125636087546" table:style-name="ce19">
            <text:p>23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axi / minicab</text:p>
          </table:table-cell>
          <table:table-cell office:value-type="float" office:value="16.630236208555527" table:style-name="ce19">
            <text:p>17</text:p>
          </table:table-cell>
          <table:table-cell office:value-type="float" office:value="9.8495186793485399" table:style-name="ce19">
            <text:p>10</text:p>
          </table:table-cell>
          <table:table-cell office:value-type="float" office:value="10.610562961825194" table:style-name="ce19">
            <text:p>11</text:p>
          </table:table-cell>
          <table:table-cell table:style-name="ce4"/>
          <table:table-cell table:number-columns-repeated="16379"/>
        </table:table-row>
        <table:table-row table:style-name="ro6">
          <table:table-cell office:value-type="string" table:style-name="ce9">
            <text:p>Other public transport<text:span text:style-name="T2">4</text:span></text:p>
          </table:table-cell>
          <table:table-cell office:value-type="float" office:value="2.7523360892559201" table:style-name="ce19">
            <text:p>3</text:p>
          </table:table-cell>
          <table:table-cell office:value-type="float" office:value="2.7088161722219697" table:style-name="ce19">
            <text:p>3</text:p>
          </table:table-cell>
          <table:table-cell office:value-type="float" office:value="2.7124327804876955" table:style-name="ce19">
            <text:p>3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All modes</text:p>
          </table:table-cell>
          <table:table-cell office:value-type="float" office:value="657.58679023555294" table:style-name="ce19">
            <text:p>658</text:p>
          </table:table-cell>
          <table:table-cell office:value-type="float" office:value="1035.0095794813219" table:style-name="ce19">
            <text:p>1,035</text:p>
          </table:table-cell>
          <table:table-cell office:value-type="float" office:value="992.87491832997853" table:style-name="ce19">
            <text:p>993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9"/>
          <table:table-cell table:number-columns-repeated="3" table:style-name="ce21"/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Distance (miles) per person per year by stage mode:</text:p>
          </table:table-cell>
          <table:table-cell table:style-name="ce22"/>
          <table:table-cell table:number-columns-repeated="2" table:style-name="ce23"/>
          <table:table-cell table:style-name="ce4"/>
          <table:table-cell table:number-columns-repeated="16379"/>
        </table:table-row>
        <table:table-row table:style-name="ro6">
          <table:table-cell office:value-type="string" table:style-name="ce9">
            <text:p>Walk<text:span text:style-name="T2">2</text:span></text:p>
          </table:table-cell>
          <table:table-cell office:value-type="float" office:value="71.501694503287808" table:style-name="ce19">
            <text:p>72</text:p>
          </table:table-cell>
          <table:table-cell office:value-type="float" office:value="201.11435557212286" table:style-name="ce19">
            <text:p>201</text:p>
          </table:table-cell>
          <table:table-cell office:value-type="float" office:value="186.87963396020717" table:style-name="ce19">
            <text:p>187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Bicycle</text:p>
          </table:table-cell>
          <table:table-cell office:value-type="float" office:value="8.7115038222330554" table:style-name="ce19">
            <text:p>9</text:p>
          </table:table-cell>
          <table:table-cell office:value-type="float" office:value="70.52615760249212" table:style-name="ce19">
            <text:p>71</text:p>
          </table:table-cell>
          <table:table-cell office:value-type="float" office:value="63.549700400746602" table:style-name="ce19">
            <text:p>64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Car / van driver</text:p>
          </table:table-cell>
          <table:table-cell office:value-type="float" office:value="1756.2281621638651" table:style-name="ce19">
            <text:p>1,756</text:p>
          </table:table-cell>
          <table:table-cell office:value-type="float" office:value="4392.052088966997" table:style-name="ce19">
            <text:p>4,392</text:p>
          </table:table-cell>
          <table:table-cell office:value-type="float" office:value="4096.6679438891324" table:style-name="ce19">
            <text:p>4,097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Car / van passenger</text:p>
          </table:table-cell>
          <table:table-cell office:value-type="float" office:value="1340.5902550233884" table:style-name="ce19">
            <text:p>1,341</text:p>
          </table:table-cell>
          <table:table-cell office:value-type="float" office:value="1528.6173946640374" table:style-name="ce19">
            <text:p>1,529</text:p>
          </table:table-cell>
          <table:table-cell office:value-type="float" office:value="1506.9237601312689" table:style-name="ce19">
            <text:p>1,507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Motorcycle<text:s/></text:p>
          </table:table-cell>
          <table:table-cell office:value-type="float" office:value="2.559862678676367" table:style-name="ce19">
            <text:p>3</text:p>
          </table:table-cell>
          <table:table-cell office:value-type="float" office:value="53.991694268110464" table:style-name="ce19">
            <text:p>54</text:p>
          </table:table-cell>
          <table:table-cell office:value-type="float" office:value="48.189252860337128" table:style-name="ce19">
            <text:p>48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9">
            <text:p>Other private transport<text:span text:style-name="T2">3</text:span></text:p>
          </table:table-cell>
          <table:table-cell office:value-type="float" office:value="85.211925141266732" table:style-name="ce19">
            <text:p>85</text:p>
          </table:table-cell>
          <table:table-cell office:value-type="float" office:value="78.413508584074222" table:style-name="ce19">
            <text:p>78</text:p>
          </table:table-cell>
          <table:table-cell office:value-type="float" office:value="79.14032754121439" table:style-name="ce19">
            <text:p>79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Bus in London</text:p>
          </table:table-cell>
          <table:table-cell office:value-type="float" office:value="39.68273065050051" table:style-name="ce19">
            <text:p>40</text:p>
          </table:table-cell>
          <table:table-cell office:value-type="float" office:value="86.160240076329487" table:style-name="ce19">
            <text:p>86</text:p>
          </table:table-cell>
          <table:table-cell office:value-type="float" office:value="80.899191085593046" table:style-name="ce19">
            <text:p>8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Other local bus</text:p>
          </table:table-cell>
          <table:table-cell office:value-type="float" office:value="199.67058622752339" table:style-name="ce19">
            <text:p>200</text:p>
          </table:table-cell>
          <table:table-cell office:value-type="float" office:value="230.83731107631075" table:style-name="ce19">
            <text:p>231</text:p>
          </table:table-cell>
          <table:table-cell office:value-type="float" office:value="227.22812434365989" table:style-name="ce19">
            <text:p>227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n-local bus</text:p>
          </table:table-cell>
          <table:table-cell office:value-type="float" office:value="118.13621774489759" table:style-name="ce19">
            <text:p>118</text:p>
          </table:table-cell>
          <table:table-cell office:value-type="float" office:value="72.126274120763682" table:style-name="ce19">
            <text:p>72</text:p>
          </table:table-cell>
          <table:table-cell office:value-type="float" office:value="77.413359590926618" table:style-name="ce19">
            <text:p>77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London Underground</text:p>
          </table:table-cell>
          <table:table-cell office:value-type="float" office:value="6.7626351915651721" table:style-name="ce19">
            <text:p>7</text:p>
          </table:table-cell>
          <table:table-cell office:value-type="float" office:value="111.0822923242455" table:style-name="ce19">
            <text:p>111</text:p>
          </table:table-cell>
          <table:table-cell office:value-type="float" office:value="99.312409725061713" table:style-name="ce19">
            <text:p>99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urface Rail</text:p>
          </table:table-cell>
          <table:table-cell office:value-type="float" office:value="87.825170135431762" table:style-name="ce19">
            <text:p>88</text:p>
          </table:table-cell>
          <table:table-cell office:value-type="float" office:value="746.21284915183674" table:style-name="ce19">
            <text:p>746</text:p>
          </table:table-cell>
          <table:table-cell office:value-type="float" office:value="672.04271693201008" table:style-name="ce19">
            <text:p>67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Taxi / minicab</text:p>
          </table:table-cell>
          <table:table-cell office:value-type="float" office:value="62.510452567635582" table:style-name="ce19">
            <text:p>63</text:p>
          </table:table-cell>
          <table:table-cell office:value-type="float" office:value="56.440070912101952" table:style-name="ce19">
            <text:p>56</text:p>
          </table:table-cell>
          <table:table-cell office:value-type="float" office:value="57.103475400055039" table:style-name="ce19">
            <text:p>57</text:p>
          </table:table-cell>
          <table:table-cell table:number-columns-repeated="16380"/>
        </table:table-row>
        <table:table-row table:style-name="ro6">
          <table:table-cell office:value-type="string" table:style-name="ce9">
            <text:p>Other public transport<text:span text:style-name="T2">4</text:span></text:p>
          </table:table-cell>
          <table:table-cell office:value-type="float" office:value="12.169558217808186" table:style-name="ce19">
            <text:p>12</text:p>
          </table:table-cell>
          <table:table-cell office:value-type="float" office:value="37.427507490014939" table:style-name="ce19">
            <text:p>37</text:p>
          </table:table-cell>
          <table:table-cell office:value-type="float" office:value="34.572830367118272" table:style-name="ce19">
            <text:p>35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All modes</text:p>
          </table:table-cell>
          <table:table-cell office:value-type="float" office:value="3791.5607540680794" table:style-name="ce19">
            <text:p>3,792</text:p>
          </table:table-cell>
          <table:table-cell office:value-type="float" office:value="7665.0017448094386" table:style-name="ce19">
            <text:p>7,665</text:p>
          </table:table-cell>
          <table:table-cell office:value-type="float" office:value="7229.9227262273307" table:style-name="ce19">
            <text:p>7,230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3" table:style-name="ce21"/>
          <table:table-cell table:number-columns-repeated="16380"/>
        </table:table-row>
        <table:table-row table:style-name="ro1">
          <table:table-cell office:value-type="string" table:style-name="ce9">
            <text:p>Unweighted sample size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<text:s text:c="3"/>individuals</text:p>
          </table:table-cell>
          <table:table-cell office:value-type="float" office:value="1659" table:style-name="ce19">
            <text:p>1,659</text:p>
          </table:table-cell>
          <table:table-cell office:value-type="float" office:value="11763" table:style-name="ce19">
            <text:p>11,763</text:p>
          </table:table-cell>
          <table:table-cell office:value-type="float" office:value="13428" table:style-name="ce19">
            <text:p>13,428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<text:s text:c="3"/>trips ('000s)</text:p>
          </table:table-cell>
          <table:table-cell office:value-type="float" office:value="19.294" table:style-name="ce19">
            <text:p>19</text:p>
          </table:table-cell>
          <table:table-cell office:value-type="float" office:value="219.85499999999999" table:style-name="ce19">
            <text:p>220</text:p>
          </table:table-cell>
          <table:table-cell office:value-type="float" office:value="239.32" table:style-name="ce19">
            <text:p>239</text:p>
          </table:table-cell>
          <table:table-cell table:number-columns-repeated="16380"/>
        </table:table-row>
        <table:table-row table:style-name="ro7">
          <table:table-cell office:value-type="string" table:style-name="ce11">
            <text:p><text:s text:c="3"/>stages ('000s)</text:p>
          </table:table-cell>
          <table:table-cell office:value-type="float" office:value="20.498000000000001" table:style-name="ce24">
            <text:p>20</text:p>
          </table:table-cell>
          <table:table-cell office:value-type="float" office:value="242.99199999999999" table:style-name="ce24">
            <text:p>243</text:p>
          </table:table-cell>
          <table:table-cell office:value-type="float" office:value="263.66500000000002" table:style-name="ce24">
            <text:p>264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number-columns-spanned="4" table:number-rows-spanned="1" table:style-name="ce34">
            <text:p>1. The NTS definition of having a mobility difficulty is based on those adults who responded to say they have difficulties travelling on foot, by bus or both. Those that said they only have difficulty getting in/out of a car are classified in this table as having no mobility difficulty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2. Walking data was revised in 2018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3. Motorcycle and other private (mostly private hire bus)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4. Air, ferries and light rail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figures in this table are National Statistics.</text:p>
          </table:table-cell>
          <table:table-cell table:number-columns-repeated="3" table:style-name="ce8"/>
          <table:table-cell table:style-name="ce18"/>
          <table:table-cell table:style-name="ce8"/>
          <table:table-cell table:number-columns-repeated="16378"/>
        </table:table-row>
        <table:table-row table:style-name="ro9">
          <table:table-cell office:value-type="string" table:number-columns-spanned="4" table:number-rows-spanned="1" table:style-name="ce35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2" table:style-name="ce25"/>
          <table:table-cell table:number-columns-repeated="16378"/>
        </table:table-row>
        <table:table-row table:style-name="ro7">
          <table:table-cell office:value-type="string" table:style-name="ce26">
            <text:p>The survey results are subject to sampling error.</text:p>
          </table:table-cell>
          <table:table-cell table:number-columns-repeated="3" table:style-name="ce8"/>
          <table:table-cell table:style-name="ce18"/>
          <table:table-cell table:style-name="ce8"/>
          <table:table-cell table:number-columns-repeated="16378"/>
        </table:table-row>
        <table:table-row table:style-name="ro2">
          <table:table-cell table:style-name="ce3"/>
          <table:table-cell table:style-name="ce27"/>
          <table:table-cell table:number-columns-repeated="3" table:style-name="ce3"/>
          <table:table-cell table:style-name="ce28"/>
          <table:table-cell table:number-columns-repeated="16378"/>
        </table:table-row>
        <table:table-row table:style-name="ro2">
          <table:table-cell office:value-type="string" table:style-name="ce29">
            <text:p><text:a xlink:href="mailto:national.travelsurvey@dft.gov.uk"><text:span text:style-name="T1">Email:<text:s/></text:span>national.travelsurvey@dft.gov.uk</text:a></text:p>
          </table:table-cell>
          <table:table-cell table:style-name="ce30"/>
          <table:table-cell table:style-name="ce3"/>
          <table:table-cell office:value-type="string" table:style-name="ce28">
            <text:p>Source: National Travel Survey</text:p>
          </table:table-cell>
          <table:table-cell table:style-name="ce3"/>
          <table:table-cell table:style-name="ce28"/>
          <table:table-cell table:number-columns-repeated="16378"/>
        </table:table-row>
        <table:table-row table:style-name="ro1">
          <table:table-cell office:value-type="string" table:style-name="ce31">
            <text:p><text:a xlink:href="https://www.gov.uk/government/statistics/national-travel-survey-2017">Notes &amp; definitions</text:a></text:p>
          </table:table-cell>
          <table:table-cell table:style-name="ce27"/>
          <table:table-cell table:style-name="ce3"/>
          <table:table-cell office:value-type="string" table:style-name="ce28">
            <text:p>Last updated: 26 July 2018</text:p>
          </table:table-cell>
          <table:table-cell table:style-name="ce3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32"/>
          <table:table-cell table:style-name="ce26"/>
          <table:table-cell office:value-type="string" table:style-name="ce28">
            <text:p>Next update: Summer 2019</text:p>
          </table:table-cell>
          <table:table-cell table:style-name="ce26"/>
          <table:table-cell table:style-name="ce28"/>
          <table:table-cell table:number-columns-repeated="16378"/>
        </table:table-row>
        <table:table-row table:style-name="ro2">
          <table:table-cell table:number-columns-spanned="6" table:number-rows-spanned="1" table:style-name="ce36"/>
          <table:covered-table-cell table:number-columns-repeated="5"/>
          <table:table-cell table:number-columns-repeated="16378"/>
        </table:table-row>
        <table:table-row table:style-name="ro2">
          <table:table-cell table:number-columns-repeated="6" table:style-name="ce26"/>
          <table:table-cell table:number-columns-repeated="16378"/>
        </table:table-row>
        <table:table-row table:number-rows-repeated="1048516" table:style-name="ro2">
          <table:table-cell table:number-columns-repeated="16384"/>
        </table:table-row>
      </table:table>
      <table:table table:name="NTS0709_2011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1638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style-name="ce4"/>
          <table:table-cell table:number-columns-repeated="16380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8" table:style-name="ce3"/>
          <table:table-cell table:number-columns-repeated="16375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Table TSGB1202 (NTS0709)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office:value-type="string" table:style-name="ce7">
            <text:p>Travel by mobility status and main mode/mode: England, 2011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table:style-name="ce9"/>
          <table:table-cell table:number-columns-repeated="3" table:style-name="ce10"/>
          <table:table-cell table:number-columns-repeated="16380" table:style-name="ce3"/>
        </table:table-row>
        <table:table-row table:style-name="ro3">
          <table:table-cell table:style-name="ce11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4">
          <table:table-cell table:style-name="ce14"/>
          <table:table-cell office:value-type="string" table:number-columns-spanned="2" table:number-rows-spanned="1" table:style-name="ce33">
            <text:p>Mobility status<text:span text:style-name="T2">1</text:span></text:p>
          </table:table-cell>
          <table:covered-table-cell/>
          <table:table-cell table:style-name="ce15"/>
          <table:table-cell table:number-columns-repeated="16380" table:style-name="ce3"/>
        </table:table-row>
        <table:table-row table:style-name="ro5">
          <table:table-cell table:style-name="ce16"/>
          <table:table-cell office:value-type="string" table:style-name="ce17">
            <text:p>With a mobility difficulty</text:p>
          </table:table-cell>
          <table:table-cell office:value-type="string" table:style-name="ce17">
            <text:p>No mobility difficulty</text:p>
          </table:table-cell>
          <table:table-cell office:value-type="string" table:style-name="ce17">
            <text:p>All individuals (aged 16+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rips per person per year by main mode:</text:p>
          </table:table-cell>
          <table:table-cell table:style-name="ce18"/>
          <table:table-cell table:number-columns-repeated="2" table:style-name="ce8"/>
          <table:table-cell table:number-columns-repeated="16380" table:style-name="ce3"/>
        </table:table-row>
        <table:table-row table:style-name="ro6">
          <table:table-cell office:value-type="string" table:style-name="ce9">
            <text:p>Walk<text:span text:style-name="T2">2</text:span></text:p>
          </table:table-cell>
          <table:table-cell office:value-type="float" office:value="121.58651235405561" table:style-name="ce19">
            <text:p>122</text:p>
          </table:table-cell>
          <table:table-cell office:value-type="float" office:value="239.09318762197626" table:style-name="ce19">
            <text:p>239</text:p>
          </table:table-cell>
          <table:table-cell office:value-type="float" office:value="226.02969622555881" table:style-name="ce19">
            <text:p>226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Bicycle</text:p>
          </table:table-cell>
          <table:table-cell office:value-type="float" office:value="5.8294588368032576" table:style-name="ce19">
            <text:p>6</text:p>
          </table:table-cell>
          <table:table-cell office:value-type="float" office:value="17.937497013624913" table:style-name="ce19">
            <text:p>18</text:p>
          </table:table-cell>
          <table:table-cell office:value-type="float" office:value="16.651272947851282" table:style-name="ce19">
            <text:p>17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Car / van driver</text:p>
          </table:table-cell>
          <table:table-cell office:value-type="float" office:value="268.12981328709395" table:style-name="ce19">
            <text:p>268</text:p>
          </table:table-cell>
          <table:table-cell office:value-type="float" office:value="514.64956001118651" table:style-name="ce19">
            <text:p>515</text:p>
          </table:table-cell>
          <table:table-cell office:value-type="float" office:value="487.23824840557398" table:style-name="ce19">
            <text:p>487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Car / van passenger</text:p>
          </table:table-cell>
          <table:table-cell office:value-type="float" office:value="174.70131995686896" table:style-name="ce19">
            <text:p>175</text:p>
          </table:table-cell>
          <table:table-cell office:value-type="float" office:value="142.00909750467628" table:style-name="ce19">
            <text:p>142</text:p>
          </table:table-cell>
          <table:table-cell office:value-type="float" office:value="145.56150638110583" table:style-name="ce19">
            <text:p>146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Motorcycle<text:s/></text:p>
          </table:table-cell>
          <table:table-cell office:value-type="float" office:value="3.1108176749042662" table:style-name="ce19">
            <text:p>3</text:p>
          </table:table-cell>
          <table:table-cell office:value-type="float" office:value="4.6085435037837845" table:style-name="ce19">
            <text:p>5</text:p>
          </table:table-cell>
          <table:table-cell office:value-type="float" office:value="4.441423494487351" table:style-name="ce19">
            <text:p>4</text:p>
          </table:table-cell>
          <table:table-cell table:style-name="ce9"/>
          <table:table-cell table:number-columns-repeated="16379" table:style-name="ce3"/>
        </table:table-row>
        <table:table-row table:style-name="ro6">
          <table:table-cell office:value-type="string" table:style-name="ce9">
            <text:p>Other private transport<text:span text:style-name="T2">3</text:span></text:p>
          </table:table-cell>
          <table:table-cell office:value-type="float" office:value="13.279470825980399" table:style-name="ce19">
            <text:p>13</text:p>
          </table:table-cell>
          <table:table-cell office:value-type="float" office:value="3.4564354611813273" table:style-name="ce19">
            <text:p>3</text:p>
          </table:table-cell>
          <table:table-cell office:value-type="float" office:value="4.5392595397642097" table:style-name="ce19">
            <text:p>5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Bus in London</text:p>
          </table:table-cell>
          <table:table-cell office:value-type="float" office:value="13.802419670292219" table:style-name="ce19">
            <text:p>14</text:p>
          </table:table-cell>
          <table:table-cell office:value-type="float" office:value="22.88755183684049" table:style-name="ce19">
            <text:p>23</text:p>
          </table:table-cell>
          <table:table-cell office:value-type="float" office:value="21.974755995019414" table:style-name="ce19">
            <text:p>22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Other local bus</text:p>
          </table:table-cell>
          <table:table-cell office:value-type="float" office:value="50.444765456967716" table:style-name="ce19">
            <text:p>50</text:p>
          </table:table-cell>
          <table:table-cell office:value-type="float" office:value="42.22048500264529" table:style-name="ce19">
            <text:p>42</text:p>
          </table:table-cell>
          <table:table-cell office:value-type="float" office:value="43.173518349602389" table:style-name="ce19">
            <text:p>4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Non-local bus</text:p>
          </table:table-cell>
          <table:table-cell office:value-type="float" office:value="0.26139908386276023" table:style-name="ce19">
            <text:p>-</text:p>
          </table:table-cell>
          <table:table-cell office:value-type="float" office:value="0.65548289206303068" table:style-name="ce19">
            <text:p>1</text:p>
          </table:table-cell>
          <table:table-cell office:value-type="float" office:value="0.61172927477399341" table:style-name="ce19">
            <text:p>1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style-name="ce9">
            <text:p>London Underground</text:p>
          </table:table-cell>
          <table:table-cell office:value-type="float" office:value="1.4804134783807257" table:style-name="ce19">
            <text:p>1</text:p>
          </table:table-cell>
          <table:table-cell office:value-type="float" office:value="11.88310815544545" table:style-name="ce19">
            <text:p>12</text:p>
          </table:table-cell>
          <table:table-cell office:value-type="float" office:value="10.730269605152651" table:style-name="ce19">
            <text:p>11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Surface Rail</text:p>
          </table:table-cell>
          <table:table-cell office:value-type="float" office:value="3.0534594543594094" table:style-name="ce19">
            <text:p>3</text:p>
          </table:table-cell>
          <table:table-cell office:value-type="float" office:value="22.318071495933193" table:style-name="ce19">
            <text:p>22</text:p>
          </table:table-cell>
          <table:table-cell office:value-type="float" office:value="20.188354008733977" table:style-name="ce19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axi / minicab</text:p>
          </table:table-cell>
          <table:table-cell office:value-type="float" office:value="16.655529366857028" table:style-name="ce19">
            <text:p>17</text:p>
          </table:table-cell>
          <table:table-cell office:value-type="float" office:value="9.9563152237234327" table:style-name="ce19">
            <text:p>10</text:p>
          </table:table-cell>
          <table:table-cell office:value-type="float" office:value="10.691800224181481" table:style-name="ce19">
            <text:p>11</text:p>
          </table:table-cell>
          <table:table-cell table:style-name="ce4"/>
          <table:table-cell table:number-columns-repeated="16379"/>
        </table:table-row>
        <table:table-row table:style-name="ro6">
          <table:table-cell office:value-type="string" table:style-name="ce9">
            <text:p>Other public transport<text:span text:style-name="T2">4</text:span></text:p>
          </table:table-cell>
          <table:table-cell office:value-type="float" office:value="3.9081642326768664" table:style-name="ce19">
            <text:p>4</text:p>
          </table:table-cell>
          <table:table-cell office:value-type="float" office:value="2.664914379936246" table:style-name="ce19">
            <text:p>3</text:p>
          </table:table-cell>
          <table:table-cell office:value-type="float" office:value="2.8010851567019954" table:style-name="ce19">
            <text:p>3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All modes</text:p>
          </table:table-cell>
          <table:table-cell office:value-type="float" office:value="676.24354367910325" table:style-name="ce19">
            <text:p>676</text:p>
          </table:table-cell>
          <table:table-cell office:value-type="float" office:value="1034.3402501030164" table:style-name="ce19">
            <text:p>1,034</text:p>
          </table:table-cell>
          <table:table-cell office:value-type="float" office:value="994.63291960850756" table:style-name="ce19">
            <text:p>995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9"/>
          <table:table-cell table:number-columns-repeated="3" table:style-name="ce21"/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Distance (miles) per person per year by stage mode:</text:p>
          </table:table-cell>
          <table:table-cell table:style-name="ce22"/>
          <table:table-cell table:number-columns-repeated="2" table:style-name="ce23"/>
          <table:table-cell table:style-name="ce4"/>
          <table:table-cell table:number-columns-repeated="16379"/>
        </table:table-row>
        <table:table-row table:style-name="ro6">
          <table:table-cell office:value-type="string" table:style-name="ce9">
            <text:p>Walk<text:span text:style-name="T2">2</text:span></text:p>
          </table:table-cell>
          <table:table-cell office:value-type="float" office:value="81.143564334505996" table:style-name="ce19">
            <text:p>81</text:p>
          </table:table-cell>
          <table:table-cell office:value-type="float" office:value="207.85556597650313" table:style-name="ce19">
            <text:p>208</text:p>
          </table:table-cell>
          <table:table-cell office:value-type="float" office:value="193.78836071003295" table:style-name="ce19">
            <text:p>19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Bicycle</text:p>
          </table:table-cell>
          <table:table-cell office:value-type="float" office:value="15.520349501997519" table:style-name="ce19">
            <text:p>16</text:p>
          </table:table-cell>
          <table:table-cell office:value-type="float" office:value="61.168797975829222" table:style-name="ce19">
            <text:p>61</text:p>
          </table:table-cell>
          <table:table-cell office:value-type="float" office:value="56.163651922811219" table:style-name="ce19">
            <text:p>56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Car / van driver</text:p>
          </table:table-cell>
          <table:table-cell office:value-type="float" office:value="1744.4375450216276" table:style-name="ce19">
            <text:p>1,744</text:p>
          </table:table-cell>
          <table:table-cell office:value-type="float" office:value="4511.2560158129818" table:style-name="ce19">
            <text:p>4,511</text:p>
          </table:table-cell>
          <table:table-cell office:value-type="float" office:value="4204.1024867763745" table:style-name="ce19">
            <text:p>4,20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Car / van passenger</text:p>
          </table:table-cell>
          <table:table-cell office:value-type="float" office:value="1467.6176893745378" table:style-name="ce19">
            <text:p>1,468</text:p>
          </table:table-cell>
          <table:table-cell office:value-type="float" office:value="1628.7655806642463" table:style-name="ce19">
            <text:p>1,629</text:p>
          </table:table-cell>
          <table:table-cell office:value-type="float" office:value="1610.338463022171" table:style-name="ce19">
            <text:p>1,61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Motorcycle<text:s/></text:p>
          </table:table-cell>
          <table:table-cell office:value-type="float" office:value="36.240946432921866" table:style-name="ce19">
            <text:p>36</text:p>
          </table:table-cell>
          <table:table-cell office:value-type="float" office:value="46.794541366520463" table:style-name="ce19">
            <text:p>47</text:p>
          </table:table-cell>
          <table:table-cell office:value-type="float" office:value="45.61130909131608" table:style-name="ce19">
            <text:p>46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9">
            <text:p>Other private transport<text:span text:style-name="T2">3</text:span></text:p>
          </table:table-cell>
          <table:table-cell office:value-type="float" office:value="194.69443461201689" table:style-name="ce19">
            <text:p>195</text:p>
          </table:table-cell>
          <table:table-cell office:value-type="float" office:value="100.39870463225962" table:style-name="ce19">
            <text:p>100</text:p>
          </table:table-cell>
          <table:table-cell office:value-type="float" office:value="110.76676700002447" table:style-name="ce19">
            <text:p>111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Bus in London</text:p>
          </table:table-cell>
          <table:table-cell office:value-type="float" office:value="39.118950871478624" table:style-name="ce19">
            <text:p>39</text:p>
          </table:table-cell>
          <table:table-cell office:value-type="float" office:value="94.083525801269488" table:style-name="ce19">
            <text:p>94</text:p>
          </table:table-cell>
          <table:table-cell office:value-type="float" office:value="88.38426479488615" table:style-name="ce19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Other local bus</text:p>
          </table:table-cell>
          <table:table-cell office:value-type="float" office:value="200.9450651046356" table:style-name="ce19">
            <text:p>201</text:p>
          </table:table-cell>
          <table:table-cell office:value-type="float" office:value="220.10627482657969" table:style-name="ce19">
            <text:p>220</text:p>
          </table:table-cell>
          <table:table-cell office:value-type="float" office:value="218.06647460539875" table:style-name="ce19">
            <text:p>218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n-local bus</text:p>
          </table:table-cell>
          <table:table-cell office:value-type="float" office:value="19.982132904819839" table:style-name="ce19">
            <text:p>20</text:p>
          </table:table-cell>
          <table:table-cell office:value-type="float" office:value="61.287007528984631" table:style-name="ce19">
            <text:p>61</text:p>
          </table:table-cell>
          <table:table-cell office:value-type="float" office:value="56.70400364802677" table:style-name="ce19">
            <text:p>57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London Underground</text:p>
          </table:table-cell>
          <table:table-cell office:value-type="float" office:value="10.793669838382748" table:style-name="ce19">
            <text:p>11</text:p>
          </table:table-cell>
          <table:table-cell office:value-type="float" office:value="102.6619057805997" table:style-name="ce19">
            <text:p>103</text:p>
          </table:table-cell>
          <table:table-cell office:value-type="float" office:value="92.481859854185984" table:style-name="ce19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urface Rail</text:p>
          </table:table-cell>
          <table:table-cell office:value-type="float" office:value="138.98402784188153" table:style-name="ce19">
            <text:p>139</text:p>
          </table:table-cell>
          <table:table-cell office:value-type="float" office:value="638.64616282223346" table:style-name="ce19">
            <text:p>639</text:p>
          </table:table-cell>
          <table:table-cell office:value-type="float" office:value="583.31683853603147" table:style-name="ce19">
            <text:p>583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Taxi / minicab</text:p>
          </table:table-cell>
          <table:table-cell office:value-type="float" office:value="68.355880572699633" table:style-name="ce19">
            <text:p>68</text:p>
          </table:table-cell>
          <table:table-cell office:value-type="float" office:value="57.923648369677487" table:style-name="ce19">
            <text:p>58</text:p>
          </table:table-cell>
          <table:table-cell office:value-type="float" office:value="59.052276124474325" table:style-name="ce19">
            <text:p>59</text:p>
          </table:table-cell>
          <table:table-cell table:number-columns-repeated="16380"/>
        </table:table-row>
        <table:table-row table:style-name="ro6">
          <table:table-cell office:value-type="string" table:style-name="ce9">
            <text:p>Other public transport<text:span text:style-name="T2">4</text:span></text:p>
          </table:table-cell>
          <table:table-cell office:value-type="float" office:value="29.547182611568992" table:style-name="ce19">
            <text:p>30</text:p>
          </table:table-cell>
          <table:table-cell office:value-type="float" office:value="50.14871284714291" table:style-name="ce19">
            <text:p>50</text:p>
          </table:table-cell>
          <table:table-cell office:value-type="float" office:value="47.855153760741644" table:style-name="ce19">
            <text:p>48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All modes</text:p>
          </table:table-cell>
          <table:table-cell office:value-type="float" office:value="4047.3814390230723" table:style-name="ce19">
            <text:p>4,047</text:p>
          </table:table-cell>
          <table:table-cell office:value-type="float" office:value="7781.0964444048259" table:style-name="ce19">
            <text:p>7,781</text:p>
          </table:table-cell>
          <table:table-cell office:value-type="float" office:value="7366.6319098464764" table:style-name="ce19">
            <text:p>7,367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3" table:style-name="ce21"/>
          <table:table-cell table:number-columns-repeated="16380"/>
        </table:table-row>
        <table:table-row table:style-name="ro1">
          <table:table-cell office:value-type="string" table:style-name="ce9">
            <text:p>Unweighted sample size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<text:s text:c="3"/>individuals</text:p>
          </table:table-cell>
          <table:table-cell office:value-type="float" office:value="1499" table:style-name="ce19">
            <text:p>1,499</text:p>
          </table:table-cell>
          <table:table-cell office:value-type="float" office:value="11099" table:style-name="ce19">
            <text:p>11,099</text:p>
          </table:table-cell>
          <table:table-cell office:value-type="float" office:value="12602" table:style-name="ce19">
            <text:p>12,60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<text:s text:c="3"/>trips ('000s)</text:p>
          </table:table-cell>
          <table:table-cell office:value-type="float" office:value="17.841000000000001" table:style-name="ce19">
            <text:p>18</text:p>
          </table:table-cell>
          <table:table-cell office:value-type="float" office:value="206.29" table:style-name="ce19">
            <text:p>206</text:p>
          </table:table-cell>
          <table:table-cell office:value-type="float" office:value="224.173" table:style-name="ce19">
            <text:p>224</text:p>
          </table:table-cell>
          <table:table-cell table:number-columns-repeated="16380"/>
        </table:table-row>
        <table:table-row table:style-name="ro7">
          <table:table-cell office:value-type="string" table:style-name="ce11">
            <text:p><text:s text:c="3"/>stages ('000s)</text:p>
          </table:table-cell>
          <table:table-cell office:value-type="float" office:value="19.106999999999999" table:style-name="ce24">
            <text:p>19</text:p>
          </table:table-cell>
          <table:table-cell office:value-type="float" office:value="227.886" table:style-name="ce24">
            <text:p>228</text:p>
          </table:table-cell>
          <table:table-cell office:value-type="float" office:value="247.036" table:style-name="ce24">
            <text:p>247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number-columns-spanned="4" table:number-rows-spanned="1" table:style-name="ce34">
            <text:p>1. The NTS definition of having a mobility difficulty is based on those adults who responded to say they have difficulties travelling on foot, by bus or both. Those that said they only have difficulty getting in/out of a car are classified in this table as having no mobility difficulty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2. Walking data was revised in 2018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3. Motorcycle and other private (mostly private hire bus)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4. Air, ferries and light rail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figures in this table are National Statistics.</text:p>
          </table:table-cell>
          <table:table-cell table:number-columns-repeated="3" table:style-name="ce8"/>
          <table:table-cell table:style-name="ce18"/>
          <table:table-cell table:style-name="ce8"/>
          <table:table-cell table:number-columns-repeated="16378"/>
        </table:table-row>
        <table:table-row table:style-name="ro9">
          <table:table-cell office:value-type="string" table:number-columns-spanned="4" table:number-rows-spanned="1" table:style-name="ce35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2" table:style-name="ce25"/>
          <table:table-cell table:number-columns-repeated="16378"/>
        </table:table-row>
        <table:table-row table:style-name="ro7">
          <table:table-cell office:value-type="string" table:style-name="ce26">
            <text:p>The survey results are subject to sampling error.</text:p>
          </table:table-cell>
          <table:table-cell table:number-columns-repeated="3" table:style-name="ce8"/>
          <table:table-cell table:style-name="ce18"/>
          <table:table-cell table:style-name="ce8"/>
          <table:table-cell table:number-columns-repeated="16378"/>
        </table:table-row>
        <table:table-row table:style-name="ro2">
          <table:table-cell table:style-name="ce3"/>
          <table:table-cell table:style-name="ce27"/>
          <table:table-cell table:number-columns-repeated="3" table:style-name="ce3"/>
          <table:table-cell table:style-name="ce28"/>
          <table:table-cell table:number-columns-repeated="16378"/>
        </table:table-row>
        <table:table-row table:style-name="ro2">
          <table:table-cell office:value-type="string" table:style-name="ce29">
            <text:p><text:a xlink:href="mailto:national.travelsurvey@dft.gov.uk"><text:span text:style-name="T1">Email:<text:s/></text:span>national.travelsurvey@dft.gov.uk</text:a></text:p>
          </table:table-cell>
          <table:table-cell table:style-name="ce30"/>
          <table:table-cell table:style-name="ce3"/>
          <table:table-cell office:value-type="string" table:style-name="ce28">
            <text:p>Source: National Travel Survey</text:p>
          </table:table-cell>
          <table:table-cell table:style-name="ce3"/>
          <table:table-cell table:style-name="ce28"/>
          <table:table-cell table:number-columns-repeated="16378"/>
        </table:table-row>
        <table:table-row table:style-name="ro1">
          <table:table-cell office:value-type="string" table:style-name="ce31">
            <text:p><text:a xlink:href="https://www.gov.uk/government/statistics/national-travel-survey-2017">Notes &amp; definitions</text:a></text:p>
          </table:table-cell>
          <table:table-cell table:style-name="ce27"/>
          <table:table-cell table:style-name="ce3"/>
          <table:table-cell office:value-type="string" table:style-name="ce28">
            <text:p>Last updated: 26 July 2018</text:p>
          </table:table-cell>
          <table:table-cell table:style-name="ce3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32"/>
          <table:table-cell table:style-name="ce26"/>
          <table:table-cell office:value-type="string" table:style-name="ce28">
            <text:p>Next update: Summer 2019</text:p>
          </table:table-cell>
          <table:table-cell table:style-name="ce26"/>
          <table:table-cell table:style-name="ce28"/>
          <table:table-cell table:number-columns-repeated="16378"/>
        </table:table-row>
        <table:table-row table:style-name="ro2">
          <table:table-cell table:number-columns-spanned="6" table:number-rows-spanned="1" table:style-name="ce36"/>
          <table:covered-table-cell table:number-columns-repeated="5"/>
          <table:table-cell table:number-columns-repeated="16378"/>
        </table:table-row>
        <table:table-row table:style-name="ro2">
          <table:table-cell table:number-columns-repeated="6" table:style-name="ce26"/>
          <table:table-cell table:number-columns-repeated="16378"/>
        </table:table-row>
        <table:table-row table:number-rows-repeated="1048516" table:style-name="ro2">
          <table:table-cell table:number-columns-repeated="16384"/>
        </table:table-row>
      </table:table>
      <table:table table:name="NTS0709_2010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1638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style-name="ce4"/>
          <table:table-cell table:number-columns-repeated="16380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8" table:style-name="ce3"/>
          <table:table-cell table:number-columns-repeated="16375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Table TSGB1202 (NTS0709)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office:value-type="string" table:style-name="ce7">
            <text:p>Travel by mobility status and main mode/mode: England, 2010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table:style-name="ce9"/>
          <table:table-cell table:number-columns-repeated="3" table:style-name="ce10"/>
          <table:table-cell table:number-columns-repeated="16380" table:style-name="ce3"/>
        </table:table-row>
        <table:table-row table:style-name="ro3">
          <table:table-cell table:style-name="ce11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4">
          <table:table-cell table:style-name="ce14"/>
          <table:table-cell office:value-type="string" table:number-columns-spanned="2" table:number-rows-spanned="1" table:style-name="ce33">
            <text:p>Mobility status<text:span text:style-name="T2">1</text:span></text:p>
          </table:table-cell>
          <table:covered-table-cell/>
          <table:table-cell table:style-name="ce15"/>
          <table:table-cell table:number-columns-repeated="16380" table:style-name="ce3"/>
        </table:table-row>
        <table:table-row table:style-name="ro5">
          <table:table-cell table:style-name="ce16"/>
          <table:table-cell office:value-type="string" table:style-name="ce17">
            <text:p>With a mobility difficulty</text:p>
          </table:table-cell>
          <table:table-cell office:value-type="string" table:style-name="ce17">
            <text:p>No mobility difficulty</text:p>
          </table:table-cell>
          <table:table-cell office:value-type="string" table:style-name="ce17">
            <text:p>All individuals (aged 16+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rips per person per year by main mode:</text:p>
          </table:table-cell>
          <table:table-cell table:style-name="ce18"/>
          <table:table-cell table:number-columns-repeated="2" table:style-name="ce8"/>
          <table:table-cell table:number-columns-repeated="16380" table:style-name="ce3"/>
        </table:table-row>
        <table:table-row table:style-name="ro6">
          <table:table-cell office:value-type="string" table:style-name="ce9">
            <text:p>Walk<text:span text:style-name="T2">2</text:span></text:p>
          </table:table-cell>
          <table:table-cell office:value-type="float" office:value="119.2298737247459" table:style-name="ce19">
            <text:p>119</text:p>
          </table:table-cell>
          <table:table-cell office:value-type="float" office:value="230.20569217829029" table:style-name="ce19">
            <text:p>230</text:p>
          </table:table-cell>
          <table:table-cell office:value-type="float" office:value="217.70487882993689" table:style-name="ce19">
            <text:p>218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Bicycle</text:p>
          </table:table-cell>
          <table:table-cell office:value-type="float" office:value="4.025038643964268" table:style-name="ce19">
            <text:p>4</text:p>
          </table:table-cell>
          <table:table-cell office:value-type="float" office:value="17.411751221894683" table:style-name="ce19">
            <text:p>17</text:p>
          </table:table-cell>
          <table:table-cell office:value-type="float" office:value="15.9123063961651" table:style-name="ce19">
            <text:p>16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Car / van driver</text:p>
          </table:table-cell>
          <table:table-cell office:value-type="float" office:value="270.74250525174006" table:style-name="ce19">
            <text:p>271</text:p>
          </table:table-cell>
          <table:table-cell office:value-type="float" office:value="526.60935511370951" table:style-name="ce19">
            <text:p>527</text:p>
          </table:table-cell>
          <table:table-cell office:value-type="float" office:value="498.1449290655367" table:style-name="ce19">
            <text:p>498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Car / van passenger</text:p>
          </table:table-cell>
          <table:table-cell office:value-type="float" office:value="164.70353375309421" table:style-name="ce19">
            <text:p>165</text:p>
          </table:table-cell>
          <table:table-cell office:value-type="float" office:value="143.94656340526691" table:style-name="ce19">
            <text:p>144</text:p>
          </table:table-cell>
          <table:table-cell office:value-type="float" office:value="146.43778363240634" table:style-name="ce19">
            <text:p>146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Motorcycle<text:s/></text:p>
          </table:table-cell>
          <table:table-cell office:value-type="float" office:value="1.4609840274869446" table:style-name="ce19">
            <text:p>1</text:p>
          </table:table-cell>
          <table:table-cell office:value-type="float" office:value="3.8209607496896503" table:style-name="ce19">
            <text:p>4</text:p>
          </table:table-cell>
          <table:table-cell office:value-type="float" office:value="3.5543790238297266" table:style-name="ce19">
            <text:p>4</text:p>
          </table:table-cell>
          <table:table-cell table:style-name="ce9"/>
          <table:table-cell table:number-columns-repeated="16379" table:style-name="ce3"/>
        </table:table-row>
        <table:table-row table:style-name="ro6">
          <table:table-cell office:value-type="string" table:style-name="ce9">
            <text:p>Other private transport<text:span text:style-name="T2">3</text:span></text:p>
          </table:table-cell>
          <table:table-cell office:value-type="float" office:value="15.059057986225577" table:style-name="ce19">
            <text:p>15</text:p>
          </table:table-cell>
          <table:table-cell office:value-type="float" office:value="3.8497231080618226" table:style-name="ce19">
            <text:p>4</text:p>
          </table:table-cell>
          <table:table-cell office:value-type="float" office:value="5.0957000643098365" table:style-name="ce19">
            <text:p>5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Bus in London</text:p>
          </table:table-cell>
          <table:table-cell office:value-type="float" office:value="14.505216190931117" table:style-name="ce19">
            <text:p>15</text:p>
          </table:table-cell>
          <table:table-cell office:value-type="float" office:value="27.642011273751312" table:style-name="ce19">
            <text:p>28</text:p>
          </table:table-cell>
          <table:table-cell office:value-type="float" office:value="26.15222730582235" table:style-name="ce19">
            <text:p>26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Other local bus</text:p>
          </table:table-cell>
          <table:table-cell office:value-type="float" office:value="49.703757241458945" table:style-name="ce19">
            <text:p>50</text:p>
          </table:table-cell>
          <table:table-cell office:value-type="float" office:value="41.938605573403422" table:style-name="ce19">
            <text:p>42</text:p>
          </table:table-cell>
          <table:table-cell office:value-type="float" office:value="42.785380231761451" table:style-name="ce19">
            <text:p>4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Non-local bus</text:p>
          </table:table-cell>
          <table:table-cell office:value-type="float" office:value="0.29846787893283505" table:style-name="ce19">
            <text:p>-</text:p>
          </table:table-cell>
          <table:table-cell office:value-type="float" office:value="0.70731033563100199" table:style-name="ce19">
            <text:p>1</text:p>
          </table:table-cell>
          <table:table-cell office:value-type="float" office:value="0.66108600052144262" table:style-name="ce19">
            <text:p>1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style-name="ce9">
            <text:p>London Underground</text:p>
          </table:table-cell>
          <table:table-cell office:value-type="float" office:value="2.5379776803410969" table:style-name="ce19">
            <text:p>3</text:p>
          </table:table-cell>
          <table:table-cell office:value-type="float" office:value="11.996787513250689" table:style-name="ce19">
            <text:p>12</text:p>
          </table:table-cell>
          <table:table-cell office:value-type="float" office:value="10.931375341137976" table:style-name="ce19">
            <text:p>11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Surface Rail</text:p>
          </table:table-cell>
          <table:table-cell office:value-type="float" office:value="3.7425240206147468" table:style-name="ce19">
            <text:p>4</text:p>
          </table:table-cell>
          <table:table-cell office:value-type="float" office:value="25.088738066185915" table:style-name="ce19">
            <text:p>25</text:p>
          </table:table-cell>
          <table:table-cell office:value-type="float" office:value="22.751863916338205" table:style-name="ce19">
            <text:p>23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axi / minicab</text:p>
          </table:table-cell>
          <table:table-cell office:value-type="float" office:value="16.332983398968736" table:style-name="ce19">
            <text:p>16</text:p>
          </table:table-cell>
          <table:table-cell office:value-type="float" office:value="9.3087208285853578" table:style-name="ce19">
            <text:p>9</text:p>
          </table:table-cell>
          <table:table-cell office:value-type="float" office:value="10.109623255724465" table:style-name="ce19">
            <text:p>10</text:p>
          </table:table-cell>
          <table:table-cell table:style-name="ce4"/>
          <table:table-cell table:number-columns-repeated="16379"/>
        </table:table-row>
        <table:table-row table:style-name="ro6">
          <table:table-cell office:value-type="string" table:style-name="ce9">
            <text:p>Other public transport<text:span text:style-name="T2">4</text:span></text:p>
          </table:table-cell>
          <table:table-cell office:value-type="float" office:value="1.5642428371330181" table:style-name="ce19">
            <text:p>2</text:p>
          </table:table-cell>
          <table:table-cell office:value-type="float" office:value="2.6947767496873203" table:style-name="ce19">
            <text:p>3</text:p>
          </table:table-cell>
          <table:table-cell office:value-type="float" office:value="2.5662776042151152" table:style-name="ce19">
            <text:p>3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All modes</text:p>
          </table:table-cell>
          <table:table-cell office:value-type="float" office:value="663.90616263563743" table:style-name="ce19">
            <text:p>664</text:p>
          </table:table-cell>
          <table:table-cell office:value-type="float" office:value="1045.2209961174078" table:style-name="ce19">
            <text:p>1,045</text:p>
          </table:table-cell>
          <table:table-cell office:value-type="float" office:value="1002.8078106677056" table:style-name="ce19">
            <text:p>1,003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9"/>
          <table:table-cell table:number-columns-repeated="3" table:style-name="ce21"/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Distance (miles) per person per year by stage mode:</text:p>
          </table:table-cell>
          <table:table-cell table:style-name="ce22"/>
          <table:table-cell table:number-columns-repeated="2" table:style-name="ce23"/>
          <table:table-cell table:style-name="ce4"/>
          <table:table-cell table:number-columns-repeated="16379"/>
        </table:table-row>
        <table:table-row table:style-name="ro6">
          <table:table-cell office:value-type="string" table:style-name="ce9">
            <text:p>Walk<text:span text:style-name="T2">2</text:span></text:p>
          </table:table-cell>
          <table:table-cell office:value-type="float" office:value="78.870057167665138" table:style-name="ce19">
            <text:p>79</text:p>
          </table:table-cell>
          <table:table-cell office:value-type="float" office:value="204.0587011411543" table:style-name="ce19">
            <text:p>204</text:p>
          </table:table-cell>
          <table:table-cell office:value-type="float" office:value="190.0043703015304" table:style-name="ce19">
            <text:p>190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Bicycle</text:p>
          </table:table-cell>
          <table:table-cell office:value-type="float" office:value="6.3053830284774364" table:style-name="ce19">
            <text:p>6</text:p>
          </table:table-cell>
          <table:table-cell office:value-type="float" office:value="54.220437465677954" table:style-name="ce19">
            <text:p>54</text:p>
          </table:table-cell>
          <table:table-cell office:value-type="float" office:value="48.961343032447076" table:style-name="ce19">
            <text:p>49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Car / van driver</text:p>
          </table:table-cell>
          <table:table-cell office:value-type="float" office:value="1700.1418517529007" table:style-name="ce19">
            <text:p>1,700</text:p>
          </table:table-cell>
          <table:table-cell office:value-type="float" office:value="4514.1919871758191" table:style-name="ce19">
            <text:p>4,514</text:p>
          </table:table-cell>
          <table:table-cell office:value-type="float" office:value="4201.161875488654" table:style-name="ce19">
            <text:p>4,20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Car / van passenger</text:p>
          </table:table-cell>
          <table:table-cell office:value-type="float" office:value="1316.1509911829141" table:style-name="ce19">
            <text:p>1,316</text:p>
          </table:table-cell>
          <table:table-cell office:value-type="float" office:value="1502.7382174368256" table:style-name="ce19">
            <text:p>1,503</text:p>
          </table:table-cell>
          <table:table-cell office:value-type="float" office:value="1482.3698953126884" table:style-name="ce19">
            <text:p>1,48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Motorcycle<text:s/></text:p>
          </table:table-cell>
          <table:table-cell office:value-type="float" office:value="15.574263496854659" table:style-name="ce19">
            <text:p>16</text:p>
          </table:table-cell>
          <table:table-cell office:value-type="float" office:value="38.201098756845113" table:style-name="ce19">
            <text:p>38</text:p>
          </table:table-cell>
          <table:table-cell office:value-type="float" office:value="35.643743047260848" table:style-name="ce19">
            <text:p>36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9">
            <text:p>Other private transport<text:span text:style-name="T2">3</text:span></text:p>
          </table:table-cell>
          <table:table-cell office:value-type="float" office:value="130.20548670271216" table:style-name="ce19">
            <text:p>130</text:p>
          </table:table-cell>
          <table:table-cell office:value-type="float" office:value="92.564267549844885" table:style-name="ce19">
            <text:p>93</text:p>
          </table:table-cell>
          <table:table-cell office:value-type="float" office:value="96.675076619141393" table:style-name="ce19">
            <text:p>97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Bus in London</text:p>
          </table:table-cell>
          <table:table-cell office:value-type="float" office:value="42.952230734130872" table:style-name="ce19">
            <text:p>43</text:p>
          </table:table-cell>
          <table:table-cell office:value-type="float" office:value="110.39754417400493" table:style-name="ce19">
            <text:p>110</text:p>
          </table:table-cell>
          <table:table-cell office:value-type="float" office:value="102.77785482294846" table:style-name="ce19">
            <text:p>103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Other local bus</text:p>
          </table:table-cell>
          <table:table-cell office:value-type="float" office:value="207.87975464298438" table:style-name="ce19">
            <text:p>208</text:p>
          </table:table-cell>
          <table:table-cell office:value-type="float" office:value="206.99911847402387" table:style-name="ce19">
            <text:p>207</text:p>
          </table:table-cell>
          <table:table-cell office:value-type="float" office:value="207.14386855995861" table:style-name="ce19">
            <text:p>207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n-local bus</text:p>
          </table:table-cell>
          <table:table-cell office:value-type="float" office:value="29.259881374444596" table:style-name="ce19">
            <text:p>29</text:p>
          </table:table-cell>
          <table:table-cell office:value-type="float" office:value="75.956228331624786" table:style-name="ce19">
            <text:p>76</text:p>
          </table:table-cell>
          <table:table-cell office:value-type="float" office:value="70.681110275016962" table:style-name="ce19">
            <text:p>7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London Underground</text:p>
          </table:table-cell>
          <table:table-cell office:value-type="float" office:value="16.441774538713073" table:style-name="ce19">
            <text:p>16</text:p>
          </table:table-cell>
          <table:table-cell office:value-type="float" office:value="112.02515172489369" table:style-name="ce19">
            <text:p>112</text:p>
          </table:table-cell>
          <table:table-cell office:value-type="float" office:value="101.4646246249531" table:style-name="ce19">
            <text:p>10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urface Rail</text:p>
          </table:table-cell>
          <table:table-cell office:value-type="float" office:value="168.57903833553041" table:style-name="ce19">
            <text:p>169</text:p>
          </table:table-cell>
          <table:table-cell office:value-type="float" office:value="687.57323660153224" table:style-name="ce19">
            <text:p>688</text:p>
          </table:table-cell>
          <table:table-cell office:value-type="float" office:value="630.40181659777556" table:style-name="ce19">
            <text:p>63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Taxi / minicab</text:p>
          </table:table-cell>
          <table:table-cell office:value-type="float" office:value="72.648127844264252" table:style-name="ce19">
            <text:p>73</text:p>
          </table:table-cell>
          <table:table-cell office:value-type="float" office:value="52.082174911178051" table:style-name="ce19">
            <text:p>52</text:p>
          </table:table-cell>
          <table:table-cell office:value-type="float" office:value="54.508913641423916" table:style-name="ce19">
            <text:p>55</text:p>
          </table:table-cell>
          <table:table-cell table:number-columns-repeated="16380"/>
        </table:table-row>
        <table:table-row table:style-name="ro6">
          <table:table-cell office:value-type="string" table:style-name="ce9">
            <text:p>Other public transport<text:span text:style-name="T2">4</text:span></text:p>
          </table:table-cell>
          <table:table-cell office:value-type="float" office:value="26.764796088069168" table:style-name="ce19">
            <text:p>27</text:p>
          </table:table-cell>
          <table:table-cell office:value-type="float" office:value="74.442902572683025" table:style-name="ce19">
            <text:p>74</text:p>
          </table:table-cell>
          <table:table-cell office:value-type="float" office:value="69.131834147117985" table:style-name="ce19">
            <text:p>69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All modes</text:p>
          </table:table-cell>
          <table:table-cell office:value-type="float" office:value="3811.7736368896622" table:style-name="ce19">
            <text:p>3,812</text:p>
          </table:table-cell>
          <table:table-cell office:value-type="float" office:value="7725.4510663161072" table:style-name="ce19">
            <text:p>7,725</text:p>
          </table:table-cell>
          <table:table-cell office:value-type="float" office:value="7290.9263264709161" table:style-name="ce19">
            <text:p>7,291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3" table:style-name="ce21"/>
          <table:table-cell table:number-columns-repeated="16380"/>
        </table:table-row>
        <table:table-row table:style-name="ro1">
          <table:table-cell office:value-type="string" table:style-name="ce9">
            <text:p>Unweighted sample size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<text:s text:c="3"/>individuals</text:p>
          </table:table-cell>
          <table:table-cell office:value-type="float" office:value="1585" table:style-name="ce19">
            <text:p>1,585</text:p>
          </table:table-cell>
          <table:table-cell office:value-type="float" office:value="11542" table:style-name="ce19">
            <text:p>11,542</text:p>
          </table:table-cell>
          <table:table-cell office:value-type="float" office:value="13136" table:style-name="ce19">
            <text:p>13,136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<text:s text:c="3"/>trips ('000s)</text:p>
          </table:table-cell>
          <table:table-cell office:value-type="float" office:value="18.649000000000001" table:style-name="ce19">
            <text:p>19</text:p>
          </table:table-cell>
          <table:table-cell office:value-type="float" office:value="218.387" table:style-name="ce19">
            <text:p>218</text:p>
          </table:table-cell>
          <table:table-cell office:value-type="float" office:value="237.22300000000001" table:style-name="ce19">
            <text:p>237</text:p>
          </table:table-cell>
          <table:table-cell table:number-columns-repeated="16380"/>
        </table:table-row>
        <table:table-row table:style-name="ro7">
          <table:table-cell office:value-type="string" table:style-name="ce11">
            <text:p><text:s text:c="3"/>stages ('000s)</text:p>
          </table:table-cell>
          <table:table-cell office:value-type="float" office:value="19.681000000000001" table:style-name="ce24">
            <text:p>20</text:p>
          </table:table-cell>
          <table:table-cell office:value-type="float" office:value="242.61" table:style-name="ce24">
            <text:p>243</text:p>
          </table:table-cell>
          <table:table-cell office:value-type="float" office:value="262.50700000000001" table:style-name="ce24">
            <text:p>263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number-columns-spanned="4" table:number-rows-spanned="1" table:style-name="ce34">
            <text:p>1. The NTS definition of having a mobility difficulty is based on those adults who responded to say they have difficulties travelling on foot, by bus or both. Those that said they only have difficulty getting in/out of a car are classified in this table as having no mobility difficulty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2. Walking data was revised in 2018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3. Motorcycle and other private (mostly private hire bus)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4. Air, ferries and light rail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figures in this table are National Statistics.</text:p>
          </table:table-cell>
          <table:table-cell table:number-columns-repeated="3" table:style-name="ce8"/>
          <table:table-cell table:style-name="ce18"/>
          <table:table-cell table:style-name="ce8"/>
          <table:table-cell table:number-columns-repeated="16378"/>
        </table:table-row>
        <table:table-row table:style-name="ro9">
          <table:table-cell office:value-type="string" table:number-columns-spanned="4" table:number-rows-spanned="1" table:style-name="ce35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2" table:style-name="ce25"/>
          <table:table-cell table:number-columns-repeated="16378"/>
        </table:table-row>
        <table:table-row table:style-name="ro7">
          <table:table-cell office:value-type="string" table:style-name="ce26">
            <text:p>The survey results are subject to sampling error.</text:p>
          </table:table-cell>
          <table:table-cell table:number-columns-repeated="3" table:style-name="ce8"/>
          <table:table-cell table:style-name="ce18"/>
          <table:table-cell table:style-name="ce8"/>
          <table:table-cell table:number-columns-repeated="16378"/>
        </table:table-row>
        <table:table-row table:style-name="ro2">
          <table:table-cell table:style-name="ce3"/>
          <table:table-cell table:style-name="ce27"/>
          <table:table-cell table:number-columns-repeated="3" table:style-name="ce3"/>
          <table:table-cell table:style-name="ce28"/>
          <table:table-cell table:number-columns-repeated="16378"/>
        </table:table-row>
        <table:table-row table:style-name="ro2">
          <table:table-cell office:value-type="string" table:style-name="ce29">
            <text:p><text:a xlink:href="mailto:national.travelsurvey@dft.gov.uk"><text:span text:style-name="T1">Email:<text:s/></text:span>national.travelsurvey@dft.gov.uk</text:a></text:p>
          </table:table-cell>
          <table:table-cell table:style-name="ce30"/>
          <table:table-cell table:style-name="ce3"/>
          <table:table-cell office:value-type="string" table:style-name="ce28">
            <text:p>Source: National Travel Survey</text:p>
          </table:table-cell>
          <table:table-cell table:style-name="ce3"/>
          <table:table-cell table:style-name="ce28"/>
          <table:table-cell table:number-columns-repeated="16378"/>
        </table:table-row>
        <table:table-row table:style-name="ro1">
          <table:table-cell office:value-type="string" table:style-name="ce31">
            <text:p><text:a xlink:href="https://www.gov.uk/government/statistics/national-travel-survey-2017">Notes &amp; definitions</text:a></text:p>
          </table:table-cell>
          <table:table-cell table:style-name="ce27"/>
          <table:table-cell table:style-name="ce3"/>
          <table:table-cell office:value-type="string" table:style-name="ce28">
            <text:p>Last updated: 26 July 2018</text:p>
          </table:table-cell>
          <table:table-cell table:style-name="ce3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32"/>
          <table:table-cell table:style-name="ce26"/>
          <table:table-cell office:value-type="string" table:style-name="ce28">
            <text:p>Next update: Summer 2019</text:p>
          </table:table-cell>
          <table:table-cell table:style-name="ce26"/>
          <table:table-cell table:style-name="ce28"/>
          <table:table-cell table:number-columns-repeated="16378"/>
        </table:table-row>
        <table:table-row table:style-name="ro2">
          <table:table-cell table:number-columns-spanned="6" table:number-rows-spanned="1" table:style-name="ce36"/>
          <table:covered-table-cell table:number-columns-repeated="5"/>
          <table:table-cell table:number-columns-repeated="16378"/>
        </table:table-row>
        <table:table-row table:style-name="ro2">
          <table:table-cell table:number-columns-repeated="6" table:style-name="ce26"/>
          <table:table-cell table:number-columns-repeated="16378"/>
        </table:table-row>
        <table:table-row table:number-rows-repeated="1048516" table:style-name="ro2">
          <table:table-cell table:number-columns-repeated="16384"/>
        </table:table-row>
      </table:table>
      <table:table table:name="NTS0709_2009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1638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style-name="ce4"/>
          <table:table-cell table:number-columns-repeated="16380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8" table:style-name="ce3"/>
          <table:table-cell table:number-columns-repeated="16375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Table TSGB1202 (NTS0709)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office:value-type="string" table:style-name="ce7">
            <text:p>Travel by mobility status and main mode/mode: England, 2009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table:style-name="ce9"/>
          <table:table-cell table:number-columns-repeated="3" table:style-name="ce10"/>
          <table:table-cell table:number-columns-repeated="16380" table:style-name="ce3"/>
        </table:table-row>
        <table:table-row table:style-name="ro3">
          <table:table-cell table:style-name="ce11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4">
          <table:table-cell table:style-name="ce14"/>
          <table:table-cell office:value-type="string" table:number-columns-spanned="2" table:number-rows-spanned="1" table:style-name="ce33">
            <text:p>Mobility status<text:span text:style-name="T2">1</text:span></text:p>
          </table:table-cell>
          <table:covered-table-cell/>
          <table:table-cell table:style-name="ce15"/>
          <table:table-cell table:number-columns-repeated="16380" table:style-name="ce3"/>
        </table:table-row>
        <table:table-row table:style-name="ro5">
          <table:table-cell table:style-name="ce16"/>
          <table:table-cell office:value-type="string" table:style-name="ce17">
            <text:p>With a mobility difficulty</text:p>
          </table:table-cell>
          <table:table-cell office:value-type="string" table:style-name="ce17">
            <text:p>No mobility difficulty</text:p>
          </table:table-cell>
          <table:table-cell office:value-type="string" table:style-name="ce17">
            <text:p>All individuals (aged 16+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rips per person per year by main mode:</text:p>
          </table:table-cell>
          <table:table-cell table:style-name="ce18"/>
          <table:table-cell table:number-columns-repeated="2" table:style-name="ce8"/>
          <table:table-cell table:number-columns-repeated="16380" table:style-name="ce3"/>
        </table:table-row>
        <table:table-row table:style-name="ro6">
          <table:table-cell office:value-type="string" table:style-name="ce9">
            <text:p>Walk<text:span text:style-name="T2">2</text:span></text:p>
          </table:table-cell>
          <table:table-cell office:value-type="float" office:value="143.01851499410799" table:style-name="ce19">
            <text:p>143</text:p>
          </table:table-cell>
          <table:table-cell office:value-type="float" office:value="240.8841826044513" table:style-name="ce19">
            <text:p>241</text:p>
          </table:table-cell>
          <table:table-cell office:value-type="float" office:value="229.49367916006352" table:style-name="ce19">
            <text:p>229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Bicycle</text:p>
          </table:table-cell>
          <table:table-cell office:value-type="float" office:value="4.2719498609233684" table:style-name="ce19">
            <text:p>4</text:p>
          </table:table-cell>
          <table:table-cell office:value-type="float" office:value="18.20030461884167" table:style-name="ce19">
            <text:p>18</text:p>
          </table:table-cell>
          <table:table-cell office:value-type="float" office:value="16.580399934886845" table:style-name="ce19">
            <text:p>17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Car / van driver</text:p>
          </table:table-cell>
          <table:table-cell office:value-type="float" office:value="291.7625690236427" table:style-name="ce19">
            <text:p>292</text:p>
          </table:table-cell>
          <table:table-cell office:value-type="float" office:value="512.28040989592091" table:style-name="ce19">
            <text:p>512</text:p>
          </table:table-cell>
          <table:table-cell office:value-type="float" office:value="486.65600117191315" table:style-name="ce19">
            <text:p>487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Car / van passenger</text:p>
          </table:table-cell>
          <table:table-cell office:value-type="float" office:value="163.08761990391284" table:style-name="ce19">
            <text:p>163</text:p>
          </table:table-cell>
          <table:table-cell office:value-type="float" office:value="152.79638517554875" table:style-name="ce19">
            <text:p>153</text:p>
          </table:table-cell>
          <table:table-cell office:value-type="float" office:value="153.98082810272516" table:style-name="ce19">
            <text:p>154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Motorcycle<text:s/></text:p>
          </table:table-cell>
          <table:table-cell office:value-type="float" office:value="0.38989629362832356" table:style-name="ce19">
            <text:p>-</text:p>
          </table:table-cell>
          <table:table-cell office:value-type="float" office:value="4.2738956417177416" table:style-name="ce19">
            <text:p>4</text:p>
          </table:table-cell>
          <table:table-cell office:value-type="float" office:value="3.8222362308084263" table:style-name="ce19">
            <text:p>4</text:p>
          </table:table-cell>
          <table:table-cell table:style-name="ce9"/>
          <table:table-cell table:number-columns-repeated="16379" table:style-name="ce3"/>
        </table:table-row>
        <table:table-row table:style-name="ro6">
          <table:table-cell office:value-type="string" table:style-name="ce9">
            <text:p>Other private transport<text:span text:style-name="T2">3</text:span></text:p>
          </table:table-cell>
          <table:table-cell office:value-type="float" office:value="15.638076874701282" table:style-name="ce19">
            <text:p>16</text:p>
          </table:table-cell>
          <table:table-cell office:value-type="float" office:value="5.8315877619555421" table:style-name="ce19">
            <text:p>6</text:p>
          </table:table-cell>
          <table:table-cell office:value-type="float" office:value="6.9707115669733808" table:style-name="ce19">
            <text:p>7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Bus in London</text:p>
          </table:table-cell>
          <table:table-cell office:value-type="float" office:value="12.086462092030313" table:style-name="ce19">
            <text:p>12</text:p>
          </table:table-cell>
          <table:table-cell office:value-type="float" office:value="23.802138504166731" table:style-name="ce19">
            <text:p>24</text:p>
          </table:table-cell>
          <table:table-cell office:value-type="float" office:value="22.438937884876108" table:style-name="ce19">
            <text:p>22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Other local bus</text:p>
          </table:table-cell>
          <table:table-cell office:value-type="float" office:value="50.938398437206153" table:style-name="ce19">
            <text:p>51</text:p>
          </table:table-cell>
          <table:table-cell office:value-type="float" office:value="45.905579035636855" table:style-name="ce19">
            <text:p>46</text:p>
          </table:table-cell>
          <table:table-cell office:value-type="float" office:value="46.486977350466908" table:style-name="ce19">
            <text:p>4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Non-local bus</text:p>
          </table:table-cell>
          <table:table-cell office:value-type="float" office:value="0.45019545219991619" table:style-name="ce19">
            <text:p>-</text:p>
          </table:table-cell>
          <table:table-cell office:value-type="float" office:value="0.68013648797281234" table:style-name="ce19">
            <text:p>1</text:p>
          </table:table-cell>
          <table:table-cell office:value-type="float" office:value="0.65336528928957227" table:style-name="ce19">
            <text:p>1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style-name="ce9">
            <text:p>London Underground</text:p>
          </table:table-cell>
          <table:table-cell office:value-type="float" office:value="2.2905687242149639" table:style-name="ce19">
            <text:p>2</text:p>
          </table:table-cell>
          <table:table-cell office:value-type="float" office:value="13.74363986673964" table:style-name="ce19">
            <text:p>14</text:p>
          </table:table-cell>
          <table:table-cell office:value-type="float" office:value="12.41170881392075" table:style-name="ce19">
            <text:p>1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Surface Rail</text:p>
          </table:table-cell>
          <table:table-cell office:value-type="float" office:value="4.3405823817914451" table:style-name="ce19">
            <text:p>4</text:p>
          </table:table-cell>
          <table:table-cell office:value-type="float" office:value="21.533082303657419" table:style-name="ce19">
            <text:p>22</text:p>
          </table:table-cell>
          <table:table-cell office:value-type="float" office:value="19.533618723864784" table:style-name="ce19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axi / minicab</text:p>
          </table:table-cell>
          <table:table-cell office:value-type="float" office:value="16.893988142734518" table:style-name="ce19">
            <text:p>17</text:p>
          </table:table-cell>
          <table:table-cell office:value-type="float" office:value="10.316614185395153" table:style-name="ce19">
            <text:p>10</text:p>
          </table:table-cell>
          <table:table-cell office:value-type="float" office:value="11.080163421636673" table:style-name="ce19">
            <text:p>11</text:p>
          </table:table-cell>
          <table:table-cell table:style-name="ce4"/>
          <table:table-cell table:number-columns-repeated="16379"/>
        </table:table-row>
        <table:table-row table:style-name="ro6">
          <table:table-cell office:value-type="string" table:style-name="ce9">
            <text:p>Other public transport<text:span text:style-name="T2">4</text:span></text:p>
          </table:table-cell>
          <table:table-cell office:value-type="float" office:value="2.5370065781086097" table:style-name="ce19">
            <text:p>3</text:p>
          </table:table-cell>
          <table:table-cell office:value-type="float" office:value="2.4170471770424902" table:style-name="ce19">
            <text:p>2</text:p>
          </table:table-cell>
          <table:table-cell office:value-type="float" office:value="2.4308059448373758" table:style-name="ce19">
            <text:p>2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All modes</text:p>
          </table:table-cell>
          <table:table-cell office:value-type="float" office:value="707.70582875920229" table:style-name="ce19">
            <text:p>708</text:p>
          </table:table-cell>
          <table:table-cell office:value-type="float" office:value="1052.6650032590469" table:style-name="ce19">
            <text:p>1,053</text:p>
          </table:table-cell>
          <table:table-cell office:value-type="float" office:value="1012.5394335962624" table:style-name="ce19">
            <text:p>1,013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9"/>
          <table:table-cell table:number-columns-repeated="3" table:style-name="ce21"/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Distance (miles) per person per year by stage mode:</text:p>
          </table:table-cell>
          <table:table-cell table:style-name="ce22"/>
          <table:table-cell table:number-columns-repeated="2" table:style-name="ce23"/>
          <table:table-cell table:style-name="ce4"/>
          <table:table-cell table:number-columns-repeated="16379"/>
        </table:table-row>
        <table:table-row table:style-name="ro6">
          <table:table-cell office:value-type="string" table:style-name="ce9">
            <text:p>Walk<text:span text:style-name="T2">2</text:span></text:p>
          </table:table-cell>
          <table:table-cell office:value-type="float" office:value="91.568585140713495" table:style-name="ce19">
            <text:p>92</text:p>
          </table:table-cell>
          <table:table-cell office:value-type="float" office:value="216.11155443057902" table:style-name="ce19">
            <text:p>216</text:p>
          </table:table-cell>
          <table:table-cell office:value-type="float" office:value="201.62287753067505" table:style-name="ce19">
            <text:p>20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Bicycle</text:p>
          </table:table-cell>
          <table:table-cell office:value-type="float" office:value="7.0644526378165988" table:style-name="ce19">
            <text:p>7</text:p>
          </table:table-cell>
          <table:table-cell office:value-type="float" office:value="58.986242079896627" table:style-name="ce19">
            <text:p>59</text:p>
          </table:table-cell>
          <table:table-cell office:value-type="float" office:value="52.948263768674849" table:style-name="ce19">
            <text:p>53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Car / van driver</text:p>
          </table:table-cell>
          <table:table-cell office:value-type="float" office:value="1747.1225755477685" table:style-name="ce19">
            <text:p>1,747</text:p>
          </table:table-cell>
          <table:table-cell office:value-type="float" office:value="4367.7955182096503" table:style-name="ce19">
            <text:p>4,368</text:p>
          </table:table-cell>
          <table:table-cell office:value-type="float" office:value="4063.3134269366969" table:style-name="ce19">
            <text:p>4,06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Car / van passenger</text:p>
          </table:table-cell>
          <table:table-cell office:value-type="float" office:value="1305.7259238627623" table:style-name="ce19">
            <text:p>1,306</text:p>
          </table:table-cell>
          <table:table-cell office:value-type="float" office:value="1660.0734287296973" table:style-name="ce19">
            <text:p>1,660</text:p>
          </table:table-cell>
          <table:table-cell office:value-type="float" office:value="1618.7721892021125" table:style-name="ce19">
            <text:p>1,619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Motorcycle<text:s/></text:p>
          </table:table-cell>
          <table:table-cell office:value-type="float" office:value="3.4309358625775674" table:style-name="ce19">
            <text:p>3</text:p>
          </table:table-cell>
          <table:table-cell office:value-type="float" office:value="51.999781386564777" table:style-name="ce19">
            <text:p>52</text:p>
          </table:table-cell>
          <table:table-cell office:value-type="float" office:value="46.351954543546313" table:style-name="ce19">
            <text:p>46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9">
            <text:p>Other private transport<text:span text:style-name="T2">3</text:span></text:p>
          </table:table-cell>
          <table:table-cell office:value-type="float" office:value="125.04387500662641" table:style-name="ce19">
            <text:p>125</text:p>
          </table:table-cell>
          <table:table-cell office:value-type="float" office:value="144.938573337751" table:style-name="ce19">
            <text:p>145</text:p>
          </table:table-cell>
          <table:table-cell office:value-type="float" office:value="142.61585588319966" table:style-name="ce19">
            <text:p>143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Bus in London</text:p>
          </table:table-cell>
          <table:table-cell office:value-type="float" office:value="35.928010897685347" table:style-name="ce19">
            <text:p>36</text:p>
          </table:table-cell>
          <table:table-cell office:value-type="float" office:value="94.913008327020407" table:style-name="ce19">
            <text:p>95</text:p>
          </table:table-cell>
          <table:table-cell office:value-type="float" office:value="88.051559991712338" table:style-name="ce19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Other local bus</text:p>
          </table:table-cell>
          <table:table-cell office:value-type="float" office:value="208.90946590869328" table:style-name="ce19">
            <text:p>209</text:p>
          </table:table-cell>
          <table:table-cell office:value-type="float" office:value="222.94782833587888" table:style-name="ce19">
            <text:p>223</text:p>
          </table:table-cell>
          <table:table-cell office:value-type="float" office:value="221.29980052082445" table:style-name="ce19">
            <text:p>22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n-local bus</text:p>
          </table:table-cell>
          <table:table-cell office:value-type="float" office:value="42.77204499359911" table:style-name="ce19">
            <text:p>43</text:p>
          </table:table-cell>
          <table:table-cell office:value-type="float" office:value="54.954137088293145" table:style-name="ce19">
            <text:p>55</text:p>
          </table:table-cell>
          <table:table-cell office:value-type="float" office:value="53.534402834219208" table:style-name="ce19">
            <text:p>54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London Underground</text:p>
          </table:table-cell>
          <table:table-cell office:value-type="float" office:value="17.825678100137203" table:style-name="ce19">
            <text:p>18</text:p>
          </table:table-cell>
          <table:table-cell office:value-type="float" office:value="119.91206708121874" table:style-name="ce19">
            <text:p>120</text:p>
          </table:table-cell>
          <table:table-cell office:value-type="float" office:value="108.04015897493122" table:style-name="ce19">
            <text:p>108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urface Rail</text:p>
          </table:table-cell>
          <table:table-cell office:value-type="float" office:value="150.51924475722006" table:style-name="ce19">
            <text:p>151</text:p>
          </table:table-cell>
          <table:table-cell office:value-type="float" office:value="628.93050798135459" table:style-name="ce19">
            <text:p>629</text:p>
          </table:table-cell>
          <table:table-cell office:value-type="float" office:value="573.28972264449067" table:style-name="ce19">
            <text:p>573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Taxi / minicab</text:p>
          </table:table-cell>
          <table:table-cell office:value-type="float" office:value="68.400667126675501" table:style-name="ce19">
            <text:p>68</text:p>
          </table:table-cell>
          <table:table-cell office:value-type="float" office:value="57.01374880159198" table:style-name="ce19">
            <text:p>57</text:p>
          </table:table-cell>
          <table:table-cell office:value-type="float" office:value="58.332691427597425" table:style-name="ce19">
            <text:p>58</text:p>
          </table:table-cell>
          <table:table-cell table:number-columns-repeated="16380"/>
        </table:table-row>
        <table:table-row table:style-name="ro6">
          <table:table-cell office:value-type="string" table:style-name="ce9">
            <text:p>Other public transport<text:span text:style-name="T2">4</text:span></text:p>
          </table:table-cell>
          <table:table-cell office:value-type="float" office:value="12.703852869599569" table:style-name="ce19">
            <text:p>13</text:p>
          </table:table-cell>
          <table:table-cell office:value-type="float" office:value="59.54864685941908" table:style-name="ce19">
            <text:p>60</text:p>
          </table:table-cell>
          <table:table-cell office:value-type="float" office:value="54.10059744804645" table:style-name="ce19">
            <text:p>54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All modes</text:p>
          </table:table-cell>
          <table:table-cell office:value-type="float" office:value="3817.0153127118742" table:style-name="ce19">
            <text:p>3,817</text:p>
          </table:table-cell>
          <table:table-cell office:value-type="float" office:value="7738.1250426489169" table:style-name="ce19">
            <text:p>7,738</text:p>
          </table:table-cell>
          <table:table-cell office:value-type="float" office:value="7282.2735017067298" table:style-name="ce19">
            <text:p>7,282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3" table:style-name="ce21"/>
          <table:table-cell table:number-columns-repeated="16380"/>
        </table:table-row>
        <table:table-row table:style-name="ro1">
          <table:table-cell office:value-type="string" table:style-name="ce9">
            <text:p>Unweighted sample size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<text:s text:c="3"/>individuals</text:p>
          </table:table-cell>
          <table:table-cell office:value-type="float" office:value="1683" table:style-name="ce19">
            <text:p>1,683</text:p>
          </table:table-cell>
          <table:table-cell office:value-type="float" office:value="12049" table:style-name="ce19">
            <text:p>12,049</text:p>
          </table:table-cell>
          <table:table-cell office:value-type="float" office:value="13733" table:style-name="ce19">
            <text:p>13,733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<text:s text:c="3"/>trips ('000s)</text:p>
          </table:table-cell>
          <table:table-cell office:value-type="float" office:value="21.36" table:style-name="ce19">
            <text:p>21</text:p>
          </table:table-cell>
          <table:table-cell office:value-type="float" office:value="230.827" table:style-name="ce19">
            <text:p>231</text:p>
          </table:table-cell>
          <table:table-cell office:value-type="float" office:value="252.197" table:style-name="ce19">
            <text:p>252</text:p>
          </table:table-cell>
          <table:table-cell table:number-columns-repeated="16380"/>
        </table:table-row>
        <table:table-row table:style-name="ro7">
          <table:table-cell office:value-type="string" table:style-name="ce11">
            <text:p><text:s text:c="3"/>stages ('000s)</text:p>
          </table:table-cell>
          <table:table-cell office:value-type="float" office:value="22.606999999999999" table:style-name="ce24">
            <text:p>23</text:p>
          </table:table-cell>
          <table:table-cell office:value-type="float" office:value="255.084" table:style-name="ce24">
            <text:p>255</text:p>
          </table:table-cell>
          <table:table-cell office:value-type="float" office:value="277.70100000000002" table:style-name="ce24">
            <text:p>278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number-columns-spanned="4" table:number-rows-spanned="1" table:style-name="ce34">
            <text:p>1. The NTS definition of having a mobility difficulty is based on those adults who responded to say they have difficulties travelling on foot, by bus or both. Those that said they only have difficulty getting in/out of a car are classified in this table as having no mobility difficulty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2. Walking data was revised in 2018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3. Motorcycle and other private (mostly private hire bus)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4. Air, ferries and light rail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figures in this table are National Statistics.</text:p>
          </table:table-cell>
          <table:table-cell table:number-columns-repeated="3" table:style-name="ce8"/>
          <table:table-cell table:style-name="ce18"/>
          <table:table-cell table:style-name="ce8"/>
          <table:table-cell table:number-columns-repeated="16378"/>
        </table:table-row>
        <table:table-row table:style-name="ro9">
          <table:table-cell office:value-type="string" table:number-columns-spanned="4" table:number-rows-spanned="1" table:style-name="ce35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2" table:style-name="ce25"/>
          <table:table-cell table:number-columns-repeated="16378"/>
        </table:table-row>
        <table:table-row table:style-name="ro7">
          <table:table-cell office:value-type="string" table:style-name="ce26">
            <text:p>The survey results are subject to sampling error.</text:p>
          </table:table-cell>
          <table:table-cell table:number-columns-repeated="3" table:style-name="ce8"/>
          <table:table-cell table:style-name="ce18"/>
          <table:table-cell table:style-name="ce8"/>
          <table:table-cell table:number-columns-repeated="16378"/>
        </table:table-row>
        <table:table-row table:style-name="ro2">
          <table:table-cell table:style-name="ce3"/>
          <table:table-cell table:style-name="ce27"/>
          <table:table-cell table:number-columns-repeated="3" table:style-name="ce3"/>
          <table:table-cell table:style-name="ce28"/>
          <table:table-cell table:number-columns-repeated="16378"/>
        </table:table-row>
        <table:table-row table:style-name="ro2">
          <table:table-cell office:value-type="string" table:style-name="ce29">
            <text:p><text:a xlink:href="mailto:national.travelsurvey@dft.gov.uk"><text:span text:style-name="T1">Email:<text:s/></text:span>national.travelsurvey@dft.gov.uk</text:a></text:p>
          </table:table-cell>
          <table:table-cell table:style-name="ce30"/>
          <table:table-cell table:style-name="ce3"/>
          <table:table-cell office:value-type="string" table:style-name="ce28">
            <text:p>Source: National Travel Survey</text:p>
          </table:table-cell>
          <table:table-cell table:style-name="ce3"/>
          <table:table-cell table:style-name="ce28"/>
          <table:table-cell table:number-columns-repeated="16378"/>
        </table:table-row>
        <table:table-row table:style-name="ro1">
          <table:table-cell office:value-type="string" table:style-name="ce31">
            <text:p><text:a xlink:href="https://www.gov.uk/government/statistics/national-travel-survey-2017">Notes &amp; definitions</text:a></text:p>
          </table:table-cell>
          <table:table-cell table:style-name="ce27"/>
          <table:table-cell table:style-name="ce3"/>
          <table:table-cell office:value-type="string" table:style-name="ce28">
            <text:p>Last updated: 26 July 2018</text:p>
          </table:table-cell>
          <table:table-cell table:style-name="ce3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32"/>
          <table:table-cell table:style-name="ce26"/>
          <table:table-cell office:value-type="string" table:style-name="ce28">
            <text:p>Next update: Summer 2019</text:p>
          </table:table-cell>
          <table:table-cell table:style-name="ce26"/>
          <table:table-cell table:style-name="ce28"/>
          <table:table-cell table:number-columns-repeated="16378"/>
        </table:table-row>
        <table:table-row table:style-name="ro2">
          <table:table-cell table:number-columns-spanned="6" table:number-rows-spanned="1" table:style-name="ce36"/>
          <table:covered-table-cell table:number-columns-repeated="5"/>
          <table:table-cell table:number-columns-repeated="16378"/>
        </table:table-row>
        <table:table-row table:style-name="ro2">
          <table:table-cell table:number-columns-repeated="6" table:style-name="ce26"/>
          <table:table-cell table:number-columns-repeated="16378"/>
        </table:table-row>
        <table:table-row table:number-rows-repeated="1048516" table:style-name="ro2">
          <table:table-cell table:number-columns-repeated="16384"/>
        </table:table-row>
      </table:table>
      <table:table table:name="NTS0709_2008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1638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style-name="ce4"/>
          <table:table-cell table:number-columns-repeated="16380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8" table:style-name="ce3"/>
          <table:table-cell table:number-columns-repeated="16375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Table TSGB1202 (NTS0709)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office:value-type="string" table:style-name="ce7">
            <text:p>Travel by mobility status and main mode/mode: England, 2008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table:style-name="ce9"/>
          <table:table-cell table:number-columns-repeated="3" table:style-name="ce10"/>
          <table:table-cell table:number-columns-repeated="16380" table:style-name="ce3"/>
        </table:table-row>
        <table:table-row table:style-name="ro3">
          <table:table-cell table:style-name="ce11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4">
          <table:table-cell table:style-name="ce14"/>
          <table:table-cell office:value-type="string" table:number-columns-spanned="2" table:number-rows-spanned="1" table:style-name="ce33">
            <text:p>Mobility status<text:span text:style-name="T2">1</text:span></text:p>
          </table:table-cell>
          <table:covered-table-cell/>
          <table:table-cell table:style-name="ce15"/>
          <table:table-cell table:number-columns-repeated="16380" table:style-name="ce3"/>
        </table:table-row>
        <table:table-row table:style-name="ro5">
          <table:table-cell table:style-name="ce16"/>
          <table:table-cell office:value-type="string" table:style-name="ce17">
            <text:p>With a mobility difficulty</text:p>
          </table:table-cell>
          <table:table-cell office:value-type="string" table:style-name="ce17">
            <text:p>No mobility difficulty</text:p>
          </table:table-cell>
          <table:table-cell office:value-type="string" table:style-name="ce17">
            <text:p>All individuals (aged 16+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rips per person per year by main mode:</text:p>
          </table:table-cell>
          <table:table-cell table:style-name="ce18"/>
          <table:table-cell table:number-columns-repeated="2" table:style-name="ce8"/>
          <table:table-cell table:number-columns-repeated="16380" table:style-name="ce3"/>
        </table:table-row>
        <table:table-row table:style-name="ro6">
          <table:table-cell office:value-type="string" table:style-name="ce9">
            <text:p>Walk<text:span text:style-name="T2">2</text:span></text:p>
          </table:table-cell>
          <table:table-cell office:value-type="float" office:value="119.04420181162588" table:style-name="ce19">
            <text:p>119</text:p>
          </table:table-cell>
          <table:table-cell office:value-type="float" office:value="240.02165217651378" table:style-name="ce19">
            <text:p>240</text:p>
          </table:table-cell>
          <table:table-cell office:value-type="float" office:value="225.31814837593279" table:style-name="ce19">
            <text:p>225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Bicycle</text:p>
          </table:table-cell>
          <table:table-cell office:value-type="float" office:value="4.07183940047344" table:style-name="ce19">
            <text:p>4</text:p>
          </table:table-cell>
          <table:table-cell office:value-type="float" office:value="18.621728853471495" table:style-name="ce19">
            <text:p>19</text:p>
          </table:table-cell>
          <table:table-cell office:value-type="float" office:value="16.849220118493623" table:style-name="ce19">
            <text:p>17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Car / van driver</text:p>
          </table:table-cell>
          <table:table-cell office:value-type="float" office:value="279.50206417123627" table:style-name="ce19">
            <text:p>280</text:p>
          </table:table-cell>
          <table:table-cell office:value-type="float" office:value="538.64795738292662" table:style-name="ce19">
            <text:p>539</text:p>
          </table:table-cell>
          <table:table-cell office:value-type="float" office:value="507.04846946348897" table:style-name="ce19">
            <text:p>507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Car / van passenger</text:p>
          </table:table-cell>
          <table:table-cell office:value-type="float" office:value="169.8254136124946" table:style-name="ce19">
            <text:p>170</text:p>
          </table:table-cell>
          <table:table-cell office:value-type="float" office:value="154.01860547865562" table:style-name="ce19">
            <text:p>154</text:p>
          </table:table-cell>
          <table:table-cell office:value-type="float" office:value="155.92307625770889" table:style-name="ce19">
            <text:p>156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Motorcycle<text:s/></text:p>
          </table:table-cell>
          <table:table-cell office:value-type="float" office:value="2.5526969117877449" table:style-name="ce19">
            <text:p>3</text:p>
          </table:table-cell>
          <table:table-cell office:value-type="float" office:value="5.2503514905518616" table:style-name="ce19">
            <text:p>5</text:p>
          </table:table-cell>
          <table:table-cell office:value-type="float" office:value="4.9214584635113852" table:style-name="ce19">
            <text:p>5</text:p>
          </table:table-cell>
          <table:table-cell table:style-name="ce9"/>
          <table:table-cell table:number-columns-repeated="16379" table:style-name="ce3"/>
        </table:table-row>
        <table:table-row table:style-name="ro6">
          <table:table-cell office:value-type="string" table:style-name="ce9">
            <text:p>Other private transport<text:span text:style-name="T2">3</text:span></text:p>
          </table:table-cell>
          <table:table-cell office:value-type="float" office:value="24.131881156811339" table:style-name="ce19">
            <text:p>24</text:p>
          </table:table-cell>
          <table:table-cell office:value-type="float" office:value="3.2663559476282797" table:style-name="ce19">
            <text:p>3</text:p>
          </table:table-cell>
          <table:table-cell office:value-type="float" office:value="5.8078984062463652" table:style-name="ce19">
            <text:p>6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Bus in London</text:p>
          </table:table-cell>
          <table:table-cell office:value-type="float" office:value="15.53665160172187" table:style-name="ce19">
            <text:p>16</text:p>
          </table:table-cell>
          <table:table-cell office:value-type="float" office:value="21.814309337124762" table:style-name="ce19">
            <text:p>22</text:p>
          </table:table-cell>
          <table:table-cell office:value-type="float" office:value="21.047576556690615" table:style-name="ce19">
            <text:p>21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Other local bus</text:p>
          </table:table-cell>
          <table:table-cell office:value-type="float" office:value="51.601438406332839" table:style-name="ce19">
            <text:p>52</text:p>
          </table:table-cell>
          <table:table-cell office:value-type="float" office:value="44.990329239556978" table:style-name="ce19">
            <text:p>45</text:p>
          </table:table-cell>
          <table:table-cell office:value-type="float" office:value="45.807437178272821" table:style-name="ce19">
            <text:p>4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Non-local bus</text:p>
          </table:table-cell>
          <table:table-cell office:value-type="float" office:value="1.2278696457298" table:style-name="ce19">
            <text:p>1</text:p>
          </table:table-cell>
          <table:table-cell office:value-type="float" office:value="0.66526634418807007" table:style-name="ce19">
            <text:p>1</text:p>
          </table:table-cell>
          <table:table-cell office:value-type="float" office:value="0.73360614888952591" table:style-name="ce19">
            <text:p>1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style-name="ce9">
            <text:p>London Underground</text:p>
          </table:table-cell>
          <table:table-cell office:value-type="float" office:value="1.8515406476156184" table:style-name="ce19">
            <text:p>2</text:p>
          </table:table-cell>
          <table:table-cell office:value-type="float" office:value="14.092253367487853" table:style-name="ce19">
            <text:p>14</text:p>
          </table:table-cell>
          <table:table-cell office:value-type="float" office:value="12.601280198281572" table:style-name="ce19">
            <text:p>13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Surface Rail</text:p>
          </table:table-cell>
          <table:table-cell office:value-type="float" office:value="3.9495815022424217" table:style-name="ce19">
            <text:p>4</text:p>
          </table:table-cell>
          <table:table-cell office:value-type="float" office:value="23.85262294024178" table:style-name="ce19">
            <text:p>24</text:p>
          </table:table-cell>
          <table:table-cell office:value-type="float" office:value="21.42820980887868" table:style-name="ce19">
            <text:p>21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axi / minicab</text:p>
          </table:table-cell>
          <table:table-cell office:value-type="float" office:value="20.625743115999988" table:style-name="ce19">
            <text:p>21</text:p>
          </table:table-cell>
          <table:table-cell office:value-type="float" office:value="10.509967643403842" table:style-name="ce19">
            <text:p>11</text:p>
          </table:table-cell>
          <table:table-cell office:value-type="float" office:value="11.738945371945906" table:style-name="ce19">
            <text:p>12</text:p>
          </table:table-cell>
          <table:table-cell table:style-name="ce4"/>
          <table:table-cell table:number-columns-repeated="16379"/>
        </table:table-row>
        <table:table-row table:style-name="ro6">
          <table:table-cell office:value-type="string" table:style-name="ce9">
            <text:p>Other public transport<text:span text:style-name="T2">4</text:span></text:p>
          </table:table-cell>
          <table:table-cell office:value-type="float" office:value="2.3654760077615302" table:style-name="ce19">
            <text:p>2</text:p>
          </table:table-cell>
          <table:table-cell office:value-type="float" office:value="2.4416613015277213" table:style-name="ce19">
            <text:p>2</text:p>
          </table:table-cell>
          <table:table-cell office:value-type="float" office:value="2.432044941141918" table:style-name="ce19">
            <text:p>2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All modes</text:p>
          </table:table-cell>
          <table:table-cell office:value-type="float" office:value="696.28639799183327" table:style-name="ce19">
            <text:p>696</text:p>
          </table:table-cell>
          <table:table-cell office:value-type="float" office:value="1078.1930615032786" table:style-name="ce19">
            <text:p>1,078</text:p>
          </table:table-cell>
          <table:table-cell office:value-type="float" office:value="1031.6573712894826" table:style-name="ce19">
            <text:p>1,032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9"/>
          <table:table-cell table:number-columns-repeated="3" table:style-name="ce21"/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Distance (miles) per person per year by stage mode:</text:p>
          </table:table-cell>
          <table:table-cell table:style-name="ce22"/>
          <table:table-cell table:number-columns-repeated="2" table:style-name="ce23"/>
          <table:table-cell table:style-name="ce4"/>
          <table:table-cell table:number-columns-repeated="16379"/>
        </table:table-row>
        <table:table-row table:style-name="ro6">
          <table:table-cell office:value-type="string" table:style-name="ce9">
            <text:p>Walk<text:span text:style-name="T2">2</text:span></text:p>
          </table:table-cell>
          <table:table-cell office:value-type="float" office:value="78.657087926456626" table:style-name="ce19">
            <text:p>79</text:p>
          </table:table-cell>
          <table:table-cell office:value-type="float" office:value="211.67909228054495" table:style-name="ce19">
            <text:p>212</text:p>
          </table:table-cell>
          <table:table-cell office:value-type="float" office:value="195.52226624944836" table:style-name="ce19">
            <text:p>196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Bicycle</text:p>
          </table:table-cell>
          <table:table-cell office:value-type="float" office:value="13.95671090295844" table:style-name="ce19">
            <text:p>14</text:p>
          </table:table-cell>
          <table:table-cell office:value-type="float" office:value="52.977724160358306" table:style-name="ce19">
            <text:p>53</text:p>
          </table:table-cell>
          <table:table-cell office:value-type="float" office:value="48.22363955295463" table:style-name="ce19">
            <text:p>48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Car / van driver</text:p>
          </table:table-cell>
          <table:table-cell office:value-type="float" office:value="1770.8746141845766" table:style-name="ce19">
            <text:p>1,771</text:p>
          </table:table-cell>
          <table:table-cell office:value-type="float" office:value="4665.0836963290612" table:style-name="ce19">
            <text:p>4,665</text:p>
          </table:table-cell>
          <table:table-cell office:value-type="float" office:value="4312.3655231579633" table:style-name="ce19">
            <text:p>4,31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Car / van passenger</text:p>
          </table:table-cell>
          <table:table-cell office:value-type="float" office:value="1345.923309514367" table:style-name="ce19">
            <text:p>1,346</text:p>
          </table:table-cell>
          <table:table-cell office:value-type="float" office:value="1602.295533193882" table:style-name="ce19">
            <text:p>1,602</text:p>
          </table:table-cell>
          <table:table-cell office:value-type="float" office:value="1570.9083240933344" table:style-name="ce19">
            <text:p>1,57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Motorcycle<text:s/></text:p>
          </table:table-cell>
          <table:table-cell office:value-type="float" office:value="23.957112990381187" table:style-name="ce19">
            <text:p>24</text:p>
          </table:table-cell>
          <table:table-cell office:value-type="float" office:value="50.635834254422043" table:style-name="ce19">
            <text:p>51</text:p>
          </table:table-cell>
          <table:table-cell office:value-type="float" office:value="47.383398405685455" table:style-name="ce19">
            <text:p>47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9">
            <text:p>Other private transport<text:span text:style-name="T2">3</text:span></text:p>
          </table:table-cell>
          <table:table-cell office:value-type="float" office:value="145.51705006201573" table:style-name="ce19">
            <text:p>146</text:p>
          </table:table-cell>
          <table:table-cell office:value-type="float" office:value="72.885002406013882" table:style-name="ce19">
            <text:p>73</text:p>
          </table:table-cell>
          <table:table-cell office:value-type="float" office:value="81.886441296510625" table:style-name="ce19">
            <text:p>8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Bus in London</text:p>
          </table:table-cell>
          <table:table-cell office:value-type="float" office:value="44.836017144192013" table:style-name="ce19">
            <text:p>45</text:p>
          </table:table-cell>
          <table:table-cell office:value-type="float" office:value="89.882485958417519" table:style-name="ce19">
            <text:p>90</text:p>
          </table:table-cell>
          <table:table-cell office:value-type="float" office:value="84.390188212072488" table:style-name="ce19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Other local bus</text:p>
          </table:table-cell>
          <table:table-cell office:value-type="float" office:value="224.92654694367167" table:style-name="ce19">
            <text:p>225</text:p>
          </table:table-cell>
          <table:table-cell office:value-type="float" office:value="226.34444726293864" table:style-name="ce19">
            <text:p>226</text:p>
          </table:table-cell>
          <table:table-cell office:value-type="float" office:value="226.2180113212801" table:style-name="ce19">
            <text:p>226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n-local bus</text:p>
          </table:table-cell>
          <table:table-cell office:value-type="float" office:value="74.524612069166949" table:style-name="ce19">
            <text:p>75</text:p>
          </table:table-cell>
          <table:table-cell office:value-type="float" office:value="53.635862622538376" table:style-name="ce19">
            <text:p>54</text:p>
          </table:table-cell>
          <table:table-cell office:value-type="float" office:value="56.169094962900061" table:style-name="ce19">
            <text:p>56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London Underground</text:p>
          </table:table-cell>
          <table:table-cell office:value-type="float" office:value="11.301190212547791" table:style-name="ce19">
            <text:p>11</text:p>
          </table:table-cell>
          <table:table-cell office:value-type="float" office:value="117.15189093083852" table:style-name="ce19">
            <text:p>117</text:p>
          </table:table-cell>
          <table:table-cell office:value-type="float" office:value="104.25947909840491" table:style-name="ce19">
            <text:p>104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urface Rail</text:p>
          </table:table-cell>
          <table:table-cell office:value-type="float" office:value="159.86074265112293" table:style-name="ce19">
            <text:p>160</text:p>
          </table:table-cell>
          <table:table-cell office:value-type="float" office:value="658.22652411068532" table:style-name="ce19">
            <text:p>658</text:p>
          </table:table-cell>
          <table:table-cell office:value-type="float" office:value="597.51127707872831" table:style-name="ce19">
            <text:p>598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Taxi / minicab</text:p>
          </table:table-cell>
          <table:table-cell office:value-type="float" office:value="86.251655940193956" table:style-name="ce19">
            <text:p>86</text:p>
          </table:table-cell>
          <table:table-cell office:value-type="float" office:value="56.376265021745112" table:style-name="ce19">
            <text:p>56</text:p>
          </table:table-cell>
          <table:table-cell office:value-type="float" office:value="60.002238639322627" table:style-name="ce19">
            <text:p>60</text:p>
          </table:table-cell>
          <table:table-cell table:number-columns-repeated="16380"/>
        </table:table-row>
        <table:table-row table:style-name="ro6">
          <table:table-cell office:value-type="string" table:style-name="ce9">
            <text:p>Other public transport<text:span text:style-name="T2">4</text:span></text:p>
          </table:table-cell>
          <table:table-cell office:value-type="float" office:value="28.314763460865045" table:style-name="ce19">
            <text:p>28</text:p>
          </table:table-cell>
          <table:table-cell office:value-type="float" office:value="83.028937777299859" table:style-name="ce19">
            <text:p>83</text:p>
          </table:table-cell>
          <table:table-cell office:value-type="float" office:value="76.361642513211009" table:style-name="ce19">
            <text:p>76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All modes</text:p>
          </table:table-cell>
          <table:table-cell office:value-type="float" office:value="4008.901414002516" table:style-name="ce19">
            <text:p>4,009</text:p>
          </table:table-cell>
          <table:table-cell office:value-type="float" office:value="7940.2032963087458" table:style-name="ce19">
            <text:p>7,940</text:p>
          </table:table-cell>
          <table:table-cell office:value-type="float" office:value="7461.2015245818184" table:style-name="ce19">
            <text:p>7,461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3" table:style-name="ce21"/>
          <table:table-cell table:number-columns-repeated="16380"/>
        </table:table-row>
        <table:table-row table:style-name="ro1">
          <table:table-cell office:value-type="string" table:style-name="ce9">
            <text:p>Unweighted sample size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<text:s text:c="3"/>individuals</text:p>
          </table:table-cell>
          <table:table-cell office:value-type="float" office:value="1732" table:style-name="ce19">
            <text:p>1,732</text:p>
          </table:table-cell>
          <table:table-cell office:value-type="float" office:value="11334" table:style-name="ce19">
            <text:p>11,334</text:p>
          </table:table-cell>
          <table:table-cell office:value-type="float" office:value="13068" table:style-name="ce19">
            <text:p>13,068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<text:s text:c="3"/>trips ('000s)</text:p>
          </table:table-cell>
          <table:table-cell office:value-type="float" office:value="21.236999999999998" table:style-name="ce19">
            <text:p>21</text:p>
          </table:table-cell>
          <table:table-cell office:value-type="float" office:value="218.73699999999999" table:style-name="ce19">
            <text:p>219</text:p>
          </table:table-cell>
          <table:table-cell office:value-type="float" office:value="239.99299999999999" table:style-name="ce19">
            <text:p>240</text:p>
          </table:table-cell>
          <table:table-cell table:number-columns-repeated="16380"/>
        </table:table-row>
        <table:table-row table:style-name="ro7">
          <table:table-cell office:value-type="string" table:style-name="ce11">
            <text:p><text:s text:c="3"/>stages ('000s)</text:p>
          </table:table-cell>
          <table:table-cell office:value-type="float" office:value="22.395" table:style-name="ce24">
            <text:p>22</text:p>
          </table:table-cell>
          <table:table-cell office:value-type="float" office:value="241.31100000000001" table:style-name="ce24">
            <text:p>241</text:p>
          </table:table-cell>
          <table:table-cell office:value-type="float" office:value="263.726" table:style-name="ce24">
            <text:p>264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number-columns-spanned="4" table:number-rows-spanned="1" table:style-name="ce34">
            <text:p>1. The NTS definition of having a mobility difficulty is based on those adults who responded to say they have difficulties travelling on foot, by bus or both. Those that said they only have difficulty getting in/out of a car are classified in this table as having no mobility difficulty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2. Walking data was revised in 2018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3. Motorcycle and other private (mostly private hire bus)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4. Air, ferries and light rail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figures in this table are National Statistics.</text:p>
          </table:table-cell>
          <table:table-cell table:number-columns-repeated="3" table:style-name="ce8"/>
          <table:table-cell table:style-name="ce18"/>
          <table:table-cell table:style-name="ce8"/>
          <table:table-cell table:number-columns-repeated="16378"/>
        </table:table-row>
        <table:table-row table:style-name="ro9">
          <table:table-cell office:value-type="string" table:number-columns-spanned="4" table:number-rows-spanned="1" table:style-name="ce35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2" table:style-name="ce25"/>
          <table:table-cell table:number-columns-repeated="16378"/>
        </table:table-row>
        <table:table-row table:style-name="ro7">
          <table:table-cell office:value-type="string" table:style-name="ce26">
            <text:p>The survey results are subject to sampling error.</text:p>
          </table:table-cell>
          <table:table-cell table:number-columns-repeated="3" table:style-name="ce8"/>
          <table:table-cell table:style-name="ce18"/>
          <table:table-cell table:style-name="ce8"/>
          <table:table-cell table:number-columns-repeated="16378"/>
        </table:table-row>
        <table:table-row table:style-name="ro2">
          <table:table-cell table:style-name="ce3"/>
          <table:table-cell table:style-name="ce27"/>
          <table:table-cell table:number-columns-repeated="3" table:style-name="ce3"/>
          <table:table-cell table:style-name="ce28"/>
          <table:table-cell table:number-columns-repeated="16378"/>
        </table:table-row>
        <table:table-row table:style-name="ro2">
          <table:table-cell office:value-type="string" table:style-name="ce29">
            <text:p><text:a xlink:href="mailto:national.travelsurvey@dft.gov.uk"><text:span text:style-name="T1">Email:<text:s/></text:span>national.travelsurvey@dft.gov.uk</text:a></text:p>
          </table:table-cell>
          <table:table-cell table:style-name="ce30"/>
          <table:table-cell table:style-name="ce3"/>
          <table:table-cell office:value-type="string" table:style-name="ce28">
            <text:p>Source: National Travel Survey</text:p>
          </table:table-cell>
          <table:table-cell table:style-name="ce3"/>
          <table:table-cell table:style-name="ce28"/>
          <table:table-cell table:number-columns-repeated="16378"/>
        </table:table-row>
        <table:table-row table:style-name="ro1">
          <table:table-cell office:value-type="string" table:style-name="ce31">
            <text:p><text:a xlink:href="https://www.gov.uk/government/statistics/national-travel-survey-2017">Notes &amp; definitions</text:a></text:p>
          </table:table-cell>
          <table:table-cell table:style-name="ce27"/>
          <table:table-cell table:style-name="ce3"/>
          <table:table-cell office:value-type="string" table:style-name="ce28">
            <text:p>Last updated: 26 July 2018</text:p>
          </table:table-cell>
          <table:table-cell table:style-name="ce3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32"/>
          <table:table-cell table:style-name="ce26"/>
          <table:table-cell office:value-type="string" table:style-name="ce28">
            <text:p>Next update: Summer 2019</text:p>
          </table:table-cell>
          <table:table-cell table:style-name="ce26"/>
          <table:table-cell table:style-name="ce28"/>
          <table:table-cell table:number-columns-repeated="16378"/>
        </table:table-row>
        <table:table-row table:style-name="ro2">
          <table:table-cell table:number-columns-spanned="6" table:number-rows-spanned="1" table:style-name="ce36"/>
          <table:covered-table-cell table:number-columns-repeated="5"/>
          <table:table-cell table:number-columns-repeated="16378"/>
        </table:table-row>
        <table:table-row table:style-name="ro2">
          <table:table-cell table:number-columns-repeated="6" table:style-name="ce26"/>
          <table:table-cell table:number-columns-repeated="16378"/>
        </table:table-row>
        <table:table-row table:number-rows-repeated="1048516" table:style-name="ro2">
          <table:table-cell table:number-columns-repeated="16384"/>
        </table:table-row>
      </table:table>
      <table:table table:name="NTS0709_2007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1638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style-name="ce4"/>
          <table:table-cell table:number-columns-repeated="16380" table:style-name="ce3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8" table:style-name="ce3"/>
          <table:table-cell table:number-columns-repeated="16375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Table TSGB1202 (NTS0709)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office:value-type="string" table:style-name="ce7">
            <text:p>Travel by mobility status and main mode/mode: England, 2007</text:p>
          </table:table-cell>
          <table:table-cell table:number-columns-repeated="3" table:style-name="ce8"/>
          <table:table-cell table:number-columns-repeated="16380" table:style-name="ce3"/>
        </table:table-row>
        <table:table-row table:style-name="ro1">
          <table:table-cell table:style-name="ce9"/>
          <table:table-cell table:number-columns-repeated="3" table:style-name="ce10"/>
          <table:table-cell table:number-columns-repeated="16380" table:style-name="ce3"/>
        </table:table-row>
        <table:table-row table:style-name="ro3">
          <table:table-cell table:style-name="ce11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4">
          <table:table-cell table:style-name="ce14"/>
          <table:table-cell office:value-type="string" table:number-columns-spanned="2" table:number-rows-spanned="1" table:style-name="ce33">
            <text:p>Mobility status<text:span text:style-name="T2">1</text:span></text:p>
          </table:table-cell>
          <table:covered-table-cell/>
          <table:table-cell table:style-name="ce15"/>
          <table:table-cell table:number-columns-repeated="16380" table:style-name="ce3"/>
        </table:table-row>
        <table:table-row table:style-name="ro5">
          <table:table-cell table:style-name="ce16"/>
          <table:table-cell office:value-type="string" table:style-name="ce17">
            <text:p>With a mobility difficulty</text:p>
          </table:table-cell>
          <table:table-cell office:value-type="string" table:style-name="ce17">
            <text:p>No mobility difficulty</text:p>
          </table:table-cell>
          <table:table-cell office:value-type="string" table:style-name="ce17">
            <text:p>All individuals (aged 16+)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rips per person per year by main mode:</text:p>
          </table:table-cell>
          <table:table-cell table:style-name="ce18"/>
          <table:table-cell table:number-columns-repeated="2" table:style-name="ce8"/>
          <table:table-cell table:number-columns-repeated="16380" table:style-name="ce3"/>
        </table:table-row>
        <table:table-row table:style-name="ro6">
          <table:table-cell office:value-type="string" table:style-name="ce9">
            <text:p>Walk<text:span text:style-name="T2">2</text:span></text:p>
          </table:table-cell>
          <table:table-cell office:value-type="float" office:value="132.85315036753576" table:style-name="ce19">
            <text:p>133</text:p>
          </table:table-cell>
          <table:table-cell office:value-type="float" office:value="233.67624071195689" table:style-name="ce19">
            <text:p>234</text:p>
          </table:table-cell>
          <table:table-cell office:value-type="float" office:value="221.66522685089183" table:style-name="ce19">
            <text:p>222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Bicycle</text:p>
          </table:table-cell>
          <table:table-cell office:value-type="float" office:value="4.5459452957665727" table:style-name="ce19">
            <text:p>5</text:p>
          </table:table-cell>
          <table:table-cell office:value-type="float" office:value="16.687710973136447" table:style-name="ce19">
            <text:p>17</text:p>
          </table:table-cell>
          <table:table-cell office:value-type="float" office:value="15.242938310996978" table:style-name="ce19">
            <text:p>15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Car / van driver</text:p>
          </table:table-cell>
          <table:table-cell office:value-type="float" office:value="270.53049554354681" table:style-name="ce19">
            <text:p>271</text:p>
          </table:table-cell>
          <table:table-cell office:value-type="float" office:value="536.58723781125025" table:style-name="ce19">
            <text:p>537</text:p>
          </table:table-cell>
          <table:table-cell office:value-type="float" office:value="504.90368478819909" table:style-name="ce19">
            <text:p>505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Car / van passenger</text:p>
          </table:table-cell>
          <table:table-cell office:value-type="float" office:value="170.05019676111064" table:style-name="ce19">
            <text:p>170</text:p>
          </table:table-cell>
          <table:table-cell office:value-type="float" office:value="151.29980098657396" table:style-name="ce19">
            <text:p>151</text:p>
          </table:table-cell>
          <table:table-cell office:value-type="float" office:value="153.5388205546806" table:style-name="ce19">
            <text:p>154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Motorcycle<text:s/></text:p>
          </table:table-cell>
          <table:table-cell office:value-type="float" office:value="0.72470120879596345" table:style-name="ce19">
            <text:p>1</text:p>
          </table:table-cell>
          <table:table-cell office:value-type="float" office:value="4.6266892269129869" table:style-name="ce19">
            <text:p>5</text:p>
          </table:table-cell>
          <table:table-cell office:value-type="float" office:value="4.1624913835152206" table:style-name="ce19">
            <text:p>4</text:p>
          </table:table-cell>
          <table:table-cell table:style-name="ce9"/>
          <table:table-cell table:number-columns-repeated="16379" table:style-name="ce3"/>
        </table:table-row>
        <table:table-row table:style-name="ro6">
          <table:table-cell office:value-type="string" table:style-name="ce9">
            <text:p>Other private transport<text:span text:style-name="T2">3</text:span></text:p>
          </table:table-cell>
          <table:table-cell office:value-type="float" office:value="19.172849311197552" table:style-name="ce19">
            <text:p>19</text:p>
          </table:table-cell>
          <table:table-cell office:value-type="float" office:value="3.8689223750660409" table:style-name="ce19">
            <text:p>4</text:p>
          </table:table-cell>
          <table:table-cell office:value-type="float" office:value="5.6863336405149996" table:style-name="ce19">
            <text:p>6</text:p>
          </table:table-cell>
          <table:table-cell table:style-name="ce4"/>
          <table:table-cell table:number-columns-repeated="16379" table:style-name="ce3"/>
        </table:table-row>
        <table:table-row table:style-name="ro1">
          <table:table-cell office:value-type="string" table:style-name="ce9">
            <text:p>Bus in London</text:p>
          </table:table-cell>
          <table:table-cell office:value-type="float" office:value="11.995084688352991" table:style-name="ce19">
            <text:p>12</text:p>
          </table:table-cell>
          <table:table-cell office:value-type="float" office:value="22.096772803627825" table:style-name="ce19">
            <text:p>22</text:p>
          </table:table-cell>
          <table:table-cell office:value-type="float" office:value="20.893554760354487" table:style-name="ce19">
            <text:p>21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Other local bus</text:p>
          </table:table-cell>
          <table:table-cell office:value-type="float" office:value="52.878563619050318" table:style-name="ce19">
            <text:p>53</text:p>
          </table:table-cell>
          <table:table-cell office:value-type="float" office:value="43.772945408736284" table:style-name="ce19">
            <text:p>44</text:p>
          </table:table-cell>
          <table:table-cell office:value-type="float" office:value="44.848228737124394" table:style-name="ce19">
            <text:p>4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Non-local bus</text:p>
          </table:table-cell>
          <table:table-cell office:value-type="float" office:value="1.3824455646401668" table:style-name="ce19">
            <text:p>1</text:p>
          </table:table-cell>
          <table:table-cell office:value-type="float" office:value="1.1326933740070011" table:style-name="ce19">
            <text:p>1</text:p>
          </table:table-cell>
          <table:table-cell office:value-type="float" office:value="1.1621965444136755" table:style-name="ce19">
            <text:p>1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style-name="ce9">
            <text:p>London Underground</text:p>
          </table:table-cell>
          <table:table-cell office:value-type="float" office:value="1.1413363457615882" table:style-name="ce19">
            <text:p>1</text:p>
          </table:table-cell>
          <table:table-cell office:value-type="float" office:value="12.665040087724419" table:style-name="ce19">
            <text:p>13</text:p>
          </table:table-cell>
          <table:table-cell office:value-type="float" office:value="11.294274792527279" table:style-name="ce19">
            <text:p>11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Surface Rail</text:p>
          </table:table-cell>
          <table:table-cell office:value-type="float" office:value="3.074111364121948" table:style-name="ce19">
            <text:p>3</text:p>
          </table:table-cell>
          <table:table-cell office:value-type="float" office:value="22.755414305088181" table:style-name="ce19">
            <text:p>23</text:p>
          </table:table-cell>
          <table:table-cell office:value-type="float" office:value="20.482127338610724" table:style-name="ce19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Taxi / minicab</text:p>
          </table:table-cell>
          <table:table-cell office:value-type="float" office:value="18.048622813969562" table:style-name="ce19">
            <text:p>18</text:p>
          </table:table-cell>
          <table:table-cell office:value-type="float" office:value="10.42760892602899" table:style-name="ce19">
            <text:p>10</text:p>
          </table:table-cell>
          <table:table-cell office:value-type="float" office:value="11.336092121545052" table:style-name="ce19">
            <text:p>11</text:p>
          </table:table-cell>
          <table:table-cell table:style-name="ce4"/>
          <table:table-cell table:number-columns-repeated="16379"/>
        </table:table-row>
        <table:table-row table:style-name="ro6">
          <table:table-cell office:value-type="string" table:style-name="ce9">
            <text:p>Other public transport<text:span text:style-name="T2">4</text:span></text:p>
          </table:table-cell>
          <table:table-cell office:value-type="float" office:value="1.9839372955912802" table:style-name="ce19">
            <text:p>2</text:p>
          </table:table-cell>
          <table:table-cell office:value-type="float" office:value="2.6331130650903676" table:style-name="ce19">
            <text:p>3</text:p>
          </table:table-cell>
          <table:table-cell office:value-type="float" office:value="2.5556123713863186" table:style-name="ce19">
            <text:p>3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All modes</text:p>
          </table:table-cell>
          <table:table-cell office:value-type="float" office:value="688.38144017944114" table:style-name="ce19">
            <text:p>688</text:p>
          </table:table-cell>
          <table:table-cell office:value-type="float" office:value="1062.2301900551997" table:style-name="ce19">
            <text:p>1,062</text:p>
          </table:table-cell>
          <table:table-cell office:value-type="float" office:value="1017.7715821947609" table:style-name="ce19">
            <text:p>1,018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9"/>
          <table:table-cell table:number-columns-repeated="3" table:style-name="ce21"/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Distance (miles) per person per year by stage mode:</text:p>
          </table:table-cell>
          <table:table-cell table:style-name="ce22"/>
          <table:table-cell table:number-columns-repeated="2" table:style-name="ce23"/>
          <table:table-cell table:style-name="ce4"/>
          <table:table-cell table:number-columns-repeated="16379"/>
        </table:table-row>
        <table:table-row table:style-name="ro6">
          <table:table-cell office:value-type="string" table:style-name="ce9">
            <text:p>Walk<text:span text:style-name="T2">2</text:span></text:p>
          </table:table-cell>
          <table:table-cell office:value-type="float" office:value="92.859772375987802" table:style-name="ce19">
            <text:p>93</text:p>
          </table:table-cell>
          <table:table-cell office:value-type="float" office:value="208.65321200801844" table:style-name="ce19">
            <text:p>209</text:p>
          </table:table-cell>
          <table:table-cell office:value-type="float" office:value="194.91475711296505" table:style-name="ce19">
            <text:p>195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Bicycle</text:p>
          </table:table-cell>
          <table:table-cell office:value-type="float" office:value="8.2695803850154626" table:style-name="ce19">
            <text:p>8</text:p>
          </table:table-cell>
          <table:table-cell office:value-type="float" office:value="53.829608534952335" table:style-name="ce19">
            <text:p>54</text:p>
          </table:table-cell>
          <table:table-cell office:value-type="float" office:value="48.409613048036718" table:style-name="ce19">
            <text:p>48</text:p>
          </table:table-cell>
          <table:table-cell table:style-name="ce4"/>
          <table:table-cell table:number-columns-repeated="16379" table:style-name="ce20"/>
        </table:table-row>
        <table:table-row table:style-name="ro1">
          <table:table-cell office:value-type="string" table:style-name="ce9">
            <text:p>Car / van driver</text:p>
          </table:table-cell>
          <table:table-cell office:value-type="float" office:value="1804.9561351154443" table:style-name="ce19">
            <text:p>1,805</text:p>
          </table:table-cell>
          <table:table-cell office:value-type="float" office:value="4878.8814567919408" table:style-name="ce19">
            <text:p>4,879</text:p>
          </table:table-cell>
          <table:table-cell office:value-type="float" office:value="4513.0135908997972" table:style-name="ce19">
            <text:p>4,51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Car / van passenger</text:p>
          </table:table-cell>
          <table:table-cell office:value-type="float" office:value="1350.8601821413988" table:style-name="ce19">
            <text:p>1,351</text:p>
          </table:table-cell>
          <table:table-cell office:value-type="float" office:value="1717.8141795295371" table:style-name="ce19">
            <text:p>1,718</text:p>
          </table:table-cell>
          <table:table-cell office:value-type="float" office:value="1674.0463619217442" table:style-name="ce19">
            <text:p>1,674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9">
            <text:p>Motorcycle<text:s/></text:p>
          </table:table-cell>
          <table:table-cell office:value-type="float" office:value="11.007056269935349" table:style-name="ce19">
            <text:p>11</text:p>
          </table:table-cell>
          <table:table-cell office:value-type="float" office:value="48.797129132143681" table:style-name="ce19">
            <text:p>49</text:p>
          </table:table-cell>
          <table:table-cell office:value-type="float" office:value="44.300872145913324" table:style-name="ce19">
            <text:p>44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9">
            <text:p>Other private transport<text:span text:style-name="T2">3</text:span></text:p>
          </table:table-cell>
          <table:table-cell office:value-type="float" office:value="115.14164028495711" table:style-name="ce19">
            <text:p>115</text:p>
          </table:table-cell>
          <table:table-cell office:value-type="float" office:value="87.724246864941748" table:style-name="ce19">
            <text:p>88</text:p>
          </table:table-cell>
          <table:table-cell office:value-type="float" office:value="90.968400271665274" table:style-name="ce19">
            <text:p>91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9">
            <text:p>Bus in London</text:p>
          </table:table-cell>
          <table:table-cell office:value-type="float" office:value="36.56200510514423" table:style-name="ce19">
            <text:p>37</text:p>
          </table:table-cell>
          <table:table-cell office:value-type="float" office:value="90.864107142270129" table:style-name="ce19">
            <text:p>91</text:p>
          </table:table-cell>
          <table:table-cell office:value-type="float" office:value="84.409521225427241" table:style-name="ce19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Other local bus</text:p>
          </table:table-cell>
          <table:table-cell office:value-type="float" office:value="218.63659063716131" table:style-name="ce19">
            <text:p>219</text:p>
          </table:table-cell>
          <table:table-cell office:value-type="float" office:value="225.13727565071738" table:style-name="ce19">
            <text:p>225</text:p>
          </table:table-cell>
          <table:table-cell office:value-type="float" office:value="224.33220321934212" table:style-name="ce19">
            <text:p>224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n-local bus</text:p>
          </table:table-cell>
          <table:table-cell office:value-type="float" office:value="87.688365641149687" table:style-name="ce19">
            <text:p>88</text:p>
          </table:table-cell>
          <table:table-cell office:value-type="float" office:value="71.979905734491155" table:style-name="ce19">
            <text:p>72</text:p>
          </table:table-cell>
          <table:table-cell office:value-type="float" office:value="73.835434945012068" table:style-name="ce19">
            <text:p>74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London Underground</text:p>
          </table:table-cell>
          <table:table-cell office:value-type="float" office:value="9.564398586451615" table:style-name="ce19">
            <text:p>10</text:p>
          </table:table-cell>
          <table:table-cell office:value-type="float" office:value="107.90638314775683" table:style-name="ce19">
            <text:p>108</text:p>
          </table:table-cell>
          <table:table-cell office:value-type="float" office:value="96.212975508750432" table:style-name="ce19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urface Rail</text:p>
          </table:table-cell>
          <table:table-cell office:value-type="float" office:value="101.03894526104159" table:style-name="ce19">
            <text:p>101</text:p>
          </table:table-cell>
          <table:table-cell office:value-type="float" office:value="687.24485042415415" table:style-name="ce19">
            <text:p>687</text:p>
          </table:table-cell>
          <table:table-cell office:value-type="float" office:value="618.5236596098498" table:style-name="ce19">
            <text:p>619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Taxi / minicab</text:p>
          </table:table-cell>
          <table:table-cell office:value-type="float" office:value="58.665425919668024" table:style-name="ce19">
            <text:p>59</text:p>
          </table:table-cell>
          <table:table-cell office:value-type="float" office:value="60.497393388220054" table:style-name="ce19">
            <text:p>60</text:p>
          </table:table-cell>
          <table:table-cell office:value-type="float" office:value="60.355423018904112" table:style-name="ce19">
            <text:p>60</text:p>
          </table:table-cell>
          <table:table-cell table:number-columns-repeated="16380"/>
        </table:table-row>
        <table:table-row table:style-name="ro6">
          <table:table-cell office:value-type="string" table:style-name="ce9">
            <text:p>Other public transport<text:span text:style-name="T2">4</text:span></text:p>
          </table:table-cell>
          <table:table-cell office:value-type="float" office:value="20.873760797582911" table:style-name="ce19">
            <text:p>21</text:p>
          </table:table-cell>
          <table:table-cell office:value-type="float" office:value="101.75640721873826" table:style-name="ce19">
            <text:p>102</text:p>
          </table:table-cell>
          <table:table-cell office:value-type="float" office:value="92.133394240631404" table:style-name="ce19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All modes</text:p>
          </table:table-cell>
          <table:table-cell office:value-type="float" office:value="3916.1238585209385" table:style-name="ce19">
            <text:p>3,916</text:p>
          </table:table-cell>
          <table:table-cell office:value-type="float" office:value="8341.0861555678803" table:style-name="ce19">
            <text:p>8,341</text:p>
          </table:table-cell>
          <table:table-cell office:value-type="float" office:value="7815.4562071680384" table:style-name="ce19">
            <text:p>7,815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3" table:style-name="ce21"/>
          <table:table-cell table:number-columns-repeated="16380"/>
        </table:table-row>
        <table:table-row table:style-name="ro1">
          <table:table-cell office:value-type="string" table:style-name="ce9">
            <text:p>Unweighted sample size: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<text:s text:c="3"/>individuals</text:p>
          </table:table-cell>
          <table:table-cell office:value-type="float" office:value="1678" table:style-name="ce19">
            <text:p>1,678</text:p>
          </table:table-cell>
          <table:table-cell office:value-type="float" office:value="11752" table:style-name="ce19">
            <text:p>11,752</text:p>
          </table:table-cell>
          <table:table-cell office:value-type="float" office:value="13432" table:style-name="ce19">
            <text:p>13,43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<text:s text:c="3"/>trips ('000s)</text:p>
          </table:table-cell>
          <table:table-cell office:value-type="float" office:value="20.675000000000001" table:style-name="ce19">
            <text:p>21</text:p>
          </table:table-cell>
          <table:table-cell office:value-type="float" office:value="226.10499999999999" table:style-name="ce19">
            <text:p>226</text:p>
          </table:table-cell>
          <table:table-cell office:value-type="float" office:value="246.80600000000001" table:style-name="ce19">
            <text:p>247</text:p>
          </table:table-cell>
          <table:table-cell table:number-columns-repeated="16380"/>
        </table:table-row>
        <table:table-row table:style-name="ro7">
          <table:table-cell office:value-type="string" table:style-name="ce11">
            <text:p><text:s text:c="3"/>stages ('000s)</text:p>
          </table:table-cell>
          <table:table-cell office:value-type="float" office:value="22.035" table:style-name="ce24">
            <text:p>22</text:p>
          </table:table-cell>
          <table:table-cell office:value-type="float" office:value="249.18299999999999" table:style-name="ce24">
            <text:p>249</text:p>
          </table:table-cell>
          <table:table-cell office:value-type="float" office:value="271.267" table:style-name="ce24">
            <text:p>27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number-columns-spanned="4" table:number-rows-spanned="1" table:style-name="ce34">
            <text:p>1. The NTS definition of having a mobility difficulty is based on those adults who responded to say they have difficulties travelling on foot, by bus or both. Those that said they only have difficulty getting in/out of a car are classified in this table as having no mobility difficulty.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2. Walking data was revised in 2018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3. Motorcycle and other private (mostly private hire bus)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4. Air, ferries and light rail.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The figures in this table are National Statistics.</text:p>
          </table:table-cell>
          <table:table-cell table:number-columns-repeated="3" table:style-name="ce8"/>
          <table:table-cell table:style-name="ce18"/>
          <table:table-cell table:style-name="ce8"/>
          <table:table-cell table:number-columns-repeated="16378"/>
        </table:table-row>
        <table:table-row table:style-name="ro9">
          <table:table-cell office:value-type="string" table:number-columns-spanned="4" table:number-rows-spanned="1" table:style-name="ce35">
            <text:p>The results presented in this table are weighted. The base (unweighted sample size) is shown in the table for information.<text:s/></text:p>
          </table:table-cell>
          <table:covered-table-cell table:number-columns-repeated="3"/>
          <table:table-cell table:number-columns-repeated="2" table:style-name="ce25"/>
          <table:table-cell table:number-columns-repeated="16378"/>
        </table:table-row>
        <table:table-row table:style-name="ro7">
          <table:table-cell office:value-type="string" table:style-name="ce26">
            <text:p>The survey results are subject to sampling error.</text:p>
          </table:table-cell>
          <table:table-cell table:number-columns-repeated="3" table:style-name="ce8"/>
          <table:table-cell table:style-name="ce18"/>
          <table:table-cell table:style-name="ce8"/>
          <table:table-cell table:number-columns-repeated="16378"/>
        </table:table-row>
        <table:table-row table:style-name="ro2">
          <table:table-cell table:style-name="ce3"/>
          <table:table-cell table:style-name="ce27"/>
          <table:table-cell table:number-columns-repeated="3" table:style-name="ce3"/>
          <table:table-cell table:style-name="ce28"/>
          <table:table-cell table:number-columns-repeated="16378"/>
        </table:table-row>
        <table:table-row table:style-name="ro2">
          <table:table-cell office:value-type="string" table:style-name="ce29">
            <text:p><text:a xlink:href="mailto:national.travelsurvey@dft.gov.uk"><text:span text:style-name="T1">Email:<text:s/></text:span>national.travelsurvey@dft.gov.uk</text:a></text:p>
          </table:table-cell>
          <table:table-cell table:style-name="ce30"/>
          <table:table-cell table:style-name="ce3"/>
          <table:table-cell office:value-type="string" table:style-name="ce28">
            <text:p>Source: National Travel Survey</text:p>
          </table:table-cell>
          <table:table-cell table:style-name="ce3"/>
          <table:table-cell table:style-name="ce28"/>
          <table:table-cell table:number-columns-repeated="16378"/>
        </table:table-row>
        <table:table-row table:style-name="ro1">
          <table:table-cell office:value-type="string" table:style-name="ce31">
            <text:p><text:a xlink:href="https://www.gov.uk/government/statistics/national-travel-survey-2017">Notes &amp; definitions</text:a></text:p>
          </table:table-cell>
          <table:table-cell table:style-name="ce27"/>
          <table:table-cell table:style-name="ce3"/>
          <table:table-cell office:value-type="string" table:style-name="ce28">
            <text:p>Last updated: 26 July 2018</text:p>
          </table:table-cell>
          <table:table-cell table:style-name="ce3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32"/>
          <table:table-cell table:style-name="ce26"/>
          <table:table-cell office:value-type="string" table:style-name="ce28">
            <text:p>Next update: Summer 2019</text:p>
          </table:table-cell>
          <table:table-cell table:style-name="ce26"/>
          <table:table-cell table:style-name="ce28"/>
          <table:table-cell table:number-columns-repeated="16378"/>
        </table:table-row>
        <table:table-row table:style-name="ro2">
          <table:table-cell table:number-columns-spanned="6" table:number-rows-spanned="1" table:style-name="ce36"/>
          <table:covered-table-cell table:number-columns-repeated="5"/>
          <table:table-cell table:number-columns-repeated="16378"/>
        </table:table-row>
        <table:table-row table:style-name="ro2">
          <table:table-cell table:number-columns-repeated="6" table:style-name="ce26"/>
          <table:table-cell table:number-columns-repeated="16378"/>
        </table:table-row>
        <table:table-row table:number-rows-repeated="104851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0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P0">
      <number:number number:decimal-places="3" number:min-integer-digits="1"/>
    </number:number-style>
    <number:number-style style:name="N38P1">
      <number:number number:decimal-places="3" number:min-integer-digits="1" number:grouping="true"/>
    </number:number-style>
    <number:text-style style:name="N38">
      <number:text>-</number:text>
      <style:map style:condition="value()=0" style:apply-style-name="N38P0"/>
      <style:map style:condition="value()&gt;0.5" style:apply-style-name="N38P1"/>
    </number:text-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" style:family="table-cell" style:data-style-name="N13"/>
    <style:style style:name="Percent_32_3" style:display-name="Percent 3" style:family="table-cell" style:data-style-name="N13"/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6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8-10-19T14:37:08Z</dc:date>
    <meta:print-date>2013-10-24T16:11:46Z</meta:print-date>
  </office:meta>
</office:document-meta>
</file>